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yStravaCrunch" table:style-name="ta1">
        <table:shapes>
          <draw:frame draw:z-index="0" draw:style-name="gr1" draw:text-style-name="P1" svg:width="688pt" svg:height="505.98pt" svg:x="377.15pt" svg:y="9.01pt">
            <draw:object draw:notify-on-update-of-ranges="pyStravaCrunch.D1:pyStravaCrunch.D1 pyStravaCrunch.D2:pyStravaCrunch.D1583 pyStravaCrunch.E1:pyStravaCrunch.E1 pyStravaCrunch.E2:pyStravaCrunch.E15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40.007056" calcext:value-type="float">
            <text:p>40.007056</text:p>
          </table:table-cell>
          <table:table-cell office:value-type="float" office:value="-79.588988" calcext:value-type="float">
            <text:p>-79.588988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2018-07-27T10:40:00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7024" calcext:value-type="float">
            <text:p>40.007024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2018-07-27T10:40:03Z</text:p>
          </table:table-cell>
          <table:table-cell office:value-type="float" office:value="67" calcext:value-type="float">
            <text:p>67</text:p>
          </table:table-cell>
          <table:table-cell table:style-name="ce1"/>
        </table:table-row>
        <table:table-row table:style-name="ro1">
          <table:table-cell office:value-type="float" office:value="40.006996" calcext:value-type="float">
            <text:p>40.006996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2018-07-27T10:40:05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966" calcext:value-type="float">
            <text:p>40.006966</text:p>
          </table:table-cell>
          <table:table-cell office:value-type="float" office:value="-79.588948" calcext:value-type="float">
            <text:p>-79.588948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0:40:08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925" calcext:value-type="float">
            <text:p>40.006925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0:40:12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897" calcext:value-type="float">
            <text:p>40.006897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0:40:14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866" calcext:value-type="float">
            <text:p>40.006866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0:40:16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837" calcext:value-type="float">
            <text:p>40.006837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0:40:18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807" calcext:value-type="float">
            <text:p>40.006807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0:40:21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778" calcext:value-type="float">
            <text:p>40.006778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0:40:23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741" calcext:value-type="float">
            <text:p>40.006741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0:40:26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703" calcext:value-type="float">
            <text:p>40.006703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0:40:29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675" calcext:value-type="float">
            <text:p>40.006675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018-07-27T10:40:31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647" calcext:value-type="float">
            <text:p>40.006647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0:40:33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612" calcext:value-type="float">
            <text:p>40.006612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0:40:36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584" calcext:value-type="float">
            <text:p>40.006584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90.3" calcext:value-type="float">
            <text:p>290.3</text:p>
          </table:table-cell>
          <table:table-cell office:value-type="string" calcext:value-type="string">
            <text:p>2018-07-27T10:40:38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548" calcext:value-type="float">
            <text:p>40.006548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018-07-27T10:40:41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515" calcext:value-type="float">
            <text:p>40.006515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9.8" calcext:value-type="float">
            <text:p>289.8</text:p>
          </table:table-cell>
          <table:table-cell office:value-type="string" calcext:value-type="string">
            <text:p>2018-07-27T10:40:44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475" calcext:value-type="float">
            <text:p>40.006475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2018-07-27T10:40:47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447" calcext:value-type="float">
            <text:p>40.006447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9.2" calcext:value-type="float">
            <text:p>289.2</text:p>
          </table:table-cell>
          <table:table-cell office:value-type="string" calcext:value-type="string">
            <text:p>2018-07-27T10:40:49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418" calcext:value-type="float">
            <text:p>40.006418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7-27T10:40:52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381" calcext:value-type="float">
            <text:p>40.006381</text:p>
          </table:table-cell>
          <table:table-cell office:value-type="float" office:value="-79.588918" calcext:value-type="float">
            <text:p>-79.588918</text:p>
          </table:table-cell>
          <table:table-cell office:value-type="float" office:value="288.8" calcext:value-type="float">
            <text:p>288.8</text:p>
          </table:table-cell>
          <table:table-cell office:value-type="string" calcext:value-type="string">
            <text:p>2018-07-27T10:40:55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354" calcext:value-type="float">
            <text:p>40.006354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2018-07-27T10:40:57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322" calcext:value-type="float">
            <text:p>40.006322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8.6" calcext:value-type="float">
            <text:p>288.6</text:p>
          </table:table-cell>
          <table:table-cell office:value-type="string" calcext:value-type="string">
            <text:p>2018-07-27T10:41:00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288" calcext:value-type="float">
            <text:p>40.006288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8.6" calcext:value-type="float">
            <text:p>288.6</text:p>
          </table:table-cell>
          <table:table-cell office:value-type="string" calcext:value-type="string">
            <text:p>2018-07-27T10:41:03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26" calcext:value-type="float">
            <text:p>40.00626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2018-07-27T10:41:05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231" calcext:value-type="float">
            <text:p>40.006231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4" calcext:value-type="float">
            <text:p>288.4</text:p>
          </table:table-cell>
          <table:table-cell office:value-type="string" calcext:value-type="string">
            <text:p>2018-07-27T10:41:07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202" calcext:value-type="float">
            <text:p>40.006202</text:p>
          </table:table-cell>
          <table:table-cell office:value-type="float" office:value="-79.588889" calcext:value-type="float">
            <text:p>-79.588889</text:p>
          </table:table-cell>
          <table:table-cell office:value-type="float" office:value="288.4" calcext:value-type="float">
            <text:p>288.4</text:p>
          </table:table-cell>
          <table:table-cell office:value-type="string" calcext:value-type="string">
            <text:p>2018-07-27T10:41:09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171" calcext:value-type="float">
            <text:p>40.006171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3" calcext:value-type="float">
            <text:p>288.3</text:p>
          </table:table-cell>
          <table:table-cell office:value-type="string" calcext:value-type="string">
            <text:p>2018-07-27T10:41:11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141" calcext:value-type="float">
            <text:p>40.006141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8.2" calcext:value-type="float">
            <text:p>288.2</text:p>
          </table:table-cell>
          <table:table-cell office:value-type="string" calcext:value-type="string">
            <text:p>2018-07-27T10:41:13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112" calcext:value-type="float">
            <text:p>40.006112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2" calcext:value-type="float">
            <text:p>288.2</text:p>
          </table:table-cell>
          <table:table-cell office:value-type="string" calcext:value-type="string">
            <text:p>2018-07-27T10:41:15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078" calcext:value-type="float">
            <text:p>40.006078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8.1" calcext:value-type="float">
            <text:p>288.1</text:p>
          </table:table-cell>
          <table:table-cell office:value-type="string" calcext:value-type="string">
            <text:p>2018-07-27T10:41:17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046" calcext:value-type="float">
            <text:p>40.006046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88.1" calcext:value-type="float">
            <text:p>288.1</text:p>
          </table:table-cell>
          <table:table-cell office:value-type="string" calcext:value-type="string">
            <text:p>2018-07-27T10:41:19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6019" calcext:value-type="float">
            <text:p>40.006019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1:21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5991" calcext:value-type="float">
            <text:p>40.005991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1:23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5961" calcext:value-type="float">
            <text:p>40.005961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1:25Z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0.005923" calcext:value-type="float">
            <text:p>40.005923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1:28Z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0.005885" calcext:value-type="float">
            <text:p>40.005885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1:31Z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0.005849" calcext:value-type="float">
            <text:p>40.005849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1:34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5821" calcext:value-type="float">
            <text:p>40.005821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1:36Z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.005794" calcext:value-type="float">
            <text:p>40.005794</text:p>
          </table:table-cell>
          <table:table-cell office:value-type="float" office:value="-79.588879" calcext:value-type="float">
            <text:p>-79.588879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1:38Z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.005758" calcext:value-type="float">
            <text:p>40.005758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2018-07-27T10:41:41Z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.005722" calcext:value-type="float">
            <text:p>40.005722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2018-07-27T10:41:44Z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0.005691" calcext:value-type="float">
            <text:p>40.005691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2018-07-27T10:41:46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5663" calcext:value-type="float">
            <text:p>40.005663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2018-07-27T10:41:48Z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.005623" calcext:value-type="float">
            <text:p>40.005623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2018-07-27T10:41:51Z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0.005585" calcext:value-type="float">
            <text:p>40.005585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2018-07-27T10:41:54Z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40.005551" calcext:value-type="float">
            <text:p>40.005551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2018-07-27T10:41:57Z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0.005519" calcext:value-type="float">
            <text:p>40.005519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2:00Z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0.005486" calcext:value-type="float">
            <text:p>40.00548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2:03Z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0.005452" calcext:value-type="float">
            <text:p>40.005452</text:p>
          </table:table-cell>
          <table:table-cell office:value-type="float" office:value="-79.588929" calcext:value-type="float">
            <text:p>-79.588929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2:07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42" calcext:value-type="float">
            <text:p>40.00542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2:10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385" calcext:value-type="float">
            <text:p>40.005385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7.8" calcext:value-type="float">
            <text:p>287.8</text:p>
          </table:table-cell>
          <table:table-cell office:value-type="string" calcext:value-type="string">
            <text:p>2018-07-27T10:42:13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348" calcext:value-type="float">
            <text:p>40.005348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15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308" calcext:value-type="float">
            <text:p>40.005308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17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269" calcext:value-type="float">
            <text:p>40.005269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20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227" calcext:value-type="float">
            <text:p>40.005227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23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187" calcext:value-type="float">
            <text:p>40.005187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25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5156" calcext:value-type="float">
            <text:p>40.005156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27Z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0.005128" calcext:value-type="float">
            <text:p>40.005128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29Z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0.005098" calcext:value-type="float">
            <text:p>40.005098</text:p>
          </table:table-cell>
          <table:table-cell office:value-type="float" office:value="-79.588811" calcext:value-type="float">
            <text:p>-79.588811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31Z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0.005065" calcext:value-type="float">
            <text:p>40.005065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2018-07-27T10:42:34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5035" calcext:value-type="float">
            <text:p>40.005035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38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4998" calcext:value-type="float">
            <text:p>40.004998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41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963" calcext:value-type="float">
            <text:p>40.004963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44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935" calcext:value-type="float">
            <text:p>40.004935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46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4901" calcext:value-type="float">
            <text:p>40.004901</text:p>
          </table:table-cell>
          <table:table-cell office:value-type="float" office:value="-79.588746" calcext:value-type="float">
            <text:p>-79.58874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48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4885" calcext:value-type="float">
            <text:p>40.004885</text:p>
          </table:table-cell>
          <table:table-cell office:value-type="float" office:value="-79.588717" calcext:value-type="float">
            <text:p>-79.58871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50Z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.004859" calcext:value-type="float">
            <text:p>40.004859</text:p>
          </table:table-cell>
          <table:table-cell office:value-type="float" office:value="-79.588691" calcext:value-type="float">
            <text:p>-79.58869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53Z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.004843" calcext:value-type="float">
            <text:p>40.004843</text:p>
          </table:table-cell>
          <table:table-cell office:value-type="float" office:value="-79.588661" calcext:value-type="float">
            <text:p>-79.58866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55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4836" calcext:value-type="float">
            <text:p>40.004836</text:p>
          </table:table-cell>
          <table:table-cell office:value-type="float" office:value="-79.588623" calcext:value-type="float">
            <text:p>-79.58862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57Z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0.00484" calcext:value-type="float">
            <text:p>40.00484</text:p>
          </table:table-cell>
          <table:table-cell office:value-type="float" office:value="-79.588585" calcext:value-type="float">
            <text:p>-79.58858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2:59Z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0.00484" calcext:value-type="float">
            <text:p>40.00484</text:p>
          </table:table-cell>
          <table:table-cell office:value-type="float" office:value="-79.588533" calcext:value-type="float">
            <text:p>-79.58853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02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484" calcext:value-type="float">
            <text:p>40.00484</text:p>
          </table:table-cell>
          <table:table-cell office:value-type="float" office:value="-79.588479" calcext:value-type="float">
            <text:p>-79.58847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04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4842" calcext:value-type="float">
            <text:p>40.004842</text:p>
          </table:table-cell>
          <table:table-cell office:value-type="float" office:value="-79.588432" calcext:value-type="float">
            <text:p>-79.58843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06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4843" calcext:value-type="float">
            <text:p>40.004843</text:p>
          </table:table-cell>
          <table:table-cell office:value-type="float" office:value="-79.588395" calcext:value-type="float">
            <text:p>-79.58839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09Z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.004837" calcext:value-type="float">
            <text:p>40.004837</text:p>
          </table:table-cell>
          <table:table-cell office:value-type="float" office:value="-79.588355" calcext:value-type="float">
            <text:p>-79.58835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12Z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.004829" calcext:value-type="float">
            <text:p>40.004829</text:p>
          </table:table-cell>
          <table:table-cell office:value-type="float" office:value="-79.588318" calcext:value-type="float">
            <text:p>-79.5883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14Z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0.004831" calcext:value-type="float">
            <text:p>40.004831</text:p>
          </table:table-cell>
          <table:table-cell office:value-type="float" office:value="-79.588276" calcext:value-type="float">
            <text:p>-79.58827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17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4827" calcext:value-type="float">
            <text:p>40.004827</text:p>
          </table:table-cell>
          <table:table-cell office:value-type="float" office:value="-79.58824" calcext:value-type="float">
            <text:p>-79.588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19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4825" calcext:value-type="float">
            <text:p>40.004825</text:p>
          </table:table-cell>
          <table:table-cell office:value-type="float" office:value="-79.588192" calcext:value-type="float">
            <text:p>-79.5881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21Z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.004828" calcext:value-type="float">
            <text:p>40.004828</text:p>
          </table:table-cell>
          <table:table-cell office:value-type="float" office:value="-79.588148" calcext:value-type="float">
            <text:p>-79.58814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23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83" calcext:value-type="float">
            <text:p>40.00483</text:p>
          </table:table-cell>
          <table:table-cell office:value-type="float" office:value="-79.588111" calcext:value-type="float">
            <text:p>-79.58811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26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4829" calcext:value-type="float">
            <text:p>40.004829</text:p>
          </table:table-cell>
          <table:table-cell office:value-type="float" office:value="-79.588057" calcext:value-type="float">
            <text:p>-79.58805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29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833" calcext:value-type="float">
            <text:p>40.004833</text:p>
          </table:table-cell>
          <table:table-cell office:value-type="float" office:value="-79.588014" calcext:value-type="float">
            <text:p>-79.58801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31Z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.004838" calcext:value-type="float">
            <text:p>40.004838</text:p>
          </table:table-cell>
          <table:table-cell office:value-type="float" office:value="-79.587973" calcext:value-type="float">
            <text:p>-79.58797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33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4844" calcext:value-type="float">
            <text:p>40.004844</text:p>
          </table:table-cell>
          <table:table-cell office:value-type="float" office:value="-79.587935" calcext:value-type="float">
            <text:p>-79.58793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35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4846" calcext:value-type="float">
            <text:p>40.004846</text:p>
          </table:table-cell>
          <table:table-cell office:value-type="float" office:value="-79.587892" calcext:value-type="float">
            <text:p>-79.5878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37Z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0.00485" calcext:value-type="float">
            <text:p>40.00485</text:p>
          </table:table-cell>
          <table:table-cell office:value-type="float" office:value="-79.587854" calcext:value-type="float">
            <text:p>-79.58785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39Z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0.004855" calcext:value-type="float">
            <text:p>40.004855</text:p>
          </table:table-cell>
          <table:table-cell office:value-type="float" office:value="-79.587816" calcext:value-type="float">
            <text:p>-79.5878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0:43:41Z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0.004833" calcext:value-type="float">
            <text:p>40.004833</text:p>
          </table:table-cell>
          <table:table-cell office:value-type="float" office:value="-79.587781" calcext:value-type="float">
            <text:p>-79.587781</text:p>
          </table:table-cell>
          <table:table-cell office:value-type="float" office:value="288.1" calcext:value-type="float">
            <text:p>288.1</text:p>
          </table:table-cell>
          <table:table-cell office:value-type="string" calcext:value-type="string">
            <text:p>2018-07-27T10:43:44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4801" calcext:value-type="float">
            <text:p>40.004801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88.1" calcext:value-type="float">
            <text:p>288.1</text:p>
          </table:table-cell>
          <table:table-cell office:value-type="string" calcext:value-type="string">
            <text:p>2018-07-27T10:43:46Z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40.004767" calcext:value-type="float">
            <text:p>40.004767</text:p>
          </table:table-cell>
          <table:table-cell office:value-type="float" office:value="-79.587778" calcext:value-type="float">
            <text:p>-79.587778</text:p>
          </table:table-cell>
          <table:table-cell office:value-type="float" office:value="288.2" calcext:value-type="float">
            <text:p>288.2</text:p>
          </table:table-cell>
          <table:table-cell office:value-type="string" calcext:value-type="string">
            <text:p>2018-07-27T10:43:48Z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.004729" calcext:value-type="float">
            <text:p>40.004729</text:p>
          </table:table-cell>
          <table:table-cell office:value-type="float" office:value="-79.587785" calcext:value-type="float">
            <text:p>-79.587785</text:p>
          </table:table-cell>
          <table:table-cell office:value-type="float" office:value="288.2" calcext:value-type="float">
            <text:p>288.2</text:p>
          </table:table-cell>
          <table:table-cell office:value-type="string" calcext:value-type="string">
            <text:p>2018-07-27T10:43:51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696" calcext:value-type="float">
            <text:p>40.004696</text:p>
          </table:table-cell>
          <table:table-cell office:value-type="float" office:value="-79.587789" calcext:value-type="float">
            <text:p>-79.587789</text:p>
          </table:table-cell>
          <table:table-cell office:value-type="float" office:value="288.3" calcext:value-type="float">
            <text:p>288.3</text:p>
          </table:table-cell>
          <table:table-cell office:value-type="string" calcext:value-type="string">
            <text:p>2018-07-27T10:43:54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667" calcext:value-type="float">
            <text:p>40.004667</text:p>
          </table:table-cell>
          <table:table-cell office:value-type="float" office:value="-79.587789" calcext:value-type="float">
            <text:p>-79.587789</text:p>
          </table:table-cell>
          <table:table-cell office:value-type="float" office:value="288.3" calcext:value-type="float">
            <text:p>288.3</text:p>
          </table:table-cell>
          <table:table-cell office:value-type="string" calcext:value-type="string">
            <text:p>2018-07-27T10:43:56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4638" calcext:value-type="float">
            <text:p>40.004638</text:p>
          </table:table-cell>
          <table:table-cell office:value-type="float" office:value="-79.587786" calcext:value-type="float">
            <text:p>-79.587786</text:p>
          </table:table-cell>
          <table:table-cell office:value-type="float" office:value="288.4" calcext:value-type="float">
            <text:p>288.4</text:p>
          </table:table-cell>
          <table:table-cell office:value-type="string" calcext:value-type="string">
            <text:p>2018-07-27T10:43:58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4609" calcext:value-type="float">
            <text:p>40.004609</text:p>
          </table:table-cell>
          <table:table-cell office:value-type="float" office:value="-79.587783" calcext:value-type="float">
            <text:p>-79.587783</text:p>
          </table:table-cell>
          <table:table-cell office:value-type="float" office:value="288.4" calcext:value-type="float">
            <text:p>288.4</text:p>
          </table:table-cell>
          <table:table-cell office:value-type="string" calcext:value-type="string">
            <text:p>2018-07-27T10:44:02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4574" calcext:value-type="float">
            <text:p>40.004574</text:p>
          </table:table-cell>
          <table:table-cell office:value-type="float" office:value="-79.587791" calcext:value-type="float">
            <text:p>-79.587791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2018-07-27T10:44:05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4544" calcext:value-type="float">
            <text:p>40.004544</text:p>
          </table:table-cell>
          <table:table-cell office:value-type="float" office:value="-79.587798" calcext:value-type="float">
            <text:p>-79.587798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2018-07-27T10:44:07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4516" calcext:value-type="float">
            <text:p>40.004516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88.6" calcext:value-type="float">
            <text:p>288.6</text:p>
          </table:table-cell>
          <table:table-cell office:value-type="string" calcext:value-type="string">
            <text:p>2018-07-27T10:44:09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479" calcext:value-type="float">
            <text:p>40.004479</text:p>
          </table:table-cell>
          <table:table-cell office:value-type="float" office:value="-79.587794" calcext:value-type="float">
            <text:p>-79.587794</text:p>
          </table:table-cell>
          <table:table-cell office:value-type="float" office:value="288.6" calcext:value-type="float">
            <text:p>288.6</text:p>
          </table:table-cell>
          <table:table-cell office:value-type="string" calcext:value-type="string">
            <text:p>2018-07-27T10:44:11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4444" calcext:value-type="float">
            <text:p>40.004444</text:p>
          </table:table-cell>
          <table:table-cell office:value-type="float" office:value="-79.587791" calcext:value-type="float">
            <text:p>-79.587791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2018-07-27T10:44:13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4407" calcext:value-type="float">
            <text:p>40.004407</text:p>
          </table:table-cell>
          <table:table-cell office:value-type="float" office:value="-79.587795" calcext:value-type="float">
            <text:p>-79.587795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2018-07-27T10:44:17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375" calcext:value-type="float">
            <text:p>40.004375</text:p>
          </table:table-cell>
          <table:table-cell office:value-type="float" office:value="-79.587799" calcext:value-type="float">
            <text:p>-79.587799</text:p>
          </table:table-cell>
          <table:table-cell office:value-type="float" office:value="288.8" calcext:value-type="float">
            <text:p>288.8</text:p>
          </table:table-cell>
          <table:table-cell office:value-type="string" calcext:value-type="string">
            <text:p>2018-07-27T10:44:19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343" calcext:value-type="float">
            <text:p>40.004343</text:p>
          </table:table-cell>
          <table:table-cell office:value-type="float" office:value="-79.587807" calcext:value-type="float">
            <text:p>-79.587807</text:p>
          </table:table-cell>
          <table:table-cell office:value-type="float" office:value="288.8" calcext:value-type="float">
            <text:p>288.8</text:p>
          </table:table-cell>
          <table:table-cell office:value-type="string" calcext:value-type="string">
            <text:p>2018-07-27T10:44:23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315" calcext:value-type="float">
            <text:p>40.004315</text:p>
          </table:table-cell>
          <table:table-cell office:value-type="float" office:value="-79.58781" calcext:value-type="float">
            <text:p>-79.58781</text:p>
          </table:table-cell>
          <table:table-cell office:value-type="float" office:value="288.9" calcext:value-type="float">
            <text:p>288.9</text:p>
          </table:table-cell>
          <table:table-cell office:value-type="string" calcext:value-type="string">
            <text:p>2018-07-27T10:44:25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275" calcext:value-type="float">
            <text:p>40.004275</text:p>
          </table:table-cell>
          <table:table-cell office:value-type="float" office:value="-79.587806" calcext:value-type="float">
            <text:p>-79.587806</text:p>
          </table:table-cell>
          <table:table-cell office:value-type="float" office:value="288.9" calcext:value-type="float">
            <text:p>288.9</text:p>
          </table:table-cell>
          <table:table-cell office:value-type="string" calcext:value-type="string">
            <text:p>2018-07-27T10:44:27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246" calcext:value-type="float">
            <text:p>40.004246</text:p>
          </table:table-cell>
          <table:table-cell office:value-type="float" office:value="-79.587799" calcext:value-type="float">
            <text:p>-79.58779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7-27T10:44:29Z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0.004213" calcext:value-type="float">
            <text:p>40.004213</text:p>
          </table:table-cell>
          <table:table-cell office:value-type="float" office:value="-79.587797" calcext:value-type="float">
            <text:p>-79.58779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7-27T10:44:32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18" calcext:value-type="float">
            <text:p>40.00418</text:p>
          </table:table-cell>
          <table:table-cell office:value-type="float" office:value="-79.587802" calcext:value-type="float">
            <text:p>-79.587802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2018-07-27T10:44:36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4143" calcext:value-type="float">
            <text:p>40.004143</text:p>
          </table:table-cell>
          <table:table-cell office:value-type="float" office:value="-79.587803" calcext:value-type="float">
            <text:p>-79.587803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2018-07-27T10:44:41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114" calcext:value-type="float">
            <text:p>40.004114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89.2" calcext:value-type="float">
            <text:p>289.2</text:p>
          </table:table-cell>
          <table:table-cell office:value-type="string" calcext:value-type="string">
            <text:p>2018-07-27T10:44:44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08" calcext:value-type="float">
            <text:p>40.00408</text:p>
          </table:table-cell>
          <table:table-cell office:value-type="float" office:value="-79.587812" calcext:value-type="float">
            <text:p>-79.587812</text:p>
          </table:table-cell>
          <table:table-cell office:value-type="float" office:value="289.2" calcext:value-type="float">
            <text:p>289.2</text:p>
          </table:table-cell>
          <table:table-cell office:value-type="string" calcext:value-type="string">
            <text:p>2018-07-27T10:44:46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404" calcext:value-type="float">
            <text:p>40.00404</text:p>
          </table:table-cell>
          <table:table-cell office:value-type="float" office:value="-79.587822" calcext:value-type="float">
            <text:p>-79.587822</text:p>
          </table:table-cell>
          <table:table-cell office:value-type="float" office:value="289.3" calcext:value-type="float">
            <text:p>289.3</text:p>
          </table:table-cell>
          <table:table-cell office:value-type="string" calcext:value-type="string">
            <text:p>2018-07-27T10:44:48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4004" calcext:value-type="float">
            <text:p>40.004004</text:p>
          </table:table-cell>
          <table:table-cell office:value-type="float" office:value="-79.58782" calcext:value-type="float">
            <text:p>-79.58782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2018-07-27T10:44:50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3972" calcext:value-type="float">
            <text:p>40.003972</text:p>
          </table:table-cell>
          <table:table-cell office:value-type="float" office:value="-79.587819" calcext:value-type="float">
            <text:p>-79.587819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2018-07-27T10:44:52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3938" calcext:value-type="float">
            <text:p>40.003938</text:p>
          </table:table-cell>
          <table:table-cell office:value-type="float" office:value="-79.587822" calcext:value-type="float">
            <text:p>-79.587822</text:p>
          </table:table-cell>
          <table:table-cell office:value-type="float" office:value="289.5" calcext:value-type="float">
            <text:p>289.5</text:p>
          </table:table-cell>
          <table:table-cell office:value-type="string" calcext:value-type="string">
            <text:p>2018-07-27T10:44:54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3908" calcext:value-type="float">
            <text:p>40.003908</text:p>
          </table:table-cell>
          <table:table-cell office:value-type="float" office:value="-79.587815" calcext:value-type="float">
            <text:p>-79.587815</text:p>
          </table:table-cell>
          <table:table-cell office:value-type="float" office:value="289.5" calcext:value-type="float">
            <text:p>289.5</text:p>
          </table:table-cell>
          <table:table-cell office:value-type="string" calcext:value-type="string">
            <text:p>2018-07-27T10:44:57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388" calcext:value-type="float">
            <text:p>40.00388</text:p>
          </table:table-cell>
          <table:table-cell office:value-type="float" office:value="-79.587813" calcext:value-type="float">
            <text:p>-79.587813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18-07-27T10:44:59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385" calcext:value-type="float">
            <text:p>40.00385</text:p>
          </table:table-cell>
          <table:table-cell office:value-type="float" office:value="-79.587816" calcext:value-type="float">
            <text:p>-79.587816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18-07-27T10:45:01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3815" calcext:value-type="float">
            <text:p>40.003815</text:p>
          </table:table-cell>
          <table:table-cell office:value-type="float" office:value="-79.587806" calcext:value-type="float">
            <text:p>-79.587806</text:p>
          </table:table-cell>
          <table:table-cell office:value-type="float" office:value="289.7" calcext:value-type="float">
            <text:p>289.7</text:p>
          </table:table-cell>
          <table:table-cell office:value-type="string" calcext:value-type="string">
            <text:p>2018-07-27T10:45:04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3786" calcext:value-type="float">
            <text:p>40.003786</text:p>
          </table:table-cell>
          <table:table-cell office:value-type="float" office:value="-79.587797" calcext:value-type="float">
            <text:p>-79.587797</text:p>
          </table:table-cell>
          <table:table-cell office:value-type="float" office:value="289.8" calcext:value-type="float">
            <text:p>289.8</text:p>
          </table:table-cell>
          <table:table-cell office:value-type="string" calcext:value-type="string">
            <text:p>2018-07-27T10:45:06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3757" calcext:value-type="float">
            <text:p>40.003757</text:p>
          </table:table-cell>
          <table:table-cell office:value-type="float" office:value="-79.587789" calcext:value-type="float">
            <text:p>-79.587789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2018-07-27T10:45:08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3728" calcext:value-type="float">
            <text:p>40.003728</text:p>
          </table:table-cell>
          <table:table-cell office:value-type="float" office:value="-79.587792" calcext:value-type="float">
            <text:p>-79.587792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2018-07-27T10:45:13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3693" calcext:value-type="float">
            <text:p>40.003693</text:p>
          </table:table-cell>
          <table:table-cell office:value-type="float" office:value="-79.587795" calcext:value-type="float">
            <text:p>-79.58779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018-07-27T10:45:15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3646" calcext:value-type="float">
            <text:p>40.003646</text:p>
          </table:table-cell>
          <table:table-cell office:value-type="float" office:value="-79.587788" calcext:value-type="float">
            <text:p>-79.587788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2018-07-27T10:45:17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3598" calcext:value-type="float">
            <text:p>40.003598</text:p>
          </table:table-cell>
          <table:table-cell office:value-type="float" office:value="-79.587784" calcext:value-type="float">
            <text:p>-79.587784</text:p>
          </table:table-cell>
          <table:table-cell office:value-type="float" office:value="290.2" calcext:value-type="float">
            <text:p>290.2</text:p>
          </table:table-cell>
          <table:table-cell office:value-type="string" calcext:value-type="string">
            <text:p>2018-07-27T10:45:19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3566" calcext:value-type="float">
            <text:p>40.003566</text:p>
          </table:table-cell>
          <table:table-cell office:value-type="float" office:value="-79.58778" calcext:value-type="float">
            <text:p>-79.58778</text:p>
          </table:table-cell>
          <table:table-cell office:value-type="float" office:value="290.3" calcext:value-type="float">
            <text:p>290.3</text:p>
          </table:table-cell>
          <table:table-cell office:value-type="string" calcext:value-type="string">
            <text:p>2018-07-27T10:45:21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3535" calcext:value-type="float">
            <text:p>40.003535</text:p>
          </table:table-cell>
          <table:table-cell office:value-type="float" office:value="-79.587779" calcext:value-type="float">
            <text:p>-79.587779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2018-07-27T10:45:23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3502" calcext:value-type="float">
            <text:p>40.003502</text:p>
          </table:table-cell>
          <table:table-cell office:value-type="float" office:value="-79.587783" calcext:value-type="float">
            <text:p>-79.587783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0:45:25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3471" calcext:value-type="float">
            <text:p>40.003471</text:p>
          </table:table-cell>
          <table:table-cell office:value-type="float" office:value="-79.587783" calcext:value-type="float">
            <text:p>-79.587783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0:45:28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3437" calcext:value-type="float">
            <text:p>40.003437</text:p>
          </table:table-cell>
          <table:table-cell office:value-type="float" office:value="-79.587778" calcext:value-type="float">
            <text:p>-79.587778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0:45:30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3405" calcext:value-type="float">
            <text:p>40.003405</text:p>
          </table:table-cell>
          <table:table-cell office:value-type="float" office:value="-79.587773" calcext:value-type="float">
            <text:p>-79.58777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018-07-27T10:45:32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3378" calcext:value-type="float">
            <text:p>40.003378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1.2" calcext:value-type="float">
            <text:p>291.2</text:p>
          </table:table-cell>
          <table:table-cell office:value-type="string" calcext:value-type="string">
            <text:p>2018-07-27T10:45:34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338" calcext:value-type="float">
            <text:p>40.003338</text:p>
          </table:table-cell>
          <table:table-cell office:value-type="float" office:value="-79.587773" calcext:value-type="float">
            <text:p>-79.587773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2018-07-27T10:45:37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33" calcext:value-type="float">
            <text:p>40.0033</text:p>
          </table:table-cell>
          <table:table-cell office:value-type="float" office:value="-79.587759" calcext:value-type="float">
            <text:p>-79.587759</text:p>
          </table:table-cell>
          <table:table-cell office:value-type="float" office:value="291.9" calcext:value-type="float">
            <text:p>291.9</text:p>
          </table:table-cell>
          <table:table-cell office:value-type="string" calcext:value-type="string">
            <text:p>2018-07-27T10:45:40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327" calcext:value-type="float">
            <text:p>40.00327</text:p>
          </table:table-cell>
          <table:table-cell office:value-type="float" office:value="-79.587749" calcext:value-type="float">
            <text:p>-79.587749</text:p>
          </table:table-cell>
          <table:table-cell office:value-type="float" office:value="292.4" calcext:value-type="float">
            <text:p>292.4</text:p>
          </table:table-cell>
          <table:table-cell office:value-type="string" calcext:value-type="string">
            <text:p>2018-07-27T10:45:42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324" calcext:value-type="float">
            <text:p>40.00324</text:p>
          </table:table-cell>
          <table:table-cell office:value-type="float" office:value="-79.587749" calcext:value-type="float">
            <text:p>-79.587749</text:p>
          </table:table-cell>
          <table:table-cell office:value-type="float" office:value="292.9" calcext:value-type="float">
            <text:p>292.9</text:p>
          </table:table-cell>
          <table:table-cell office:value-type="string" calcext:value-type="string">
            <text:p>2018-07-27T10:45:45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3202" calcext:value-type="float">
            <text:p>40.003202</text:p>
          </table:table-cell>
          <table:table-cell office:value-type="float" office:value="-79.587762" calcext:value-type="float">
            <text:p>-79.587762</text:p>
          </table:table-cell>
          <table:table-cell office:value-type="float" office:value="293.5" calcext:value-type="float">
            <text:p>293.5</text:p>
          </table:table-cell>
          <table:table-cell office:value-type="string" calcext:value-type="string">
            <text:p>2018-07-27T10:45:48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172" calcext:value-type="float">
            <text:p>40.003172</text:p>
          </table:table-cell>
          <table:table-cell office:value-type="float" office:value="-79.587764" calcext:value-type="float">
            <text:p>-79.58776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018-07-27T10:45:50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3135" calcext:value-type="float">
            <text:p>40.003135</text:p>
          </table:table-cell>
          <table:table-cell office:value-type="float" office:value="-79.587764" calcext:value-type="float">
            <text:p>-79.587764</text:p>
          </table:table-cell>
          <table:table-cell office:value-type="float" office:value="294.4" calcext:value-type="float">
            <text:p>294.4</text:p>
          </table:table-cell>
          <table:table-cell office:value-type="string" calcext:value-type="string">
            <text:p>2018-07-27T10:45:53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3092" calcext:value-type="float">
            <text:p>40.003092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4.9" calcext:value-type="float">
            <text:p>294.9</text:p>
          </table:table-cell>
          <table:table-cell office:value-type="string" calcext:value-type="string">
            <text:p>2018-07-27T10:45:56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3061" calcext:value-type="float">
            <text:p>40.003061</text:p>
          </table:table-cell>
          <table:table-cell office:value-type="float" office:value="-79.587774" calcext:value-type="float">
            <text:p>-79.587774</text:p>
          </table:table-cell>
          <table:table-cell office:value-type="float" office:value="295.1" calcext:value-type="float">
            <text:p>295.1</text:p>
          </table:table-cell>
          <table:table-cell office:value-type="string" calcext:value-type="string">
            <text:p>2018-07-27T10:45:58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026" calcext:value-type="float">
            <text:p>40.003026</text:p>
          </table:table-cell>
          <table:table-cell office:value-type="float" office:value="-79.587762" calcext:value-type="float">
            <text:p>-79.587762</text:p>
          </table:table-cell>
          <table:table-cell office:value-type="float" office:value="295.2" calcext:value-type="float">
            <text:p>295.2</text:p>
          </table:table-cell>
          <table:table-cell office:value-type="string" calcext:value-type="string">
            <text:p>2018-07-27T10:46:01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991" calcext:value-type="float">
            <text:p>40.002991</text:p>
          </table:table-cell>
          <table:table-cell office:value-type="float" office:value="-79.587755" calcext:value-type="float">
            <text:p>-79.587755</text:p>
          </table:table-cell>
          <table:table-cell office:value-type="float" office:value="295.3" calcext:value-type="float">
            <text:p>295.3</text:p>
          </table:table-cell>
          <table:table-cell office:value-type="string" calcext:value-type="string">
            <text:p>2018-07-27T10:46:03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2955" calcext:value-type="float">
            <text:p>40.002955</text:p>
          </table:table-cell>
          <table:table-cell office:value-type="float" office:value="-79.587749" calcext:value-type="float">
            <text:p>-79.587749</text:p>
          </table:table-cell>
          <table:table-cell office:value-type="float" office:value="295.4" calcext:value-type="float">
            <text:p>295.4</text:p>
          </table:table-cell>
          <table:table-cell office:value-type="string" calcext:value-type="string">
            <text:p>2018-07-27T10:46:06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292" calcext:value-type="float">
            <text:p>40.00292</text:p>
          </table:table-cell>
          <table:table-cell office:value-type="float" office:value="-79.587741" calcext:value-type="float">
            <text:p>-79.587741</text:p>
          </table:table-cell>
          <table:table-cell office:value-type="float" office:value="295.5" calcext:value-type="float">
            <text:p>295.5</text:p>
          </table:table-cell>
          <table:table-cell office:value-type="string" calcext:value-type="string">
            <text:p>2018-07-27T10:46:09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2886" calcext:value-type="float">
            <text:p>40.002886</text:p>
          </table:table-cell>
          <table:table-cell office:value-type="float" office:value="-79.58773" calcext:value-type="float">
            <text:p>-79.58773</text:p>
          </table:table-cell>
          <table:table-cell office:value-type="float" office:value="295.6" calcext:value-type="float">
            <text:p>295.6</text:p>
          </table:table-cell>
          <table:table-cell office:value-type="string" calcext:value-type="string">
            <text:p>2018-07-27T10:46:11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2852" calcext:value-type="float">
            <text:p>40.002852</text:p>
          </table:table-cell>
          <table:table-cell office:value-type="float" office:value="-79.587717" calcext:value-type="float">
            <text:p>-79.587717</text:p>
          </table:table-cell>
          <table:table-cell office:value-type="float" office:value="295.7" calcext:value-type="float">
            <text:p>295.7</text:p>
          </table:table-cell>
          <table:table-cell office:value-type="string" calcext:value-type="string">
            <text:p>2018-07-27T10:46:14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2822" calcext:value-type="float">
            <text:p>40.002822</text:p>
          </table:table-cell>
          <table:table-cell office:value-type="float" office:value="-79.587704" calcext:value-type="float">
            <text:p>-79.587704</text:p>
          </table:table-cell>
          <table:table-cell office:value-type="float" office:value="295.8" calcext:value-type="float">
            <text:p>295.8</text:p>
          </table:table-cell>
          <table:table-cell office:value-type="string" calcext:value-type="string">
            <text:p>2018-07-27T10:46:16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786" calcext:value-type="float">
            <text:p>40.002786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5.9" calcext:value-type="float">
            <text:p>295.9</text:p>
          </table:table-cell>
          <table:table-cell office:value-type="string" calcext:value-type="string">
            <text:p>2018-07-27T10:46:18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755" calcext:value-type="float">
            <text:p>40.002755</text:p>
          </table:table-cell>
          <table:table-cell office:value-type="float" office:value="-79.587704" calcext:value-type="float">
            <text:p>-79.58770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018-07-27T10:46:20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728" calcext:value-type="float">
            <text:p>40.002728</text:p>
          </table:table-cell>
          <table:table-cell office:value-type="float" office:value="-79.5877" calcext:value-type="float">
            <text:p>-79.5877</text:p>
          </table:table-cell>
          <table:table-cell office:value-type="float" office:value="296.1" calcext:value-type="float">
            <text:p>296.1</text:p>
          </table:table-cell>
          <table:table-cell office:value-type="string" calcext:value-type="string">
            <text:p>2018-07-27T10:46:22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69" calcext:value-type="float">
            <text:p>40.00269</text:p>
          </table:table-cell>
          <table:table-cell office:value-type="float" office:value="-79.587705" calcext:value-type="float">
            <text:p>-79.587705</text:p>
          </table:table-cell>
          <table:table-cell office:value-type="float" office:value="296.2" calcext:value-type="float">
            <text:p>296.2</text:p>
          </table:table-cell>
          <table:table-cell office:value-type="string" calcext:value-type="string">
            <text:p>2018-07-27T10:46:25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651" calcext:value-type="float">
            <text:p>40.002651</text:p>
          </table:table-cell>
          <table:table-cell office:value-type="float" office:value="-79.587711" calcext:value-type="float">
            <text:p>-79.587711</text:p>
          </table:table-cell>
          <table:table-cell office:value-type="float" office:value="296.3" calcext:value-type="float">
            <text:p>296.3</text:p>
          </table:table-cell>
          <table:table-cell office:value-type="string" calcext:value-type="string">
            <text:p>2018-07-27T10:46:28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613" calcext:value-type="float">
            <text:p>40.002613</text:p>
          </table:table-cell>
          <table:table-cell office:value-type="float" office:value="-79.587706" calcext:value-type="float">
            <text:p>-79.587706</text:p>
          </table:table-cell>
          <table:table-cell office:value-type="float" office:value="296.5" calcext:value-type="float">
            <text:p>296.5</text:p>
          </table:table-cell>
          <table:table-cell office:value-type="string" calcext:value-type="string">
            <text:p>2018-07-27T10:46:31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2581" calcext:value-type="float">
            <text:p>40.002581</text:p>
          </table:table-cell>
          <table:table-cell office:value-type="float" office:value="-79.587697" calcext:value-type="float">
            <text:p>-79.587697</text:p>
          </table:table-cell>
          <table:table-cell office:value-type="float" office:value="296.5" calcext:value-type="float">
            <text:p>296.5</text:p>
          </table:table-cell>
          <table:table-cell office:value-type="string" calcext:value-type="string">
            <text:p>2018-07-27T10:46:33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548" calcext:value-type="float">
            <text:p>40.002548</text:p>
          </table:table-cell>
          <table:table-cell office:value-type="float" office:value="-79.587692" calcext:value-type="float">
            <text:p>-79.587692</text:p>
          </table:table-cell>
          <table:table-cell office:value-type="float" office:value="296.6" calcext:value-type="float">
            <text:p>296.6</text:p>
          </table:table-cell>
          <table:table-cell office:value-type="string" calcext:value-type="string">
            <text:p>2018-07-27T10:46:35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2518" calcext:value-type="float">
            <text:p>40.002518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6.7" calcext:value-type="float">
            <text:p>296.7</text:p>
          </table:table-cell>
          <table:table-cell office:value-type="string" calcext:value-type="string">
            <text:p>2018-07-27T10:46:38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2486" calcext:value-type="float">
            <text:p>40.002486</text:p>
          </table:table-cell>
          <table:table-cell office:value-type="float" office:value="-79.587697" calcext:value-type="float">
            <text:p>-79.587697</text:p>
          </table:table-cell>
          <table:table-cell office:value-type="float" office:value="296.8" calcext:value-type="float">
            <text:p>296.8</text:p>
          </table:table-cell>
          <table:table-cell office:value-type="string" calcext:value-type="string">
            <text:p>2018-07-27T10:46:40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2448" calcext:value-type="float">
            <text:p>40.002448</text:p>
          </table:table-cell>
          <table:table-cell office:value-type="float" office:value="-79.587695" calcext:value-type="float">
            <text:p>-79.587695</text:p>
          </table:table-cell>
          <table:table-cell office:value-type="float" office:value="296.9" calcext:value-type="float">
            <text:p>296.9</text:p>
          </table:table-cell>
          <table:table-cell office:value-type="string" calcext:value-type="string">
            <text:p>2018-07-27T10:46:4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2422" calcext:value-type="float">
            <text:p>40.002422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97.2" calcext:value-type="float">
            <text:p>297.2</text:p>
          </table:table-cell>
          <table:table-cell office:value-type="string" calcext:value-type="string">
            <text:p>2018-07-27T10:46:46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2389" calcext:value-type="float">
            <text:p>40.002389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7.3" calcext:value-type="float">
            <text:p>297.3</text:p>
          </table:table-cell>
          <table:table-cell office:value-type="string" calcext:value-type="string">
            <text:p>2018-07-27T10:46:49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2362" calcext:value-type="float">
            <text:p>40.002362</text:p>
          </table:table-cell>
          <table:table-cell office:value-type="float" office:value="-79.587615" calcext:value-type="float">
            <text:p>-79.587615</text:p>
          </table:table-cell>
          <table:table-cell office:value-type="float" office:value="297.5" calcext:value-type="float">
            <text:p>297.5</text:p>
          </table:table-cell>
          <table:table-cell office:value-type="string" calcext:value-type="string">
            <text:p>2018-07-27T10:46:51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35" calcext:value-type="float">
            <text:p>40.00235</text:p>
          </table:table-cell>
          <table:table-cell office:value-type="float" office:value="-79.58758" calcext:value-type="float">
            <text:p>-79.58758</text:p>
          </table:table-cell>
          <table:table-cell office:value-type="float" office:value="297.6" calcext:value-type="float">
            <text:p>297.6</text:p>
          </table:table-cell>
          <table:table-cell office:value-type="string" calcext:value-type="string">
            <text:p>2018-07-27T10:46:53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343" calcext:value-type="float">
            <text:p>40.002343</text:p>
          </table:table-cell>
          <table:table-cell office:value-type="float" office:value="-79.587531" calcext:value-type="float">
            <text:p>-79.587531</text:p>
          </table:table-cell>
          <table:table-cell office:value-type="float" office:value="297.7" calcext:value-type="float">
            <text:p>297.7</text:p>
          </table:table-cell>
          <table:table-cell office:value-type="string" calcext:value-type="string">
            <text:p>2018-07-27T10:46:55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344" calcext:value-type="float">
            <text:p>40.002344</text:p>
          </table:table-cell>
          <table:table-cell office:value-type="float" office:value="-79.587484" calcext:value-type="float">
            <text:p>-79.587484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0:46:57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347" calcext:value-type="float">
            <text:p>40.002347</text:p>
          </table:table-cell>
          <table:table-cell office:value-type="float" office:value="-79.587442" calcext:value-type="float">
            <text:p>-79.58744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0:47:00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348" calcext:value-type="float">
            <text:p>40.002348</text:p>
          </table:table-cell>
          <table:table-cell office:value-type="float" office:value="-79.587401" calcext:value-type="float">
            <text:p>-79.587401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47:02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2347" calcext:value-type="float">
            <text:p>40.002347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0:47:05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2346" calcext:value-type="float">
            <text:p>40.002346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0:47:07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343" calcext:value-type="float">
            <text:p>40.002343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0:47:10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33" calcext:value-type="float">
            <text:p>40.00233</text:p>
          </table:table-cell>
          <table:table-cell office:value-type="float" office:value="-79.587209" calcext:value-type="float">
            <text:p>-79.587209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0:47:13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232" calcext:value-type="float">
            <text:p>40.00232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0:47:15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2306" calcext:value-type="float">
            <text:p>40.002306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18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2294" calcext:value-type="float">
            <text:p>40.002294</text:p>
          </table:table-cell>
          <table:table-cell office:value-type="float" office:value="-79.587081" calcext:value-type="float">
            <text:p>-79.58708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21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2269" calcext:value-type="float">
            <text:p>40.002269</text:p>
          </table:table-cell>
          <table:table-cell office:value-type="float" office:value="-79.587048" calcext:value-type="float">
            <text:p>-79.58704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25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2225" calcext:value-type="float">
            <text:p>40.002225</text:p>
          </table:table-cell>
          <table:table-cell office:value-type="float" office:value="-79.587047" calcext:value-type="float">
            <text:p>-79.58704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28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194" calcext:value-type="float">
            <text:p>40.002194</text:p>
          </table:table-cell>
          <table:table-cell office:value-type="float" office:value="-79.58705" calcext:value-type="float">
            <text:p>-79.5870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30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2154" calcext:value-type="float">
            <text:p>40.002154</text:p>
          </table:table-cell>
          <table:table-cell office:value-type="float" office:value="-79.587042" calcext:value-type="float">
            <text:p>-79.58704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3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2116" calcext:value-type="float">
            <text:p>40.002116</text:p>
          </table:table-cell>
          <table:table-cell office:value-type="float" office:value="-79.587051" calcext:value-type="float">
            <text:p>-79.58705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36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2083" calcext:value-type="float">
            <text:p>40.002083</text:p>
          </table:table-cell>
          <table:table-cell office:value-type="float" office:value="-79.587058" calcext:value-type="float">
            <text:p>-79.58705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38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2047" calcext:value-type="float">
            <text:p>40.002047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40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2017" calcext:value-type="float">
            <text:p>40.002017</text:p>
          </table:table-cell>
          <table:table-cell office:value-type="float" office:value="-79.587069" calcext:value-type="float">
            <text:p>-79.58706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42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1983" calcext:value-type="float">
            <text:p>40.001983</text:p>
          </table:table-cell>
          <table:table-cell office:value-type="float" office:value="-79.587077" calcext:value-type="float">
            <text:p>-79.58707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46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957" calcext:value-type="float">
            <text:p>40.001957</text:p>
          </table:table-cell>
          <table:table-cell office:value-type="float" office:value="-79.587091" calcext:value-type="float">
            <text:p>-79.58709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49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924" calcext:value-type="float">
            <text:p>40.001924</text:p>
          </table:table-cell>
          <table:table-cell office:value-type="float" office:value="-79.587101" calcext:value-type="float">
            <text:p>-79.58710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51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7095" calcext:value-type="float">
            <text:p>-79.58709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7:53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863" calcext:value-type="float">
            <text:p>40.001863</text:p>
          </table:table-cell>
          <table:table-cell office:value-type="float" office:value="-79.587087" calcext:value-type="float">
            <text:p>-79.587087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0:47:55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835" calcext:value-type="float">
            <text:p>40.001835</text:p>
          </table:table-cell>
          <table:table-cell office:value-type="float" office:value="-79.587083" calcext:value-type="float">
            <text:p>-79.587083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0:47:57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1805" calcext:value-type="float">
            <text:p>40.001805</text:p>
          </table:table-cell>
          <table:table-cell office:value-type="float" office:value="-79.587076" calcext:value-type="float">
            <text:p>-79.587076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0:47:59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77" calcext:value-type="float">
            <text:p>40.00177</text:p>
          </table:table-cell>
          <table:table-cell office:value-type="float" office:value="-79.587073" calcext:value-type="float">
            <text:p>-79.587073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0:48:01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731" calcext:value-type="float">
            <text:p>40.001731</text:p>
          </table:table-cell>
          <table:table-cell office:value-type="float" office:value="-79.587072" calcext:value-type="float">
            <text:p>-79.587072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0:48:03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1702" calcext:value-type="float">
            <text:p>40.001702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0:48:05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1675" calcext:value-type="float">
            <text:p>40.001675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0:48:08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1642" calcext:value-type="float">
            <text:p>40.001642</text:p>
          </table:table-cell>
          <table:table-cell office:value-type="float" office:value="-79.587063" calcext:value-type="float">
            <text:p>-79.587063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0:48:11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1619" calcext:value-type="float">
            <text:p>40.001619</text:p>
          </table:table-cell>
          <table:table-cell office:value-type="float" office:value="-79.587029" calcext:value-type="float">
            <text:p>-79.587029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48:14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1588" calcext:value-type="float">
            <text:p>40.001588</text:p>
          </table:table-cell>
          <table:table-cell office:value-type="float" office:value="-79.587019" calcext:value-type="float">
            <text:p>-79.587019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48:16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1558" calcext:value-type="float">
            <text:p>40.001558</text:p>
          </table:table-cell>
          <table:table-cell office:value-type="float" office:value="-79.587028" calcext:value-type="float">
            <text:p>-79.587028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0:48:19Z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.00154" calcext:value-type="float">
            <text:p>40.00154</text:p>
          </table:table-cell>
          <table:table-cell office:value-type="float" office:value="-79.58707" calcext:value-type="float">
            <text:p>-79.5870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0:48:23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1512" calcext:value-type="float">
            <text:p>40.001512</text:p>
          </table:table-cell>
          <table:table-cell office:value-type="float" office:value="-79.587094" calcext:value-type="float">
            <text:p>-79.587094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0:48:25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475" calcext:value-type="float">
            <text:p>40.001475</text:p>
          </table:table-cell>
          <table:table-cell office:value-type="float" office:value="-79.587114" calcext:value-type="float">
            <text:p>-79.58711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0:48:27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438" calcext:value-type="float">
            <text:p>40.001438</text:p>
          </table:table-cell>
          <table:table-cell office:value-type="float" office:value="-79.587112" calcext:value-type="float">
            <text:p>-79.587112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0:48:29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407" calcext:value-type="float">
            <text:p>40.001407</text:p>
          </table:table-cell>
          <table:table-cell office:value-type="float" office:value="-79.587102" calcext:value-type="float">
            <text:p>-79.587102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0:48:32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379" calcext:value-type="float">
            <text:p>40.001379</text:p>
          </table:table-cell>
          <table:table-cell office:value-type="float" office:value="-79.587114" calcext:value-type="float">
            <text:p>-79.587114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48:35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1346" calcext:value-type="float">
            <text:p>40.001346</text:p>
          </table:table-cell>
          <table:table-cell office:value-type="float" office:value="-79.587129" calcext:value-type="float">
            <text:p>-79.587129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48:37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324" calcext:value-type="float">
            <text:p>40.001324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0:48:39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293" calcext:value-type="float">
            <text:p>40.001293</text:p>
          </table:table-cell>
          <table:table-cell office:value-type="float" office:value="-79.58717" calcext:value-type="float">
            <text:p>-79.58717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0:48:41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262" calcext:value-type="float">
            <text:p>40.001262</text:p>
          </table:table-cell>
          <table:table-cell office:value-type="float" office:value="-79.587182" calcext:value-type="float">
            <text:p>-79.587182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0:48:43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22" calcext:value-type="float">
            <text:p>40.00122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0:48:46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18" calcext:value-type="float">
            <text:p>40.00118</text:p>
          </table:table-cell>
          <table:table-cell office:value-type="float" office:value="-79.587192" calcext:value-type="float">
            <text:p>-79.587192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0:48:48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141" calcext:value-type="float">
            <text:p>40.001141</text:p>
          </table:table-cell>
          <table:table-cell office:value-type="float" office:value="-79.587186" calcext:value-type="float">
            <text:p>-79.587186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0:48:50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11" calcext:value-type="float">
            <text:p>40.00111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0:48:53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083" calcext:value-type="float">
            <text:p>40.001083</text:p>
          </table:table-cell>
          <table:table-cell office:value-type="float" office:value="-79.587202" calcext:value-type="float">
            <text:p>-79.587202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0:48:56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044" calcext:value-type="float">
            <text:p>40.001044</text:p>
          </table:table-cell>
          <table:table-cell office:value-type="float" office:value="-79.58722" calcext:value-type="float">
            <text:p>-79.58722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0:48:59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101" calcext:value-type="float">
            <text:p>40.00101</text:p>
          </table:table-cell>
          <table:table-cell office:value-type="float" office:value="-79.587227" calcext:value-type="float">
            <text:p>-79.587227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0:49:01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981" calcext:value-type="float">
            <text:p>40.000981</text:p>
          </table:table-cell>
          <table:table-cell office:value-type="float" office:value="-79.587235" calcext:value-type="float">
            <text:p>-79.587235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0:49:03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955" calcext:value-type="float">
            <text:p>40.000955</text:p>
          </table:table-cell>
          <table:table-cell office:value-type="float" office:value="-79.587247" calcext:value-type="float">
            <text:p>-79.58724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49:05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913" calcext:value-type="float">
            <text:p>40.000913</text:p>
          </table:table-cell>
          <table:table-cell office:value-type="float" office:value="-79.587256" calcext:value-type="float">
            <text:p>-79.587256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0:49:07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872" calcext:value-type="float">
            <text:p>40.000872</text:p>
          </table:table-cell>
          <table:table-cell office:value-type="float" office:value="-79.587261" calcext:value-type="float">
            <text:p>-79.587261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0:49:09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0844" calcext:value-type="float">
            <text:p>40.000844</text:p>
          </table:table-cell>
          <table:table-cell office:value-type="float" office:value="-79.587263" calcext:value-type="float">
            <text:p>-79.587263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0:49:11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809" calcext:value-type="float">
            <text:p>40.000809</text:p>
          </table:table-cell>
          <table:table-cell office:value-type="float" office:value="-79.587264" calcext:value-type="float">
            <text:p>-79.587264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0:49:14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773" calcext:value-type="float">
            <text:p>40.000773</text:p>
          </table:table-cell>
          <table:table-cell office:value-type="float" office:value="-79.587268" calcext:value-type="float">
            <text:p>-79.587268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0:49:17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744" calcext:value-type="float">
            <text:p>40.000744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0:49:19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712" calcext:value-type="float">
            <text:p>40.000712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0:49:21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679" calcext:value-type="float">
            <text:p>40.000679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0:49:23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651" calcext:value-type="float">
            <text:p>40.000651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49:25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613" calcext:value-type="float">
            <text:p>40.000613</text:p>
          </table:table-cell>
          <table:table-cell office:value-type="float" office:value="-79.587325" calcext:value-type="float">
            <text:p>-79.587325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49:28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0583" calcext:value-type="float">
            <text:p>40.000583</text:p>
          </table:table-cell>
          <table:table-cell office:value-type="float" office:value="-79.587336" calcext:value-type="float">
            <text:p>-79.587336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49:30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549" calcext:value-type="float">
            <text:p>40.000549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0:49:32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516" calcext:value-type="float">
            <text:p>40.000516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0:49:34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0487" calcext:value-type="float">
            <text:p>40.000487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0:49:36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0447" calcext:value-type="float">
            <text:p>40.000447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0:49:39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0417" calcext:value-type="float">
            <text:p>40.000417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0:49:41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0385" calcext:value-type="float">
            <text:p>40.000385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0:49:43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0351" calcext:value-type="float">
            <text:p>40.000351</text:p>
          </table:table-cell>
          <table:table-cell office:value-type="float" office:value="-79.587317" calcext:value-type="float">
            <text:p>-79.587317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0:49:45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0314" calcext:value-type="float">
            <text:p>40.000314</text:p>
          </table:table-cell>
          <table:table-cell office:value-type="float" office:value="-79.587314" calcext:value-type="float">
            <text:p>-79.5873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0:49:47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0277" calcext:value-type="float">
            <text:p>40.000277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0:49:49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0246" calcext:value-type="float">
            <text:p>40.000246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0:49:51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0217" calcext:value-type="float">
            <text:p>40.000217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0:49:53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0179" calcext:value-type="float">
            <text:p>40.000179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0:49:56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0151" calcext:value-type="float">
            <text:p>40.000151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49:58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0117" calcext:value-type="float">
            <text:p>40.000117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0:00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0083" calcext:value-type="float">
            <text:p>40.000083</text:p>
          </table:table-cell>
          <table:table-cell office:value-type="float" office:value="-79.587293" calcext:value-type="float">
            <text:p>-79.58729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0:03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0049" calcext:value-type="float">
            <text:p>40.000049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0:07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002" calcext:value-type="float">
            <text:p>40.00002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0:09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99" calcext:value-type="float">
            <text:p>39.99999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0:50:11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958" calcext:value-type="float">
            <text:p>39.999958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0:50:13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918" calcext:value-type="float">
            <text:p>39.999918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0:50:15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9.999888" calcext:value-type="float">
            <text:p>39.999888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0:17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9.999859" calcext:value-type="float">
            <text:p>39.999859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0:19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9.999827" calcext:value-type="float">
            <text:p>39.999827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0:21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9.999799" calcext:value-type="float">
            <text:p>39.999799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0:23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9.999767" calcext:value-type="float">
            <text:p>39.999767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0:50:25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9.999735" calcext:value-type="float">
            <text:p>39.999735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0:50:27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9.999698" calcext:value-type="float">
            <text:p>39.999698</text:p>
          </table:table-cell>
          <table:table-cell office:value-type="float" office:value="-79.587263" calcext:value-type="float">
            <text:p>-79.587263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0:50:30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9.999673" calcext:value-type="float">
            <text:p>39.999673</text:p>
          </table:table-cell>
          <table:table-cell office:value-type="float" office:value="-79.587241" calcext:value-type="float">
            <text:p>-79.587241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0:50:34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9.999642" calcext:value-type="float">
            <text:p>39.999642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0:50:37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9.999608" calcext:value-type="float">
            <text:p>39.999608</text:p>
          </table:table-cell>
          <table:table-cell office:value-type="float" office:value="-79.587205" calcext:value-type="float">
            <text:p>-79.587205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0:50:40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9.999582" calcext:value-type="float">
            <text:p>39.999582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0:50:42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541" calcext:value-type="float">
            <text:p>39.999541</text:p>
          </table:table-cell>
          <table:table-cell office:value-type="float" office:value="-79.587171" calcext:value-type="float">
            <text:p>-79.587171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0:50:44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509" calcext:value-type="float">
            <text:p>39.999509</text:p>
          </table:table-cell>
          <table:table-cell office:value-type="float" office:value="-79.587155" calcext:value-type="float">
            <text:p>-79.587155</text:p>
          </table:table-cell>
          <table:table-cell office:value-type="float" office:value="302.2" calcext:value-type="float">
            <text:p>302.2</text:p>
          </table:table-cell>
          <table:table-cell office:value-type="string" calcext:value-type="string">
            <text:p>2018-07-27T10:50:46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9.999479" calcext:value-type="float">
            <text:p>39.999479</text:p>
          </table:table-cell>
          <table:table-cell office:value-type="float" office:value="-79.587138" calcext:value-type="float">
            <text:p>-79.587138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0:50:48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9.999448" calcext:value-type="float">
            <text:p>39.999448</text:p>
          </table:table-cell>
          <table:table-cell office:value-type="float" office:value="-79.587123" calcext:value-type="float">
            <text:p>-79.587123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0:50:51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9.999422" calcext:value-type="float">
            <text:p>39.999422</text:p>
          </table:table-cell>
          <table:table-cell office:value-type="float" office:value="-79.587109" calcext:value-type="float">
            <text:p>-79.587109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0:50:54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9.999378" calcext:value-type="float">
            <text:p>39.999378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0:50:57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39.999335" calcext:value-type="float">
            <text:p>39.999335</text:p>
          </table:table-cell>
          <table:table-cell office:value-type="float" office:value="-79.587055" calcext:value-type="float">
            <text:p>-79.587055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0:50:59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39.999306" calcext:value-type="float">
            <text:p>39.999306</text:p>
          </table:table-cell>
          <table:table-cell office:value-type="float" office:value="-79.587027" calcext:value-type="float">
            <text:p>-79.58702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0:51:01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39.999283" calcext:value-type="float">
            <text:p>39.999283</text:p>
          </table:table-cell>
          <table:table-cell office:value-type="float" office:value="-79.586988" calcext:value-type="float">
            <text:p>-79.586988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0:51:03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39.999269" calcext:value-type="float">
            <text:p>39.999269</text:p>
          </table:table-cell>
          <table:table-cell office:value-type="float" office:value="-79.586954" calcext:value-type="float">
            <text:p>-79.586954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0:51:06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9.999248" calcext:value-type="float">
            <text:p>39.999248</text:p>
          </table:table-cell>
          <table:table-cell office:value-type="float" office:value="-79.586909" calcext:value-type="float">
            <text:p>-79.586909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0:51:09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9.999241" calcext:value-type="float">
            <text:p>39.999241</text:p>
          </table:table-cell>
          <table:table-cell office:value-type="float" office:value="-79.586863" calcext:value-type="float">
            <text:p>-79.586863</text:p>
          </table:table-cell>
          <table:table-cell office:value-type="float" office:value="303.5" calcext:value-type="float">
            <text:p>303.5</text:p>
          </table:table-cell>
          <table:table-cell office:value-type="string" calcext:value-type="string">
            <text:p>2018-07-27T10:51:12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253" calcext:value-type="float">
            <text:p>39.999253</text:p>
          </table:table-cell>
          <table:table-cell office:value-type="float" office:value="-79.586821" calcext:value-type="float">
            <text:p>-79.586821</text:p>
          </table:table-cell>
          <table:table-cell office:value-type="float" office:value="303.7" calcext:value-type="float">
            <text:p>303.7</text:p>
          </table:table-cell>
          <table:table-cell office:value-type="string" calcext:value-type="string">
            <text:p>2018-07-27T10:51:15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265" calcext:value-type="float">
            <text:p>39.999265</text:p>
          </table:table-cell>
          <table:table-cell office:value-type="float" office:value="-79.586788" calcext:value-type="float">
            <text:p>-79.586788</text:p>
          </table:table-cell>
          <table:table-cell office:value-type="float" office:value="303.9" calcext:value-type="float">
            <text:p>303.9</text:p>
          </table:table-cell>
          <table:table-cell office:value-type="string" calcext:value-type="string">
            <text:p>2018-07-27T10:51:17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9.99929" calcext:value-type="float">
            <text:p>39.99929</text:p>
          </table:table-cell>
          <table:table-cell office:value-type="float" office:value="-79.586766" calcext:value-type="float">
            <text:p>-79.586766</text:p>
          </table:table-cell>
          <table:table-cell office:value-type="float" office:value="304.1" calcext:value-type="float">
            <text:p>304.1</text:p>
          </table:table-cell>
          <table:table-cell office:value-type="string" calcext:value-type="string">
            <text:p>2018-07-27T10:51:19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9.999327" calcext:value-type="float">
            <text:p>39.999327</text:p>
          </table:table-cell>
          <table:table-cell office:value-type="float" office:value="-79.586749" calcext:value-type="float">
            <text:p>-79.586749</text:p>
          </table:table-cell>
          <table:table-cell office:value-type="float" office:value="303.9" calcext:value-type="float">
            <text:p>303.9</text:p>
          </table:table-cell>
          <table:table-cell office:value-type="string" calcext:value-type="string">
            <text:p>2018-07-27T10:51:22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9.999348" calcext:value-type="float">
            <text:p>39.999348</text:p>
          </table:table-cell>
          <table:table-cell office:value-type="float" office:value="-79.586729" calcext:value-type="float">
            <text:p>-79.586729</text:p>
          </table:table-cell>
          <table:table-cell office:value-type="float" office:value="303.7" calcext:value-type="float">
            <text:p>303.7</text:p>
          </table:table-cell>
          <table:table-cell office:value-type="string" calcext:value-type="string">
            <text:p>2018-07-27T10:51:24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9.999375" calcext:value-type="float">
            <text:p>39.999375</text:p>
          </table:table-cell>
          <table:table-cell office:value-type="float" office:value="-79.586711" calcext:value-type="float">
            <text:p>-79.586711</text:p>
          </table:table-cell>
          <table:table-cell office:value-type="float" office:value="303.5" calcext:value-type="float">
            <text:p>303.5</text:p>
          </table:table-cell>
          <table:table-cell office:value-type="string" calcext:value-type="string">
            <text:p>2018-07-27T10:51:26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39.999415" calcext:value-type="float">
            <text:p>39.999415</text:p>
          </table:table-cell>
          <table:table-cell office:value-type="float" office:value="-79.586701" calcext:value-type="float">
            <text:p>-79.586701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0:51:29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452" calcext:value-type="float">
            <text:p>39.999452</text:p>
          </table:table-cell>
          <table:table-cell office:value-type="float" office:value="-79.586689" calcext:value-type="float">
            <text:p>-79.586689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0:51:31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501" calcext:value-type="float">
            <text:p>39.999501</text:p>
          </table:table-cell>
          <table:table-cell office:value-type="float" office:value="-79.586673" calcext:value-type="float">
            <text:p>-79.586673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2018-07-27T10:51:33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.999541" calcext:value-type="float">
            <text:p>39.999541</text:p>
          </table:table-cell>
          <table:table-cell office:value-type="float" office:value="-79.58666" calcext:value-type="float">
            <text:p>-79.5866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0:51:35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9.999575" calcext:value-type="float">
            <text:p>39.999575</text:p>
          </table:table-cell>
          <table:table-cell office:value-type="float" office:value="-79.586653" calcext:value-type="float">
            <text:p>-79.586653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0:51:37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9.999611" calcext:value-type="float">
            <text:p>39.999611</text:p>
          </table:table-cell>
          <table:table-cell office:value-type="float" office:value="-79.586646" calcext:value-type="float">
            <text:p>-79.586646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0:51:40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9.999638" calcext:value-type="float">
            <text:p>39.999638</text:p>
          </table:table-cell>
          <table:table-cell office:value-type="float" office:value="-79.586642" calcext:value-type="float">
            <text:p>-79.586642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0:51:42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9.999676" calcext:value-type="float">
            <text:p>39.999676</text:p>
          </table:table-cell>
          <table:table-cell office:value-type="float" office:value="-79.586632" calcext:value-type="float">
            <text:p>-79.586632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0:51:45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39.999714" calcext:value-type="float">
            <text:p>39.999714</text:p>
          </table:table-cell>
          <table:table-cell office:value-type="float" office:value="-79.586621" calcext:value-type="float">
            <text:p>-79.586621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0:51:48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39.999744" calcext:value-type="float">
            <text:p>39.999744</text:p>
          </table:table-cell>
          <table:table-cell office:value-type="float" office:value="-79.586612" calcext:value-type="float">
            <text:p>-79.586612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0:51:50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9.999786" calcext:value-type="float">
            <text:p>39.999786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0:51:5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9.999819" calcext:value-type="float">
            <text:p>39.999819</text:p>
          </table:table-cell>
          <table:table-cell office:value-type="float" office:value="-79.586589" calcext:value-type="float">
            <text:p>-79.586589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0:51:55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9.999855" calcext:value-type="float">
            <text:p>39.999855</text:p>
          </table:table-cell>
          <table:table-cell office:value-type="float" office:value="-79.586571" calcext:value-type="float">
            <text:p>-79.586571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0:51:57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9.999895" calcext:value-type="float">
            <text:p>39.999895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0:51:59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9.999931" calcext:value-type="float">
            <text:p>39.999931</text:p>
          </table:table-cell>
          <table:table-cell office:value-type="float" office:value="-79.58655" calcext:value-type="float">
            <text:p>-79.58655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0:52:01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9.999959" calcext:value-type="float">
            <text:p>39.999959</text:p>
          </table:table-cell>
          <table:table-cell office:value-type="float" office:value="-79.586545" calcext:value-type="float">
            <text:p>-79.586545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0:52:03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9.999994" calcext:value-type="float">
            <text:p>39.999994</text:p>
          </table:table-cell>
          <table:table-cell office:value-type="float" office:value="-79.586543" calcext:value-type="float">
            <text:p>-79.586543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0:52:06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028" calcext:value-type="float">
            <text:p>40.000028</text:p>
          </table:table-cell>
          <table:table-cell office:value-type="float" office:value="-79.586534" calcext:value-type="float">
            <text:p>-79.586534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0:52:10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064" calcext:value-type="float">
            <text:p>40.000064</text:p>
          </table:table-cell>
          <table:table-cell office:value-type="float" office:value="-79.586523" calcext:value-type="float">
            <text:p>-79.586523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0:52:12Z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.000107" calcext:value-type="float">
            <text:p>40.000107</text:p>
          </table:table-cell>
          <table:table-cell office:value-type="float" office:value="-79.586527" calcext:value-type="float">
            <text:p>-79.586527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0:52:14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138" calcext:value-type="float">
            <text:p>40.000138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0:52:16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179" calcext:value-type="float">
            <text:p>40.000179</text:p>
          </table:table-cell>
          <table:table-cell office:value-type="float" office:value="-79.586509" calcext:value-type="float">
            <text:p>-79.586509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0:52:18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212" calcext:value-type="float">
            <text:p>40.000212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2:20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241" calcext:value-type="float">
            <text:p>40.000241</text:p>
          </table:table-cell>
          <table:table-cell office:value-type="float" office:value="-79.586479" calcext:value-type="float">
            <text:p>-79.58647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2:22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0271" calcext:value-type="float">
            <text:p>40.000271</text:p>
          </table:table-cell>
          <table:table-cell office:value-type="float" office:value="-79.586461" calcext:value-type="float">
            <text:p>-79.58646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2:25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0301" calcext:value-type="float">
            <text:p>40.000301</text:p>
          </table:table-cell>
          <table:table-cell office:value-type="float" office:value="-79.586444" calcext:value-type="float">
            <text:p>-79.58644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2:27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335" calcext:value-type="float">
            <text:p>40.000335</text:p>
          </table:table-cell>
          <table:table-cell office:value-type="float" office:value="-79.586429" calcext:value-type="float">
            <text:p>-79.586429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2:30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0372" calcext:value-type="float">
            <text:p>40.000372</text:p>
          </table:table-cell>
          <table:table-cell office:value-type="float" office:value="-79.586414" calcext:value-type="float">
            <text:p>-79.586414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2:32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407" calcext:value-type="float">
            <text:p>40.000407</text:p>
          </table:table-cell>
          <table:table-cell office:value-type="float" office:value="-79.586404" calcext:value-type="float">
            <text:p>-79.586404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0:52:34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437" calcext:value-type="float">
            <text:p>40.000437</text:p>
          </table:table-cell>
          <table:table-cell office:value-type="float" office:value="-79.586402" calcext:value-type="float">
            <text:p>-79.586402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2:36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472" calcext:value-type="float">
            <text:p>40.000472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2:39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501" calcext:value-type="float">
            <text:p>40.000501</text:p>
          </table:table-cell>
          <table:table-cell office:value-type="float" office:value="-79.586413" calcext:value-type="float">
            <text:p>-79.58641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2:41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528" calcext:value-type="float">
            <text:p>40.000528</text:p>
          </table:table-cell>
          <table:table-cell office:value-type="float" office:value="-79.586407" calcext:value-type="float">
            <text:p>-79.586407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0:52:4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558" calcext:value-type="float">
            <text:p>40.000558</text:p>
          </table:table-cell>
          <table:table-cell office:value-type="float" office:value="-79.586405" calcext:value-type="float">
            <text:p>-79.586405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0:52:47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0601" calcext:value-type="float">
            <text:p>40.000601</text:p>
          </table:table-cell>
          <table:table-cell office:value-type="float" office:value="-79.586405" calcext:value-type="float">
            <text:p>-79.586405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0:52:5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64" calcext:value-type="float">
            <text:p>40.00064</text:p>
          </table:table-cell>
          <table:table-cell office:value-type="float" office:value="-79.586396" calcext:value-type="float">
            <text:p>-79.586396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2:55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684" calcext:value-type="float">
            <text:p>40.000684</text:p>
          </table:table-cell>
          <table:table-cell office:value-type="float" office:value="-79.586369" calcext:value-type="float">
            <text:p>-79.586369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2:57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718" calcext:value-type="float">
            <text:p>40.000718</text:p>
          </table:table-cell>
          <table:table-cell office:value-type="float" office:value="-79.586341" calcext:value-type="float">
            <text:p>-79.586341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2:59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756" calcext:value-type="float">
            <text:p>40.000756</text:p>
          </table:table-cell>
          <table:table-cell office:value-type="float" office:value="-79.586331" calcext:value-type="float">
            <text:p>-79.586331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01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079" calcext:value-type="float">
            <text:p>40.00079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04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0818" calcext:value-type="float">
            <text:p>40.000818</text:p>
          </table:table-cell>
          <table:table-cell office:value-type="float" office:value="-79.586318" calcext:value-type="float">
            <text:p>-79.58631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07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0849" calcext:value-type="float">
            <text:p>40.000849</text:p>
          </table:table-cell>
          <table:table-cell office:value-type="float" office:value="-79.586306" calcext:value-type="float">
            <text:p>-79.586306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10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0865" calcext:value-type="float">
            <text:p>40.000865</text:p>
          </table:table-cell>
          <table:table-cell office:value-type="float" office:value="-79.586276" calcext:value-type="float">
            <text:p>-79.586276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12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902" calcext:value-type="float">
            <text:p>40.000902</text:p>
          </table:table-cell>
          <table:table-cell office:value-type="float" office:value="-79.586249" calcext:value-type="float">
            <text:p>-79.58624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15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933" calcext:value-type="float">
            <text:p>40.000933</text:p>
          </table:table-cell>
          <table:table-cell office:value-type="float" office:value="-79.586247" calcext:value-type="float">
            <text:p>-79.58624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17Z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.000972" calcext:value-type="float">
            <text:p>40.000972</text:p>
          </table:table-cell>
          <table:table-cell office:value-type="float" office:value="-79.586237" calcext:value-type="float">
            <text:p>-79.58623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19Z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0.00101" calcext:value-type="float">
            <text:p>40.00101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21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042" calcext:value-type="float">
            <text:p>40.001042</text:p>
          </table:table-cell>
          <table:table-cell office:value-type="float" office:value="-79.586217" calcext:value-type="float">
            <text:p>-79.58621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23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075" calcext:value-type="float">
            <text:p>40.001075</text:p>
          </table:table-cell>
          <table:table-cell office:value-type="float" office:value="-79.586204" calcext:value-type="float">
            <text:p>-79.58620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25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114" calcext:value-type="float">
            <text:p>40.001114</text:p>
          </table:table-cell>
          <table:table-cell office:value-type="float" office:value="-79.586199" calcext:value-type="float">
            <text:p>-79.58619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28Z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.001141" calcext:value-type="float">
            <text:p>40.001141</text:p>
          </table:table-cell>
          <table:table-cell office:value-type="float" office:value="-79.586193" calcext:value-type="float">
            <text:p>-79.58619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30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1171" calcext:value-type="float">
            <text:p>40.001171</text:p>
          </table:table-cell>
          <table:table-cell office:value-type="float" office:value="-79.586196" calcext:value-type="float">
            <text:p>-79.586196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3:32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1203" calcext:value-type="float">
            <text:p>40.001203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3:34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237" calcext:value-type="float">
            <text:p>40.001237</text:p>
          </table:table-cell>
          <table:table-cell office:value-type="float" office:value="-79.586195" calcext:value-type="float">
            <text:p>-79.58619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36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1264" calcext:value-type="float">
            <text:p>40.001264</text:p>
          </table:table-cell>
          <table:table-cell office:value-type="float" office:value="-79.586189" calcext:value-type="float">
            <text:p>-79.58618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38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1315" calcext:value-type="float">
            <text:p>40.001315</text:p>
          </table:table-cell>
          <table:table-cell office:value-type="float" office:value="-79.586179" calcext:value-type="float">
            <text:p>-79.58617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40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1359" calcext:value-type="float">
            <text:p>40.001359</text:p>
          </table:table-cell>
          <table:table-cell office:value-type="float" office:value="-79.586172" calcext:value-type="float">
            <text:p>-79.58617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42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401" calcext:value-type="float">
            <text:p>40.001401</text:p>
          </table:table-cell>
          <table:table-cell office:value-type="float" office:value="-79.586164" calcext:value-type="float">
            <text:p>-79.58616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44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44" calcext:value-type="float">
            <text:p>40.00144</text:p>
          </table:table-cell>
          <table:table-cell office:value-type="float" office:value="-79.586157" calcext:value-type="float">
            <text:p>-79.586157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3:46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471" calcext:value-type="float">
            <text:p>40.001471</text:p>
          </table:table-cell>
          <table:table-cell office:value-type="float" office:value="-79.586148" calcext:value-type="float">
            <text:p>-79.58614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3:48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51" calcext:value-type="float">
            <text:p>40.00151</text:p>
          </table:table-cell>
          <table:table-cell office:value-type="float" office:value="-79.586133" calcext:value-type="float">
            <text:p>-79.58613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3:51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1535" calcext:value-type="float">
            <text:p>40.001535</text:p>
          </table:table-cell>
          <table:table-cell office:value-type="float" office:value="-79.586113" calcext:value-type="float">
            <text:p>-79.58611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3:53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1567" calcext:value-type="float">
            <text:p>40.001567</text:p>
          </table:table-cell>
          <table:table-cell office:value-type="float" office:value="-79.586096" calcext:value-type="float">
            <text:p>-79.586096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55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1595" calcext:value-type="float">
            <text:p>40.001595</text:p>
          </table:table-cell>
          <table:table-cell office:value-type="float" office:value="-79.586097" calcext:value-type="float">
            <text:p>-79.586097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3:57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1629" calcext:value-type="float">
            <text:p>40.001629</text:p>
          </table:table-cell>
          <table:table-cell office:value-type="float" office:value="-79.586097" calcext:value-type="float">
            <text:p>-79.58609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3:59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1657" calcext:value-type="float">
            <text:p>40.001657</text:p>
          </table:table-cell>
          <table:table-cell office:value-type="float" office:value="-79.586094" calcext:value-type="float">
            <text:p>-79.58609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4:01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1691" calcext:value-type="float">
            <text:p>40.001691</text:p>
          </table:table-cell>
          <table:table-cell office:value-type="float" office:value="-79.586087" calcext:value-type="float">
            <text:p>-79.586087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4:03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1722" calcext:value-type="float">
            <text:p>40.001722</text:p>
          </table:table-cell>
          <table:table-cell office:value-type="float" office:value="-79.586079" calcext:value-type="float">
            <text:p>-79.58607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4:05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175" calcext:value-type="float">
            <text:p>40.00175</text:p>
          </table:table-cell>
          <table:table-cell office:value-type="float" office:value="-79.58607" calcext:value-type="float">
            <text:p>-79.58607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4:07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1786" calcext:value-type="float">
            <text:p>40.001786</text:p>
          </table:table-cell>
          <table:table-cell office:value-type="float" office:value="-79.586063" calcext:value-type="float">
            <text:p>-79.58606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4:10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1815" calcext:value-type="float">
            <text:p>40.001815</text:p>
          </table:table-cell>
          <table:table-cell office:value-type="float" office:value="-79.58606" calcext:value-type="float">
            <text:p>-79.58606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4:13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1847" calcext:value-type="float">
            <text:p>40.001847</text:p>
          </table:table-cell>
          <table:table-cell office:value-type="float" office:value="-79.586089" calcext:value-type="float">
            <text:p>-79.586089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0:54:17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1861" calcext:value-type="float">
            <text:p>40.001861</text:p>
          </table:table-cell>
          <table:table-cell office:value-type="float" office:value="-79.586128" calcext:value-type="float">
            <text:p>-79.58612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0:54:19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68" calcext:value-type="float">
            <text:p>40.001868</text:p>
          </table:table-cell>
          <table:table-cell office:value-type="float" office:value="-79.586171" calcext:value-type="float">
            <text:p>-79.58617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0:54:21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73" calcext:value-type="float">
            <text:p>40.001873</text:p>
          </table:table-cell>
          <table:table-cell office:value-type="float" office:value="-79.58621" calcext:value-type="float">
            <text:p>-79.58621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0:54:2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78" calcext:value-type="float">
            <text:p>40.001878</text:p>
          </table:table-cell>
          <table:table-cell office:value-type="float" office:value="-79.586255" calcext:value-type="float">
            <text:p>-79.586255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0:54:25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82" calcext:value-type="float">
            <text:p>40.001882</text:p>
          </table:table-cell>
          <table:table-cell office:value-type="float" office:value="-79.586304" calcext:value-type="float">
            <text:p>-79.586304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54:27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1882" calcext:value-type="float">
            <text:p>40.001882</text:p>
          </table:table-cell>
          <table:table-cell office:value-type="float" office:value="-79.586343" calcext:value-type="float">
            <text:p>-79.586343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54:29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188" calcext:value-type="float">
            <text:p>40.00188</text:p>
          </table:table-cell>
          <table:table-cell office:value-type="float" office:value="-79.586385" calcext:value-type="float">
            <text:p>-79.586385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0:54:31Z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0.001885" calcext:value-type="float">
            <text:p>40.001885</text:p>
          </table:table-cell>
          <table:table-cell office:value-type="float" office:value="-79.586428" calcext:value-type="float">
            <text:p>-79.586428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0:54:3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6466" calcext:value-type="float">
            <text:p>-79.586466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0:54:35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6512" calcext:value-type="float">
            <text:p>-79.586512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0:54:37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87" calcext:value-type="float">
            <text:p>40.001887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0:54:39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1884" calcext:value-type="float">
            <text:p>40.001884</text:p>
          </table:table-cell>
          <table:table-cell office:value-type="float" office:value="-79.586607" calcext:value-type="float">
            <text:p>-79.58660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54:41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188" calcext:value-type="float">
            <text:p>40.00188</text:p>
          </table:table-cell>
          <table:table-cell office:value-type="float" office:value="-79.586653" calcext:value-type="float">
            <text:p>-79.586653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0:54:44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1883" calcext:value-type="float">
            <text:p>40.001883</text:p>
          </table:table-cell>
          <table:table-cell office:value-type="float" office:value="-79.586689" calcext:value-type="float">
            <text:p>-79.586689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0:54:48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1889" calcext:value-type="float">
            <text:p>40.001889</text:p>
          </table:table-cell>
          <table:table-cell office:value-type="float" office:value="-79.586732" calcext:value-type="float">
            <text:p>-79.586732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0:54:51Z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.001896" calcext:value-type="float">
            <text:p>40.001896</text:p>
          </table:table-cell>
          <table:table-cell office:value-type="float" office:value="-79.586791" calcext:value-type="float">
            <text:p>-79.58679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0:54:53Z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0.001891" calcext:value-type="float">
            <text:p>40.001891</text:p>
          </table:table-cell>
          <table:table-cell office:value-type="float" office:value="-79.586852" calcext:value-type="float">
            <text:p>-79.586852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0:54:55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1854" calcext:value-type="float">
            <text:p>40.001854</text:p>
          </table:table-cell>
          <table:table-cell office:value-type="float" office:value="-79.586898" calcext:value-type="float">
            <text:p>-79.586898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0:54:57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18" calcext:value-type="float">
            <text:p>40.0018</text:p>
          </table:table-cell>
          <table:table-cell office:value-type="float" office:value="-79.586919" calcext:value-type="float">
            <text:p>-79.586919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0:54:59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1774" calcext:value-type="float">
            <text:p>40.001774</text:p>
          </table:table-cell>
          <table:table-cell office:value-type="float" office:value="-79.586925" calcext:value-type="float">
            <text:p>-79.586925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0:55:00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1725" calcext:value-type="float">
            <text:p>40.001725</text:p>
          </table:table-cell>
          <table:table-cell office:value-type="float" office:value="-79.586928" calcext:value-type="float">
            <text:p>-79.58692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0:55:02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1683" calcext:value-type="float">
            <text:p>40.001683</text:p>
          </table:table-cell>
          <table:table-cell office:value-type="float" office:value="-79.586934" calcext:value-type="float">
            <text:p>-79.586934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0:55:04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1636" calcext:value-type="float">
            <text:p>40.001636</text:p>
          </table:table-cell>
          <table:table-cell office:value-type="float" office:value="-79.586943" calcext:value-type="float">
            <text:p>-79.586943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0:55:06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159" calcext:value-type="float">
            <text:p>40.00159</text:p>
          </table:table-cell>
          <table:table-cell office:value-type="float" office:value="-79.586966" calcext:value-type="float">
            <text:p>-79.586966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55:08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1563" calcext:value-type="float">
            <text:p>40.001563</text:p>
          </table:table-cell>
          <table:table-cell office:value-type="float" office:value="-79.586987" calcext:value-type="float">
            <text:p>-79.586987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55:09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1537" calcext:value-type="float">
            <text:p>40.001537</text:p>
          </table:table-cell>
          <table:table-cell office:value-type="float" office:value="-79.587009" calcext:value-type="float">
            <text:p>-79.587009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0:55:10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1506" calcext:value-type="float">
            <text:p>40.001506</text:p>
          </table:table-cell>
          <table:table-cell office:value-type="float" office:value="-79.587053" calcext:value-type="float">
            <text:p>-79.58705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0:55:12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1496" calcext:value-type="float">
            <text:p>40.001496</text:p>
          </table:table-cell>
          <table:table-cell office:value-type="float" office:value="-79.587096" calcext:value-type="float">
            <text:p>-79.587096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0:55:14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1472" calcext:value-type="float">
            <text:p>40.001472</text:p>
          </table:table-cell>
          <table:table-cell office:value-type="float" office:value="-79.587116" calcext:value-type="float">
            <text:p>-79.58711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0:55:15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1439" calcext:value-type="float">
            <text:p>40.001439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0:55:16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403" calcext:value-type="float">
            <text:p>40.001403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0:55:17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364" calcext:value-type="float">
            <text:p>40.001364</text:p>
          </table:table-cell>
          <table:table-cell office:value-type="float" office:value="-79.587128" calcext:value-type="float">
            <text:p>-79.587128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0:55:18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327" calcext:value-type="float">
            <text:p>40.001327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0:55:19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3" calcext:value-type="float">
            <text:p>40.0013</text:p>
          </table:table-cell>
          <table:table-cell office:value-type="float" office:value="-79.587139" calcext:value-type="float">
            <text:p>-79.587139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0:55:20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258" calcext:value-type="float">
            <text:p>40.001258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0:55:22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215" calcext:value-type="float">
            <text:p>40.001215</text:p>
          </table:table-cell>
          <table:table-cell office:value-type="float" office:value="-79.587176" calcext:value-type="float">
            <text:p>-79.587176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0:55:24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171" calcext:value-type="float">
            <text:p>40.001171</text:p>
          </table:table-cell>
          <table:table-cell office:value-type="float" office:value="-79.587187" calcext:value-type="float">
            <text:p>-79.587187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0:55:26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137" calcext:value-type="float">
            <text:p>40.001137</text:p>
          </table:table-cell>
          <table:table-cell office:value-type="float" office:value="-79.58719" calcext:value-type="float">
            <text:p>-79.58719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0:55:28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099" calcext:value-type="float">
            <text:p>40.001099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0:55:30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064" calcext:value-type="float">
            <text:p>40.001064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0:55:32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032" calcext:value-type="float">
            <text:p>40.001032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0:55:34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0999" calcext:value-type="float">
            <text:p>40.000999</text:p>
          </table:table-cell>
          <table:table-cell office:value-type="float" office:value="-79.587212" calcext:value-type="float">
            <text:p>-79.587212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0:55:36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0968" calcext:value-type="float">
            <text:p>40.000968</text:p>
          </table:table-cell>
          <table:table-cell office:value-type="float" office:value="-79.587214" calcext:value-type="float">
            <text:p>-79.58721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55:39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941" calcext:value-type="float">
            <text:p>40.000941</text:p>
          </table:table-cell>
          <table:table-cell office:value-type="float" office:value="-79.587217" calcext:value-type="float">
            <text:p>-79.58721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0:55:41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915" calcext:value-type="float">
            <text:p>40.000915</text:p>
          </table:table-cell>
          <table:table-cell office:value-type="float" office:value="-79.587226" calcext:value-type="float">
            <text:p>-79.587226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0:55:43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876" calcext:value-type="float">
            <text:p>40.000876</text:p>
          </table:table-cell>
          <table:table-cell office:value-type="float" office:value="-79.587236" calcext:value-type="float">
            <text:p>-79.587236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0:55:46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838" calcext:value-type="float">
            <text:p>40.000838</text:p>
          </table:table-cell>
          <table:table-cell office:value-type="float" office:value="-79.587247" calcext:value-type="float">
            <text:p>-79.587247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0:55:49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801" calcext:value-type="float">
            <text:p>40.000801</text:p>
          </table:table-cell>
          <table:table-cell office:value-type="float" office:value="-79.587248" calcext:value-type="float">
            <text:p>-79.587248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0:55:52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763" calcext:value-type="float">
            <text:p>40.000763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0:55:55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725" calcext:value-type="float">
            <text:p>40.000725</text:p>
          </table:table-cell>
          <table:table-cell office:value-type="float" office:value="-79.587251" calcext:value-type="float">
            <text:p>-79.587251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0:55:58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699" calcext:value-type="float">
            <text:p>40.000699</text:p>
          </table:table-cell>
          <table:table-cell office:value-type="float" office:value="-79.587261" calcext:value-type="float">
            <text:p>-79.587261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0:56:00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672" calcext:value-type="float">
            <text:p>40.000672</text:p>
          </table:table-cell>
          <table:table-cell office:value-type="float" office:value="-79.587275" calcext:value-type="float">
            <text:p>-79.587275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0:56:02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642" calcext:value-type="float">
            <text:p>40.000642</text:p>
          </table:table-cell>
          <table:table-cell office:value-type="float" office:value="-79.587285" calcext:value-type="float">
            <text:p>-79.587285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56:04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603" calcext:value-type="float">
            <text:p>40.000603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56:07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57" calcext:value-type="float">
            <text:p>40.00057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0:56:10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536" calcext:value-type="float">
            <text:p>40.000536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0:56:12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495" calcext:value-type="float">
            <text:p>40.000495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0:56:14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462" calcext:value-type="float">
            <text:p>40.000462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0:56:16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424" calcext:value-type="float">
            <text:p>40.000424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0:56:18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381" calcext:value-type="float">
            <text:p>40.000381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0:56:20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0354" calcext:value-type="float">
            <text:p>40.000354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0:56:21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0309" calcext:value-type="float">
            <text:p>40.000309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0:56:23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0262" calcext:value-type="float">
            <text:p>40.000262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0:56:25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219" calcext:value-type="float">
            <text:p>40.000219</text:p>
          </table:table-cell>
          <table:table-cell office:value-type="float" office:value="-79.587336" calcext:value-type="float">
            <text:p>-79.587336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0:56:27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19" calcext:value-type="float">
            <text:p>40.00019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0:56:28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142" calcext:value-type="float">
            <text:p>40.000142</text:p>
          </table:table-cell>
          <table:table-cell office:value-type="float" office:value="-79.587334" calcext:value-type="float">
            <text:p>-79.58733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6:30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095" calcext:value-type="float">
            <text:p>40.000095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6:32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068" calcext:value-type="float">
            <text:p>40.000068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6:33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036" calcext:value-type="float">
            <text:p>40.000036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6:34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007" calcext:value-type="float">
            <text:p>40.000007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6:35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9.999953" calcext:value-type="float">
            <text:p>39.999953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0:56:3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923" calcext:value-type="float">
            <text:p>39.999923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0:56:38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873" calcext:value-type="float">
            <text:p>39.999873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6:40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84" calcext:value-type="float">
            <text:p>39.99984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6:43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801" calcext:value-type="float">
            <text:p>39.999801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6:45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767" calcext:value-type="float">
            <text:p>39.999767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0:56:48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739" calcext:value-type="float">
            <text:p>39.999739</text:p>
          </table:table-cell>
          <table:table-cell office:value-type="float" office:value="-79.587295" calcext:value-type="float">
            <text:p>-79.587295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0:56:52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708" calcext:value-type="float">
            <text:p>39.999708</text:p>
          </table:table-cell>
          <table:table-cell office:value-type="float" office:value="-79.587284" calcext:value-type="float">
            <text:p>-79.587284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0:56:54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675" calcext:value-type="float">
            <text:p>39.999675</text:p>
          </table:table-cell>
          <table:table-cell office:value-type="float" office:value="-79.587267" calcext:value-type="float">
            <text:p>-79.587267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0:56:56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644" calcext:value-type="float">
            <text:p>39.999644</text:p>
          </table:table-cell>
          <table:table-cell office:value-type="float" office:value="-79.587257" calcext:value-type="float">
            <text:p>-79.587257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0:56:58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605" calcext:value-type="float">
            <text:p>39.999605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0:57:01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577" calcext:value-type="float">
            <text:p>39.999577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0:57:0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9.999548" calcext:value-type="float">
            <text:p>39.999548</text:p>
          </table:table-cell>
          <table:table-cell office:value-type="float" office:value="-79.587215" calcext:value-type="float">
            <text:p>-79.58721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18-07-27T10:57:05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9.99952" calcext:value-type="float">
            <text:p>39.99952</text:p>
          </table:table-cell>
          <table:table-cell office:value-type="float" office:value="-79.587197" calcext:value-type="float">
            <text:p>-79.587197</text:p>
          </table:table-cell>
          <table:table-cell office:value-type="float" office:value="302.2" calcext:value-type="float">
            <text:p>302.2</text:p>
          </table:table-cell>
          <table:table-cell office:value-type="string" calcext:value-type="string">
            <text:p>2018-07-27T10:57:07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495" calcext:value-type="float">
            <text:p>39.999495</text:p>
          </table:table-cell>
          <table:table-cell office:value-type="float" office:value="-79.587179" calcext:value-type="float">
            <text:p>-79.587179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0:57:09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459" calcext:value-type="float">
            <text:p>39.999459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0:57:11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423" calcext:value-type="float">
            <text:p>39.999423</text:p>
          </table:table-cell>
          <table:table-cell office:value-type="float" office:value="-79.587137" calcext:value-type="float">
            <text:p>-79.587137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0:57:13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396" calcext:value-type="float">
            <text:p>39.999396</text:p>
          </table:table-cell>
          <table:table-cell office:value-type="float" office:value="-79.587119" calcext:value-type="float">
            <text:p>-79.587119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0:57:15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367" calcext:value-type="float">
            <text:p>39.999367</text:p>
          </table:table-cell>
          <table:table-cell office:value-type="float" office:value="-79.587099" calcext:value-type="float">
            <text:p>-79.587099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0:57:1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344" calcext:value-type="float">
            <text:p>39.999344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0:57:22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317" calcext:value-type="float">
            <text:p>39.999317</text:p>
          </table:table-cell>
          <table:table-cell office:value-type="float" office:value="-79.587023" calcext:value-type="float">
            <text:p>-79.58702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0:57:25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297" calcext:value-type="float">
            <text:p>39.999297</text:p>
          </table:table-cell>
          <table:table-cell office:value-type="float" office:value="-79.586984" calcext:value-type="float">
            <text:p>-79.586984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0:57:27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9.999289" calcext:value-type="float">
            <text:p>39.999289</text:p>
          </table:table-cell>
          <table:table-cell office:value-type="float" office:value="-79.586949" calcext:value-type="float">
            <text:p>-79.586949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0:57:29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28" calcext:value-type="float">
            <text:p>39.99928</text:p>
          </table:table-cell>
          <table:table-cell office:value-type="float" office:value="-79.586914" calcext:value-type="float">
            <text:p>-79.586914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0:57:31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275" calcext:value-type="float">
            <text:p>39.999275</text:p>
          </table:table-cell>
          <table:table-cell office:value-type="float" office:value="-79.586878" calcext:value-type="float">
            <text:p>-79.586878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0:57:33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278" calcext:value-type="float">
            <text:p>39.999278</text:p>
          </table:table-cell>
          <table:table-cell office:value-type="float" office:value="-79.586831" calcext:value-type="float">
            <text:p>-79.586831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2018-07-27T10:57:35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9.999285" calcext:value-type="float">
            <text:p>39.999285</text:p>
          </table:table-cell>
          <table:table-cell office:value-type="float" office:value="-79.586789" calcext:value-type="float">
            <text:p>-79.586789</text:p>
          </table:table-cell>
          <table:table-cell office:value-type="float" office:value="303.8" calcext:value-type="float">
            <text:p>303.8</text:p>
          </table:table-cell>
          <table:table-cell office:value-type="string" calcext:value-type="string">
            <text:p>2018-07-27T10:57:37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311" calcext:value-type="float">
            <text:p>39.999311</text:p>
          </table:table-cell>
          <table:table-cell office:value-type="float" office:value="-79.586751" calcext:value-type="float">
            <text:p>-79.58675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018-07-27T10:57:39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338" calcext:value-type="float">
            <text:p>39.999338</text:p>
          </table:table-cell>
          <table:table-cell office:value-type="float" office:value="-79.586727" calcext:value-type="float">
            <text:p>-79.58672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018-07-27T10:57:41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9.99938" calcext:value-type="float">
            <text:p>39.99938</text:p>
          </table:table-cell>
          <table:table-cell office:value-type="float" office:value="-79.586697" calcext:value-type="float">
            <text:p>-79.586697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2018-07-27T10:57:43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9.999409" calcext:value-type="float">
            <text:p>39.999409</text:p>
          </table:table-cell>
          <table:table-cell office:value-type="float" office:value="-79.586682" calcext:value-type="float">
            <text:p>-79.586682</text:p>
          </table:table-cell>
          <table:table-cell office:value-type="float" office:value="303.5" calcext:value-type="float">
            <text:p>303.5</text:p>
          </table:table-cell>
          <table:table-cell office:value-type="string" calcext:value-type="string">
            <text:p>2018-07-27T10:57:44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454" calcext:value-type="float">
            <text:p>39.999454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0:57:46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498" calcext:value-type="float">
            <text:p>39.999498</text:p>
          </table:table-cell>
          <table:table-cell office:value-type="float" office:value="-79.586639" calcext:value-type="float">
            <text:p>-79.586639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0:57:4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542" calcext:value-type="float">
            <text:p>39.999542</text:p>
          </table:table-cell>
          <table:table-cell office:value-type="float" office:value="-79.586618" calcext:value-type="float">
            <text:p>-79.586618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0:57:50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57" calcext:value-type="float">
            <text:p>39.99957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0:57:51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599" calcext:value-type="float">
            <text:p>39.999599</text:p>
          </table:table-cell>
          <table:table-cell office:value-type="float" office:value="-79.586592" calcext:value-type="float">
            <text:p>-79.58659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0:57:52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628" calcext:value-type="float">
            <text:p>39.999628</text:p>
          </table:table-cell>
          <table:table-cell office:value-type="float" office:value="-79.586579" calcext:value-type="float">
            <text:p>-79.586579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0:57:5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9.999682" calcext:value-type="float">
            <text:p>39.999682</text:p>
          </table:table-cell>
          <table:table-cell office:value-type="float" office:value="-79.586556" calcext:value-type="float">
            <text:p>-79.586556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0:57:5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711" calcext:value-type="float">
            <text:p>39.999711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0:57:56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755" calcext:value-type="float">
            <text:p>39.999755</text:p>
          </table:table-cell>
          <table:table-cell office:value-type="float" office:value="-79.586537" calcext:value-type="float">
            <text:p>-79.586537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0:57:58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9.999804" calcext:value-type="float">
            <text:p>39.999804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0:58:00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843" calcext:value-type="float">
            <text:p>39.999843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0:58:02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874" calcext:value-type="float">
            <text:p>39.999874</text:p>
          </table:table-cell>
          <table:table-cell office:value-type="float" office:value="-79.58652" calcext:value-type="float">
            <text:p>-79.5865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0:58:04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904" calcext:value-type="float">
            <text:p>39.999904</text:p>
          </table:table-cell>
          <table:table-cell office:value-type="float" office:value="-79.586514" calcext:value-type="float">
            <text:p>-79.586514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0:58:06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93" calcext:value-type="float">
            <text:p>39.99993</text:p>
          </table:table-cell>
          <table:table-cell office:value-type="float" office:value="-79.586503" calcext:value-type="float">
            <text:p>-79.586503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0:58:08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962" calcext:value-type="float">
            <text:p>39.999962</text:p>
          </table:table-cell>
          <table:table-cell office:value-type="float" office:value="-79.586492" calcext:value-type="float">
            <text:p>-79.586492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0:58:10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0004" calcext:value-type="float">
            <text:p>40.000004</text:p>
          </table:table-cell>
          <table:table-cell office:value-type="float" office:value="-79.586486" calcext:value-type="float">
            <text:p>-79.586486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0:58:12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048" calcext:value-type="float">
            <text:p>40.000048</text:p>
          </table:table-cell>
          <table:table-cell office:value-type="float" office:value="-79.586486" calcext:value-type="float">
            <text:p>-79.586486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0:58:1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082" calcext:value-type="float">
            <text:p>40.000082</text:p>
          </table:table-cell>
          <table:table-cell office:value-type="float" office:value="-79.586482" calcext:value-type="float">
            <text:p>-79.586482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0:58:16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114" calcext:value-type="float">
            <text:p>40.000114</text:p>
          </table:table-cell>
          <table:table-cell office:value-type="float" office:value="-79.586478" calcext:value-type="float">
            <text:p>-79.586478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0:58:18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146" calcext:value-type="float">
            <text:p>40.000146</text:p>
          </table:table-cell>
          <table:table-cell office:value-type="float" office:value="-79.586479" calcext:value-type="float">
            <text:p>-79.586479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0:58:21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175" calcext:value-type="float">
            <text:p>40.000175</text:p>
          </table:table-cell>
          <table:table-cell office:value-type="float" office:value="-79.586471" calcext:value-type="float">
            <text:p>-79.586471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0:58:26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0206" calcext:value-type="float">
            <text:p>40.000206</text:p>
          </table:table-cell>
          <table:table-cell office:value-type="float" office:value="-79.586458" calcext:value-type="float">
            <text:p>-79.586458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8:29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0232" calcext:value-type="float">
            <text:p>40.000232</text:p>
          </table:table-cell>
          <table:table-cell office:value-type="float" office:value="-79.586446" calcext:value-type="float">
            <text:p>-79.586446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8:31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0264" calcext:value-type="float">
            <text:p>40.000264</text:p>
          </table:table-cell>
          <table:table-cell office:value-type="float" office:value="-79.586431" calcext:value-type="float">
            <text:p>-79.5864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8:33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298" calcext:value-type="float">
            <text:p>40.000298</text:p>
          </table:table-cell>
          <table:table-cell office:value-type="float" office:value="-79.58642" calcext:value-type="float">
            <text:p>-79.5864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8:35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348" calcext:value-type="float">
            <text:p>40.000348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8:37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0403" calcext:value-type="float">
            <text:p>40.000403</text:p>
          </table:table-cell>
          <table:table-cell office:value-type="float" office:value="-79.586399" calcext:value-type="float">
            <text:p>-79.586399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8:39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0434" calcext:value-type="float">
            <text:p>40.000434</text:p>
          </table:table-cell>
          <table:table-cell office:value-type="float" office:value="-79.586393" calcext:value-type="float">
            <text:p>-79.586393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0:58:40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0466" calcext:value-type="float">
            <text:p>40.000466</text:p>
          </table:table-cell>
          <table:table-cell office:value-type="float" office:value="-79.586387" calcext:value-type="float">
            <text:p>-79.586387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8:41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0496" calcext:value-type="float">
            <text:p>40.000496</text:p>
          </table:table-cell>
          <table:table-cell office:value-type="float" office:value="-79.586381" calcext:value-type="float">
            <text:p>-79.586381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0:58:42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524" calcext:value-type="float">
            <text:p>40.000524</text:p>
          </table:table-cell>
          <table:table-cell office:value-type="float" office:value="-79.586374" calcext:value-type="float">
            <text:p>-79.58637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0:58:43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571" calcext:value-type="float">
            <text:p>40.000571</text:p>
          </table:table-cell>
          <table:table-cell office:value-type="float" office:value="-79.586357" calcext:value-type="float">
            <text:p>-79.586357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0:58:45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619" calcext:value-type="float">
            <text:p>40.000619</text:p>
          </table:table-cell>
          <table:table-cell office:value-type="float" office:value="-79.586333" calcext:value-type="float">
            <text:p>-79.58633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0:58:47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668" calcext:value-type="float">
            <text:p>40.000668</text:p>
          </table:table-cell>
          <table:table-cell office:value-type="float" office:value="-79.586307" calcext:value-type="float">
            <text:p>-79.586307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8:49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697" calcext:value-type="float">
            <text:p>40.000697</text:p>
          </table:table-cell>
          <table:table-cell office:value-type="float" office:value="-79.586294" calcext:value-type="float">
            <text:p>-79.586294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8:50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725" calcext:value-type="float">
            <text:p>40.000725</text:p>
          </table:table-cell>
          <table:table-cell office:value-type="float" office:value="-79.586286" calcext:value-type="float">
            <text:p>-79.58628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8:51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753" calcext:value-type="float">
            <text:p>40.000753</text:p>
          </table:table-cell>
          <table:table-cell office:value-type="float" office:value="-79.586283" calcext:value-type="float">
            <text:p>-79.58628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8:52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785" calcext:value-type="float">
            <text:p>40.000785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8:53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832" calcext:value-type="float">
            <text:p>40.000832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8:55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879" calcext:value-type="float">
            <text:p>40.000879</text:p>
          </table:table-cell>
          <table:table-cell office:value-type="float" office:value="-79.586273" calcext:value-type="float">
            <text:p>-79.58627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8:5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931" calcext:value-type="float">
            <text:p>40.000931</text:p>
          </table:table-cell>
          <table:table-cell office:value-type="float" office:value="-79.586258" calcext:value-type="float">
            <text:p>-79.58625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8:59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0958" calcext:value-type="float">
            <text:p>40.000958</text:p>
          </table:table-cell>
          <table:table-cell office:value-type="float" office:value="-79.586253" calcext:value-type="float">
            <text:p>-79.58625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00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99" calcext:value-type="float">
            <text:p>40.00099</text:p>
          </table:table-cell>
          <table:table-cell office:value-type="float" office:value="-79.586244" calcext:value-type="float">
            <text:p>-79.58624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02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028" calcext:value-type="float">
            <text:p>40.001028</text:p>
          </table:table-cell>
          <table:table-cell office:value-type="float" office:value="-79.586228" calcext:value-type="float">
            <text:p>-79.58622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05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058" calcext:value-type="float">
            <text:p>40.001058</text:p>
          </table:table-cell>
          <table:table-cell office:value-type="float" office:value="-79.586214" calcext:value-type="float">
            <text:p>-79.58621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07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097" calcext:value-type="float">
            <text:p>40.001097</text:p>
          </table:table-cell>
          <table:table-cell office:value-type="float" office:value="-79.586208" calcext:value-type="float">
            <text:p>-79.58620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10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13" calcext:value-type="float">
            <text:p>40.00113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12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163" calcext:value-type="float">
            <text:p>40.001163</text:p>
          </table:table-cell>
          <table:table-cell office:value-type="float" office:value="-79.586201" calcext:value-type="float">
            <text:p>-79.58620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14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193" calcext:value-type="float">
            <text:p>40.001193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9:16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227" calcext:value-type="float">
            <text:p>40.001227</text:p>
          </table:table-cell>
          <table:table-cell office:value-type="float" office:value="-79.586202" calcext:value-type="float">
            <text:p>-79.586202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9:1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262" calcext:value-type="float">
            <text:p>40.001262</text:p>
          </table:table-cell>
          <table:table-cell office:value-type="float" office:value="-79.586197" calcext:value-type="float">
            <text:p>-79.586197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9:20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297" calcext:value-type="float">
            <text:p>40.001297</text:p>
          </table:table-cell>
          <table:table-cell office:value-type="float" office:value="-79.586187" calcext:value-type="float">
            <text:p>-79.586187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22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329" calcext:value-type="float">
            <text:p>40.001329</text:p>
          </table:table-cell>
          <table:table-cell office:value-type="float" office:value="-79.586186" calcext:value-type="float">
            <text:p>-79.586186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24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356" calcext:value-type="float">
            <text:p>40.001356</text:p>
          </table:table-cell>
          <table:table-cell office:value-type="float" office:value="-79.586185" calcext:value-type="float">
            <text:p>-79.58618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26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394" calcext:value-type="float">
            <text:p>40.001394</text:p>
          </table:table-cell>
          <table:table-cell office:value-type="float" office:value="-79.586179" calcext:value-type="float">
            <text:p>-79.58617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29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424" calcext:value-type="float">
            <text:p>40.001424</text:p>
          </table:table-cell>
          <table:table-cell office:value-type="float" office:value="-79.586173" calcext:value-type="float">
            <text:p>-79.58617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31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459" calcext:value-type="float">
            <text:p>40.001459</text:p>
          </table:table-cell>
          <table:table-cell office:value-type="float" office:value="-79.58616" calcext:value-type="float">
            <text:p>-79.5861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9:34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498" calcext:value-type="float">
            <text:p>40.001498</text:p>
          </table:table-cell>
          <table:table-cell office:value-type="float" office:value="-79.586147" calcext:value-type="float">
            <text:p>-79.586147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0:59:36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526" calcext:value-type="float">
            <text:p>40.001526</text:p>
          </table:table-cell>
          <table:table-cell office:value-type="float" office:value="-79.586146" calcext:value-type="float">
            <text:p>-79.58614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9:37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559" calcext:value-type="float">
            <text:p>40.001559</text:p>
          </table:table-cell>
          <table:table-cell office:value-type="float" office:value="-79.586151" calcext:value-type="float">
            <text:p>-79.586151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9:38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592" calcext:value-type="float">
            <text:p>40.001592</text:p>
          </table:table-cell>
          <table:table-cell office:value-type="float" office:value="-79.586157" calcext:value-type="float">
            <text:p>-79.586157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0:59:39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624" calcext:value-type="float">
            <text:p>40.001624</text:p>
          </table:table-cell>
          <table:table-cell office:value-type="float" office:value="-79.586159" calcext:value-type="float">
            <text:p>-79.58615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40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677" calcext:value-type="float">
            <text:p>40.001677</text:p>
          </table:table-cell>
          <table:table-cell office:value-type="float" office:value="-79.586141" calcext:value-type="float">
            <text:p>-79.58614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4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713" calcext:value-type="float">
            <text:p>40.001713</text:p>
          </table:table-cell>
          <table:table-cell office:value-type="float" office:value="-79.586128" calcext:value-type="float">
            <text:p>-79.58612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43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747" calcext:value-type="float">
            <text:p>40.001747</text:p>
          </table:table-cell>
          <table:table-cell office:value-type="float" office:value="-79.586116" calcext:value-type="float">
            <text:p>-79.586116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44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792" calcext:value-type="float">
            <text:p>40.001792</text:p>
          </table:table-cell>
          <table:table-cell office:value-type="float" office:value="-79.586099" calcext:value-type="float">
            <text:p>-79.58609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4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34" calcext:value-type="float">
            <text:p>40.001834</text:p>
          </table:table-cell>
          <table:table-cell office:value-type="float" office:value="-79.586083" calcext:value-type="float">
            <text:p>-79.58608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0:59:48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74" calcext:value-type="float">
            <text:p>40.001874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0:59:50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907" calcext:value-type="float">
            <text:p>40.001907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0:59:52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913" calcext:value-type="float">
            <text:p>40.001913</text:p>
          </table:table-cell>
          <table:table-cell office:value-type="float" office:value="-79.586182" calcext:value-type="float">
            <text:p>-79.58618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0:59:53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911" calcext:value-type="float">
            <text:p>40.001911</text:p>
          </table:table-cell>
          <table:table-cell office:value-type="float" office:value="-79.586224" calcext:value-type="float">
            <text:p>-79.586224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0:59:54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905" calcext:value-type="float">
            <text:p>40.001905</text:p>
          </table:table-cell>
          <table:table-cell office:value-type="float" office:value="-79.586259" calcext:value-type="float">
            <text:p>-79.586259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0:59:55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6319" calcext:value-type="float">
            <text:p>-79.586319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0:59:57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89" calcext:value-type="float">
            <text:p>40.00189</text:p>
          </table:table-cell>
          <table:table-cell office:value-type="float" office:value="-79.586359" calcext:value-type="float">
            <text:p>-79.586359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0:59:58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889" calcext:value-type="float">
            <text:p>40.001889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0:59:59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891" calcext:value-type="float">
            <text:p>40.001891</text:p>
          </table:table-cell>
          <table:table-cell office:value-type="float" office:value="-79.586431" calcext:value-type="float">
            <text:p>-79.586431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00:00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6469" calcext:value-type="float">
            <text:p>-79.586469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00:01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895" calcext:value-type="float">
            <text:p>40.001895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00:02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894" calcext:value-type="float">
            <text:p>40.001894</text:p>
          </table:table-cell>
          <table:table-cell office:value-type="float" office:value="-79.58655" calcext:value-type="float">
            <text:p>-79.58655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00:03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00:04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1891" calcext:value-type="float">
            <text:p>40.001891</text:p>
          </table:table-cell>
          <table:table-cell office:value-type="float" office:value="-79.586657" calcext:value-type="float">
            <text:p>-79.586657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00:06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891" calcext:value-type="float">
            <text:p>40.001891</text:p>
          </table:table-cell>
          <table:table-cell office:value-type="float" office:value="-79.586723" calcext:value-type="float">
            <text:p>-79.586723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00:08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40.0019" calcext:value-type="float">
            <text:p>40.0019</text:p>
          </table:table-cell>
          <table:table-cell office:value-type="float" office:value="-79.586792" calcext:value-type="float">
            <text:p>-79.586792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00:10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0.001907" calcext:value-type="float">
            <text:p>40.001907</text:p>
          </table:table-cell>
          <table:table-cell office:value-type="float" office:value="-79.586826" calcext:value-type="float">
            <text:p>-79.586826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0:11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0.001912" calcext:value-type="float">
            <text:p>40.001912</text:p>
          </table:table-cell>
          <table:table-cell office:value-type="float" office:value="-79.586861" calcext:value-type="float">
            <text:p>-79.586861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0:12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0.001904" calcext:value-type="float">
            <text:p>40.001904</text:p>
          </table:table-cell>
          <table:table-cell office:value-type="float" office:value="-79.586909" calcext:value-type="float">
            <text:p>-79.586909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0:14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0.001868" calcext:value-type="float">
            <text:p>40.001868</text:p>
          </table:table-cell>
          <table:table-cell office:value-type="float" office:value="-79.586928" calcext:value-type="float">
            <text:p>-79.586928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0:16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0.001822" calcext:value-type="float">
            <text:p>40.001822</text:p>
          </table:table-cell>
          <table:table-cell office:value-type="float" office:value="-79.586935" calcext:value-type="float">
            <text:p>-79.586935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0:18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0.001784" calcext:value-type="float">
            <text:p>40.001784</text:p>
          </table:table-cell>
          <table:table-cell office:value-type="float" office:value="-79.586948" calcext:value-type="float">
            <text:p>-79.58694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0:20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1754" calcext:value-type="float">
            <text:p>40.001754</text:p>
          </table:table-cell>
          <table:table-cell office:value-type="float" office:value="-79.586955" calcext:value-type="float">
            <text:p>-79.586955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0:22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726" calcext:value-type="float">
            <text:p>40.001726</text:p>
          </table:table-cell>
          <table:table-cell office:value-type="float" office:value="-79.586961" calcext:value-type="float">
            <text:p>-79.58696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0:24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684" calcext:value-type="float">
            <text:p>40.001684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0:26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655" calcext:value-type="float">
            <text:p>40.001655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0:28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622" calcext:value-type="float">
            <text:p>40.001622</text:p>
          </table:table-cell>
          <table:table-cell office:value-type="float" office:value="-79.586987" calcext:value-type="float">
            <text:p>-79.586987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00:30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582" calcext:value-type="float">
            <text:p>40.001582</text:p>
          </table:table-cell>
          <table:table-cell office:value-type="float" office:value="-79.586997" calcext:value-type="float">
            <text:p>-79.586997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00:32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541" calcext:value-type="float">
            <text:p>40.001541</text:p>
          </table:table-cell>
          <table:table-cell office:value-type="float" office:value="-79.587014" calcext:value-type="float">
            <text:p>-79.587014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00:34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506" calcext:value-type="float">
            <text:p>40.001506</text:p>
          </table:table-cell>
          <table:table-cell office:value-type="float" office:value="-79.587039" calcext:value-type="float">
            <text:p>-79.587039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1:00:36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477" calcext:value-type="float">
            <text:p>40.001477</text:p>
          </table:table-cell>
          <table:table-cell office:value-type="float" office:value="-79.587064" calcext:value-type="float">
            <text:p>-79.58706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00:3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455" calcext:value-type="float">
            <text:p>40.001455</text:p>
          </table:table-cell>
          <table:table-cell office:value-type="float" office:value="-79.587089" calcext:value-type="float">
            <text:p>-79.58708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00:41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424" calcext:value-type="float">
            <text:p>40.001424</text:p>
          </table:table-cell>
          <table:table-cell office:value-type="float" office:value="-79.587105" calcext:value-type="float">
            <text:p>-79.587105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00:46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393" calcext:value-type="float">
            <text:p>40.001393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00:51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369" calcext:value-type="float">
            <text:p>40.001369</text:p>
          </table:table-cell>
          <table:table-cell office:value-type="float" office:value="-79.587152" calcext:value-type="float">
            <text:p>-79.587152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00:53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331" calcext:value-type="float">
            <text:p>40.001331</text:p>
          </table:table-cell>
          <table:table-cell office:value-type="float" office:value="-79.587162" calcext:value-type="float">
            <text:p>-79.587162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0:55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289" calcext:value-type="float">
            <text:p>40.001289</text:p>
          </table:table-cell>
          <table:table-cell office:value-type="float" office:value="-79.58717" calcext:value-type="float">
            <text:p>-79.58717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0:57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251" calcext:value-type="float">
            <text:p>40.001251</text:p>
          </table:table-cell>
          <table:table-cell office:value-type="float" office:value="-79.587175" calcext:value-type="float">
            <text:p>-79.587175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0:59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224" calcext:value-type="float">
            <text:p>40.001224</text:p>
          </table:table-cell>
          <table:table-cell office:value-type="float" office:value="-79.587181" calcext:value-type="float">
            <text:p>-79.58718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1:01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1189" calcext:value-type="float">
            <text:p>40.001189</text:p>
          </table:table-cell>
          <table:table-cell office:value-type="float" office:value="-79.587187" calcext:value-type="float">
            <text:p>-79.587187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1:03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115" calcext:value-type="float">
            <text:p>40.00115</text:p>
          </table:table-cell>
          <table:table-cell office:value-type="float" office:value="-79.587191" calcext:value-type="float">
            <text:p>-79.587191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01:05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1104" calcext:value-type="float">
            <text:p>40.001104</text:p>
          </table:table-cell>
          <table:table-cell office:value-type="float" office:value="-79.587198" calcext:value-type="float">
            <text:p>-79.587198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01:07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1068" calcext:value-type="float">
            <text:p>40.001068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01:09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1031" calcext:value-type="float">
            <text:p>40.001031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01:12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1003" calcext:value-type="float">
            <text:p>40.001003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01:16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0972" calcext:value-type="float">
            <text:p>40.000972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01:18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0937" calcext:value-type="float">
            <text:p>40.000937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01:20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0903" calcext:value-type="float">
            <text:p>40.000903</text:p>
          </table:table-cell>
          <table:table-cell office:value-type="float" office:value="-79.587247" calcext:value-type="float">
            <text:p>-79.587247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01:22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0861" calcext:value-type="float">
            <text:p>40.000861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01:24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0807" calcext:value-type="float">
            <text:p>40.000807</text:p>
          </table:table-cell>
          <table:table-cell office:value-type="float" office:value="-79.587276" calcext:value-type="float">
            <text:p>-79.587276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01:26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0778" calcext:value-type="float">
            <text:p>40.000778</text:p>
          </table:table-cell>
          <table:table-cell office:value-type="float" office:value="-79.587282" calcext:value-type="float">
            <text:p>-79.587282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01:27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0728" calcext:value-type="float">
            <text:p>40.000728</text:p>
          </table:table-cell>
          <table:table-cell office:value-type="float" office:value="-79.587291" calcext:value-type="float">
            <text:p>-79.587291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01:29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676" calcext:value-type="float">
            <text:p>40.000676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01:31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65" calcext:value-type="float">
            <text:p>40.00065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01:32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621" calcext:value-type="float">
            <text:p>40.000621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01:3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568" calcext:value-type="float">
            <text:p>40.000568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01:3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541" calcext:value-type="float">
            <text:p>40.000541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01:3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513" calcext:value-type="float">
            <text:p>40.000513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01:3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486" calcext:value-type="float">
            <text:p>40.000486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01:38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458" calcext:value-type="float">
            <text:p>40.000458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01:3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406" calcext:value-type="float">
            <text:p>40.000406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01:41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375" calcext:value-type="float">
            <text:p>40.000375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01:42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339" calcext:value-type="float">
            <text:p>40.000339</text:p>
          </table:table-cell>
          <table:table-cell office:value-type="float" office:value="-79.587362" calcext:value-type="float">
            <text:p>-79.58736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01:43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304" calcext:value-type="float">
            <text:p>40.000304</text:p>
          </table:table-cell>
          <table:table-cell office:value-type="float" office:value="-79.587362" calcext:value-type="float">
            <text:p>-79.58736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01:4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0273" calcext:value-type="float">
            <text:p>40.000273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01:45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243" calcext:value-type="float">
            <text:p>40.000243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01:4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214" calcext:value-type="float">
            <text:p>40.000214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01:47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186" calcext:value-type="float">
            <text:p>40.000186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01:48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0142" calcext:value-type="float">
            <text:p>40.000142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1:50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0113" calcext:value-type="float">
            <text:p>40.000113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1:52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0085" calcext:value-type="float">
            <text:p>40.000085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1:55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0053" calcext:value-type="float">
            <text:p>40.000053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1:59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0024" calcext:value-type="float">
            <text:p>40.000024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2:02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987" calcext:value-type="float">
            <text:p>39.999987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02:0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954" calcext:value-type="float">
            <text:p>39.999954</text:p>
          </table:table-cell>
          <table:table-cell office:value-type="float" office:value="-79.587301" calcext:value-type="float">
            <text:p>-79.587301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1:02:06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92" calcext:value-type="float">
            <text:p>39.99992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02:08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876" calcext:value-type="float">
            <text:p>39.999876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2:10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838" calcext:value-type="float">
            <text:p>39.999838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2:12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803" calcext:value-type="float">
            <text:p>39.999803</text:p>
          </table:table-cell>
          <table:table-cell office:value-type="float" office:value="-79.587301" calcext:value-type="float">
            <text:p>-79.587301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2:14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758" calcext:value-type="float">
            <text:p>39.999758</text:p>
          </table:table-cell>
          <table:table-cell office:value-type="float" office:value="-79.587286" calcext:value-type="float">
            <text:p>-79.587286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02:1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723" calcext:value-type="float">
            <text:p>39.999723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02:18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685" calcext:value-type="float">
            <text:p>39.999685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02:20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653" calcext:value-type="float">
            <text:p>39.999653</text:p>
          </table:table-cell>
          <table:table-cell office:value-type="float" office:value="-79.587251" calcext:value-type="float">
            <text:p>-79.587251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02:22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612" calcext:value-type="float">
            <text:p>39.999612</text:p>
          </table:table-cell>
          <table:table-cell office:value-type="float" office:value="-79.587243" calcext:value-type="float">
            <text:p>-79.587243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02:24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566" calcext:value-type="float">
            <text:p>39.999566</text:p>
          </table:table-cell>
          <table:table-cell office:value-type="float" office:value="-79.587228" calcext:value-type="float">
            <text:p>-79.587228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1:02:2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534" calcext:value-type="float">
            <text:p>39.999534</text:p>
          </table:table-cell>
          <table:table-cell office:value-type="float" office:value="-79.587214" calcext:value-type="float">
            <text:p>-79.587214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02:28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5" calcext:value-type="float">
            <text:p>39.9995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302.2" calcext:value-type="float">
            <text:p>302.2</text:p>
          </table:table-cell>
          <table:table-cell office:value-type="string" calcext:value-type="string">
            <text:p>2018-07-27T11:02:30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473" calcext:value-type="float">
            <text:p>39.999473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02:32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446" calcext:value-type="float">
            <text:p>39.999446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2:34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415" calcext:value-type="float">
            <text:p>39.999415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2:37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387" calcext:value-type="float">
            <text:p>39.999387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02:39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357" calcext:value-type="float">
            <text:p>39.999357</text:p>
          </table:table-cell>
          <table:table-cell office:value-type="float" office:value="-79.587121" calcext:value-type="float">
            <text:p>-79.587121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02:41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342" calcext:value-type="float">
            <text:p>39.999342</text:p>
          </table:table-cell>
          <table:table-cell office:value-type="float" office:value="-79.587086" calcext:value-type="float">
            <text:p>-79.587086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1:02:45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32" calcext:value-type="float">
            <text:p>39.99932</text:p>
          </table:table-cell>
          <table:table-cell office:value-type="float" office:value="-79.587042" calcext:value-type="float">
            <text:p>-79.58704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02:48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289" calcext:value-type="float">
            <text:p>39.999289</text:p>
          </table:table-cell>
          <table:table-cell office:value-type="float" office:value="-79.587001" calcext:value-type="float">
            <text:p>-79.587001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1:02:51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277" calcext:value-type="float">
            <text:p>39.999277</text:p>
          </table:table-cell>
          <table:table-cell office:value-type="float" office:value="-79.586953" calcext:value-type="float">
            <text:p>-79.586953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02:53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274" calcext:value-type="float">
            <text:p>39.999274</text:p>
          </table:table-cell>
          <table:table-cell office:value-type="float" office:value="-79.586895" calcext:value-type="float">
            <text:p>-79.586895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02:5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26" calcext:value-type="float">
            <text:p>39.99926</text:p>
          </table:table-cell>
          <table:table-cell office:value-type="float" office:value="-79.586853" calcext:value-type="float">
            <text:p>-79.586853</text:p>
          </table:table-cell>
          <table:table-cell office:value-type="float" office:value="303.5" calcext:value-type="float">
            <text:p>303.5</text:p>
          </table:table-cell>
          <table:table-cell office:value-type="string" calcext:value-type="string">
            <text:p>2018-07-27T11:02:58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9.999252" calcext:value-type="float">
            <text:p>39.999252</text:p>
          </table:table-cell>
          <table:table-cell office:value-type="float" office:value="-79.5868" calcext:value-type="float">
            <text:p>-79.5868</text:p>
          </table:table-cell>
          <table:table-cell office:value-type="float" office:value="303.8" calcext:value-type="float">
            <text:p>303.8</text:p>
          </table:table-cell>
          <table:table-cell office:value-type="string" calcext:value-type="string">
            <text:p>2018-07-27T11:03:0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275" calcext:value-type="float">
            <text:p>39.999275</text:p>
          </table:table-cell>
          <table:table-cell office:value-type="float" office:value="-79.586749" calcext:value-type="float">
            <text:p>-79.586749</text:p>
          </table:table-cell>
          <table:table-cell office:value-type="float" office:value="304.1" calcext:value-type="float">
            <text:p>304.1</text:p>
          </table:table-cell>
          <table:table-cell office:value-type="string" calcext:value-type="string">
            <text:p>2018-07-27T11:03:03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298" calcext:value-type="float">
            <text:p>39.999298</text:p>
          </table:table-cell>
          <table:table-cell office:value-type="float" office:value="-79.586727" calcext:value-type="float">
            <text:p>-79.58672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018-07-27T11:03:04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325" calcext:value-type="float">
            <text:p>39.999325</text:p>
          </table:table-cell>
          <table:table-cell office:value-type="float" office:value="-79.586708" calcext:value-type="float">
            <text:p>-79.586708</text:p>
          </table:table-cell>
          <table:table-cell office:value-type="float" office:value="303.8" calcext:value-type="float">
            <text:p>303.8</text:p>
          </table:table-cell>
          <table:table-cell office:value-type="string" calcext:value-type="string">
            <text:p>2018-07-27T11:03:05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351" calcext:value-type="float">
            <text:p>39.999351</text:p>
          </table:table-cell>
          <table:table-cell office:value-type="float" office:value="-79.586696" calcext:value-type="float">
            <text:p>-79.586696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2018-07-27T11:03:06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397" calcext:value-type="float">
            <text:p>39.999397</text:p>
          </table:table-cell>
          <table:table-cell office:value-type="float" office:value="-79.58667" calcext:value-type="float">
            <text:p>-79.58667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03:08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437" calcext:value-type="float">
            <text:p>39.999437</text:p>
          </table:table-cell>
          <table:table-cell office:value-type="float" office:value="-79.586647" calcext:value-type="float">
            <text:p>-79.586647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03:10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482" calcext:value-type="float">
            <text:p>39.999482</text:p>
          </table:table-cell>
          <table:table-cell office:value-type="float" office:value="-79.586631" calcext:value-type="float">
            <text:p>-79.586631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2018-07-27T11:03:12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531" calcext:value-type="float">
            <text:p>39.999531</text:p>
          </table:table-cell>
          <table:table-cell office:value-type="float" office:value="-79.586613" calcext:value-type="float">
            <text:p>-79.5866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1:03:1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576" calcext:value-type="float">
            <text:p>39.999576</text:p>
          </table:table-cell>
          <table:table-cell office:value-type="float" office:value="-79.586594" calcext:value-type="float">
            <text:p>-79.586594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03:1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613" calcext:value-type="float">
            <text:p>39.999613</text:p>
          </table:table-cell>
          <table:table-cell office:value-type="float" office:value="-79.586565" calcext:value-type="float">
            <text:p>-79.586565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1:03:18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653" calcext:value-type="float">
            <text:p>39.999653</text:p>
          </table:table-cell>
          <table:table-cell office:value-type="float" office:value="-79.586544" calcext:value-type="float">
            <text:p>-79.586544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03:20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704" calcext:value-type="float">
            <text:p>39.999704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3:22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732" calcext:value-type="float">
            <text:p>39.999732</text:p>
          </table:table-cell>
          <table:table-cell office:value-type="float" office:value="-79.58652" calcext:value-type="float">
            <text:p>-79.58652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3:23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763" calcext:value-type="float">
            <text:p>39.999763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3:24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793" calcext:value-type="float">
            <text:p>39.999793</text:p>
          </table:table-cell>
          <table:table-cell office:value-type="float" office:value="-79.586504" calcext:value-type="float">
            <text:p>-79.586504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3:25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843" calcext:value-type="float">
            <text:p>39.999843</text:p>
          </table:table-cell>
          <table:table-cell office:value-type="float" office:value="-79.586497" calcext:value-type="float">
            <text:p>-79.586497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03:27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89" calcext:value-type="float">
            <text:p>39.99989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1:03:29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93" calcext:value-type="float">
            <text:p>39.99993</text:p>
          </table:table-cell>
          <table:table-cell office:value-type="float" office:value="-79.586481" calcext:value-type="float">
            <text:p>-79.586481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03:31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962" calcext:value-type="float">
            <text:p>39.999962</text:p>
          </table:table-cell>
          <table:table-cell office:value-type="float" office:value="-79.58647" calcext:value-type="float">
            <text:p>-79.58647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03:33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991" calcext:value-type="float">
            <text:p>39.999991</text:p>
          </table:table-cell>
          <table:table-cell office:value-type="float" office:value="-79.586458" calcext:value-type="float">
            <text:p>-79.586458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03:35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034" calcext:value-type="float">
            <text:p>40.000034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03:37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075" calcext:value-type="float">
            <text:p>40.000075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03:39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11" calcext:value-type="float">
            <text:p>40.00011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03:41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016" calcext:value-type="float">
            <text:p>40.00016</text:p>
          </table:table-cell>
          <table:table-cell office:value-type="float" office:value="-79.586443" calcext:value-type="float">
            <text:p>-79.586443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03:43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201" calcext:value-type="float">
            <text:p>40.000201</text:p>
          </table:table-cell>
          <table:table-cell office:value-type="float" office:value="-79.586435" calcext:value-type="float">
            <text:p>-79.586435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3:45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234" calcext:value-type="float">
            <text:p>40.000234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3:47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273" calcext:value-type="float">
            <text:p>40.000273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3:49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315" calcext:value-type="float">
            <text:p>40.000315</text:p>
          </table:table-cell>
          <table:table-cell office:value-type="float" office:value="-79.586374" calcext:value-type="float">
            <text:p>-79.58637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3:51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349" calcext:value-type="float">
            <text:p>40.000349</text:p>
          </table:table-cell>
          <table:table-cell office:value-type="float" office:value="-79.586364" calcext:value-type="float">
            <text:p>-79.586364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3:53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396" calcext:value-type="float">
            <text:p>40.000396</text:p>
          </table:table-cell>
          <table:table-cell office:value-type="float" office:value="-79.586354" calcext:value-type="float">
            <text:p>-79.586354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03:55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439" calcext:value-type="float">
            <text:p>40.000439</text:p>
          </table:table-cell>
          <table:table-cell office:value-type="float" office:value="-79.586342" calcext:value-type="float">
            <text:p>-79.586342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3:57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469" calcext:value-type="float">
            <text:p>40.000469</text:p>
          </table:table-cell>
          <table:table-cell office:value-type="float" office:value="-79.586339" calcext:value-type="float">
            <text:p>-79.586339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4:00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497" calcext:value-type="float">
            <text:p>40.000497</text:p>
          </table:table-cell>
          <table:table-cell office:value-type="float" office:value="-79.586318" calcext:value-type="float">
            <text:p>-79.58631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4:03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0524" calcext:value-type="float">
            <text:p>40.000524</text:p>
          </table:table-cell>
          <table:table-cell office:value-type="float" office:value="-79.586292" calcext:value-type="float">
            <text:p>-79.586292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04:06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0567" calcext:value-type="float">
            <text:p>40.000567</text:p>
          </table:table-cell>
          <table:table-cell office:value-type="float" office:value="-79.586289" calcext:value-type="float">
            <text:p>-79.586289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04:08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607" calcext:value-type="float">
            <text:p>40.000607</text:p>
          </table:table-cell>
          <table:table-cell office:value-type="float" office:value="-79.586293" calcext:value-type="float">
            <text:p>-79.586293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4:10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64" calcext:value-type="float">
            <text:p>40.00064</text:p>
          </table:table-cell>
          <table:table-cell office:value-type="float" office:value="-79.586287" calcext:value-type="float">
            <text:p>-79.586287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4:12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667" calcext:value-type="float">
            <text:p>40.000667</text:p>
          </table:table-cell>
          <table:table-cell office:value-type="float" office:value="-79.586279" calcext:value-type="float">
            <text:p>-79.586279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4:1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698" calcext:value-type="float">
            <text:p>40.000698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4:16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732" calcext:value-type="float">
            <text:p>40.000732</text:p>
          </table:table-cell>
          <table:table-cell office:value-type="float" office:value="-79.586275" calcext:value-type="float">
            <text:p>-79.586275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4:18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771" calcext:value-type="float">
            <text:p>40.000771</text:p>
          </table:table-cell>
          <table:table-cell office:value-type="float" office:value="-79.586265" calcext:value-type="float">
            <text:p>-79.58626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4:20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816" calcext:value-type="float">
            <text:p>40.000816</text:p>
          </table:table-cell>
          <table:table-cell office:value-type="float" office:value="-79.586255" calcext:value-type="float">
            <text:p>-79.58625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22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863" calcext:value-type="float">
            <text:p>40.000863</text:p>
          </table:table-cell>
          <table:table-cell office:value-type="float" office:value="-79.586248" calcext:value-type="float">
            <text:p>-79.58624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2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899" calcext:value-type="float">
            <text:p>40.000899</text:p>
          </table:table-cell>
          <table:table-cell office:value-type="float" office:value="-79.586226" calcext:value-type="float">
            <text:p>-79.586226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26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942" calcext:value-type="float">
            <text:p>40.000942</text:p>
          </table:table-cell>
          <table:table-cell office:value-type="float" office:value="-79.58621" calcext:value-type="float">
            <text:p>-79.5862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28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981" calcext:value-type="float">
            <text:p>40.000981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30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02" calcext:value-type="float">
            <text:p>40.00102</text:p>
          </table:table-cell>
          <table:table-cell office:value-type="float" office:value="-79.586194" calcext:value-type="float">
            <text:p>-79.58619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32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057" calcext:value-type="float">
            <text:p>40.001057</text:p>
          </table:table-cell>
          <table:table-cell office:value-type="float" office:value="-79.586184" calcext:value-type="float">
            <text:p>-79.58618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34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084" calcext:value-type="float">
            <text:p>40.001084</text:p>
          </table:table-cell>
          <table:table-cell office:value-type="float" office:value="-79.586176" calcext:value-type="float">
            <text:p>-79.586176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35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115" calcext:value-type="float">
            <text:p>40.001115</text:p>
          </table:table-cell>
          <table:table-cell office:value-type="float" office:value="-79.586168" calcext:value-type="float">
            <text:p>-79.58616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36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144" calcext:value-type="float">
            <text:p>40.001144</text:p>
          </table:table-cell>
          <table:table-cell office:value-type="float" office:value="-79.586163" calcext:value-type="float">
            <text:p>-79.58616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4:37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185" calcext:value-type="float">
            <text:p>40.001185</text:p>
          </table:table-cell>
          <table:table-cell office:value-type="float" office:value="-79.586159" calcext:value-type="float">
            <text:p>-79.586159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4:39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213" calcext:value-type="float">
            <text:p>40.001213</text:p>
          </table:table-cell>
          <table:table-cell office:value-type="float" office:value="-79.586156" calcext:value-type="float">
            <text:p>-79.586156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4:41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254" calcext:value-type="float">
            <text:p>40.001254</text:p>
          </table:table-cell>
          <table:table-cell office:value-type="float" office:value="-79.586149" calcext:value-type="float">
            <text:p>-79.58614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4:43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296" calcext:value-type="float">
            <text:p>40.001296</text:p>
          </table:table-cell>
          <table:table-cell office:value-type="float" office:value="-79.586138" calcext:value-type="float">
            <text:p>-79.58613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4:45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336" calcext:value-type="float">
            <text:p>40.001336</text:p>
          </table:table-cell>
          <table:table-cell office:value-type="float" office:value="-79.586125" calcext:value-type="float">
            <text:p>-79.58612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4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383" calcext:value-type="float">
            <text:p>40.001383</text:p>
          </table:table-cell>
          <table:table-cell office:value-type="float" office:value="-79.586108" calcext:value-type="float">
            <text:p>-79.58610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4:4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415" calcext:value-type="float">
            <text:p>40.001415</text:p>
          </table:table-cell>
          <table:table-cell office:value-type="float" office:value="-79.586092" calcext:value-type="float">
            <text:p>-79.586092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4:5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46" calcext:value-type="float">
            <text:p>40.00146</text:p>
          </table:table-cell>
          <table:table-cell office:value-type="float" office:value="-79.586088" calcext:value-type="float">
            <text:p>-79.58608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4:53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5" calcext:value-type="float">
            <text:p>40.0015</text:p>
          </table:table-cell>
          <table:table-cell office:value-type="float" office:value="-79.58608" calcext:value-type="float">
            <text:p>-79.5860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4:55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54" calcext:value-type="float">
            <text:p>40.00154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4:57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57" calcext:value-type="float">
            <text:p>40.00157</text:p>
          </table:table-cell>
          <table:table-cell office:value-type="float" office:value="-79.586048" calcext:value-type="float">
            <text:p>-79.58604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4:59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611" calcext:value-type="float">
            <text:p>40.001611</text:p>
          </table:table-cell>
          <table:table-cell office:value-type="float" office:value="-79.586039" calcext:value-type="float">
            <text:p>-79.58603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5:02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652" calcext:value-type="float">
            <text:p>40.001652</text:p>
          </table:table-cell>
          <table:table-cell office:value-type="float" office:value="-79.586038" calcext:value-type="float">
            <text:p>-79.58603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5:04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683" calcext:value-type="float">
            <text:p>40.001683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5:06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725" calcext:value-type="float">
            <text:p>40.001725</text:p>
          </table:table-cell>
          <table:table-cell office:value-type="float" office:value="-79.586032" calcext:value-type="float">
            <text:p>-79.586032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5:09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77" calcext:value-type="float">
            <text:p>40.00177</text:p>
          </table:table-cell>
          <table:table-cell office:value-type="float" office:value="-79.586019" calcext:value-type="float">
            <text:p>-79.58601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5:1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21" calcext:value-type="float">
            <text:p>40.001821</text:p>
          </table:table-cell>
          <table:table-cell office:value-type="float" office:value="-79.586009" calcext:value-type="float">
            <text:p>-79.58600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5:13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73" calcext:value-type="float">
            <text:p>40.001873</text:p>
          </table:table-cell>
          <table:table-cell office:value-type="float" office:value="-79.58604" calcext:value-type="float">
            <text:p>-79.58604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05:15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894" calcext:value-type="float">
            <text:p>40.001894</text:p>
          </table:table-cell>
          <table:table-cell office:value-type="float" office:value="-79.586071" calcext:value-type="float">
            <text:p>-79.58607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05:16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91" calcext:value-type="float">
            <text:p>40.00191</text:p>
          </table:table-cell>
          <table:table-cell office:value-type="float" office:value="-79.586103" calcext:value-type="float">
            <text:p>-79.58610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05:17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919" calcext:value-type="float">
            <text:p>40.001919</text:p>
          </table:table-cell>
          <table:table-cell office:value-type="float" office:value="-79.586138" calcext:value-type="float">
            <text:p>-79.586138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05:18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925" calcext:value-type="float">
            <text:p>40.001925</text:p>
          </table:table-cell>
          <table:table-cell office:value-type="float" office:value="-79.586178" calcext:value-type="float">
            <text:p>-79.586178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05:19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927" calcext:value-type="float">
            <text:p>40.001927</text:p>
          </table:table-cell>
          <table:table-cell office:value-type="float" office:value="-79.586221" calcext:value-type="float">
            <text:p>-79.586221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05:20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926" calcext:value-type="float">
            <text:p>40.001926</text:p>
          </table:table-cell>
          <table:table-cell office:value-type="float" office:value="-79.586257" calcext:value-type="float">
            <text:p>-79.586257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05:21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924" calcext:value-type="float">
            <text:p>40.001924</text:p>
          </table:table-cell>
          <table:table-cell office:value-type="float" office:value="-79.586295" calcext:value-type="float">
            <text:p>-79.586295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05:22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925" calcext:value-type="float">
            <text:p>40.001925</text:p>
          </table:table-cell>
          <table:table-cell office:value-type="float" office:value="-79.586332" calcext:value-type="float">
            <text:p>-79.586332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05:23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925" calcext:value-type="float">
            <text:p>40.001925</text:p>
          </table:table-cell>
          <table:table-cell office:value-type="float" office:value="-79.586372" calcext:value-type="float">
            <text:p>-79.586372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05:24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925" calcext:value-type="float">
            <text:p>40.001925</text:p>
          </table:table-cell>
          <table:table-cell office:value-type="float" office:value="-79.586408" calcext:value-type="float">
            <text:p>-79.586408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05:25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924" calcext:value-type="float">
            <text:p>40.001924</text:p>
          </table:table-cell>
          <table:table-cell office:value-type="float" office:value="-79.586473" calcext:value-type="float">
            <text:p>-79.586473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05:27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918" calcext:value-type="float">
            <text:p>40.001918</text:p>
          </table:table-cell>
          <table:table-cell office:value-type="float" office:value="-79.586536" calcext:value-type="float">
            <text:p>-79.586536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05:29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902" calcext:value-type="float">
            <text:p>40.001902</text:p>
          </table:table-cell>
          <table:table-cell office:value-type="float" office:value="-79.58658" calcext:value-type="float">
            <text:p>-79.58658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05:31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1891" calcext:value-type="float">
            <text:p>40.001891</text:p>
          </table:table-cell>
          <table:table-cell office:value-type="float" office:value="-79.586615" calcext:value-type="float">
            <text:p>-79.586615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05:33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883" calcext:value-type="float">
            <text:p>40.001883</text:p>
          </table:table-cell>
          <table:table-cell office:value-type="float" office:value="-79.58665" calcext:value-type="float">
            <text:p>-79.58665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05:35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876" calcext:value-type="float">
            <text:p>40.001876</text:p>
          </table:table-cell>
          <table:table-cell office:value-type="float" office:value="-79.586687" calcext:value-type="float">
            <text:p>-79.586687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05:37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87" calcext:value-type="float">
            <text:p>40.00187</text:p>
          </table:table-cell>
          <table:table-cell office:value-type="float" office:value="-79.586735" calcext:value-type="float">
            <text:p>-79.586735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05:40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87" calcext:value-type="float">
            <text:p>40.00187</text:p>
          </table:table-cell>
          <table:table-cell office:value-type="float" office:value="-79.586781" calcext:value-type="float">
            <text:p>-79.58678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5:43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87" calcext:value-type="float">
            <text:p>40.00187</text:p>
          </table:table-cell>
          <table:table-cell office:value-type="float" office:value="-79.586824" calcext:value-type="float">
            <text:p>-79.586824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5:45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62" calcext:value-type="float">
            <text:p>40.001862</text:p>
          </table:table-cell>
          <table:table-cell office:value-type="float" office:value="-79.586859" calcext:value-type="float">
            <text:p>-79.586859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5:47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33" calcext:value-type="float">
            <text:p>40.001833</text:p>
          </table:table-cell>
          <table:table-cell office:value-type="float" office:value="-79.586883" calcext:value-type="float">
            <text:p>-79.586883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5:49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799" calcext:value-type="float">
            <text:p>40.001799</text:p>
          </table:table-cell>
          <table:table-cell office:value-type="float" office:value="-79.586893" calcext:value-type="float">
            <text:p>-79.586893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5:51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765" calcext:value-type="float">
            <text:p>40.001765</text:p>
          </table:table-cell>
          <table:table-cell office:value-type="float" office:value="-79.586897" calcext:value-type="float">
            <text:p>-79.586897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5:5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734" calcext:value-type="float">
            <text:p>40.001734</text:p>
          </table:table-cell>
          <table:table-cell office:value-type="float" office:value="-79.586904" calcext:value-type="float">
            <text:p>-79.586904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5:55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705" calcext:value-type="float">
            <text:p>40.001705</text:p>
          </table:table-cell>
          <table:table-cell office:value-type="float" office:value="-79.586908" calcext:value-type="float">
            <text:p>-79.58690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5:57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675" calcext:value-type="float">
            <text:p>40.001675</text:p>
          </table:table-cell>
          <table:table-cell office:value-type="float" office:value="-79.586913" calcext:value-type="float">
            <text:p>-79.586913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5:59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635" calcext:value-type="float">
            <text:p>40.001635</text:p>
          </table:table-cell>
          <table:table-cell office:value-type="float" office:value="-79.586921" calcext:value-type="float">
            <text:p>-79.586921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6:01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603" calcext:value-type="float">
            <text:p>40.001603</text:p>
          </table:table-cell>
          <table:table-cell office:value-type="float" office:value="-79.58693" calcext:value-type="float">
            <text:p>-79.58693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06:03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569" calcext:value-type="float">
            <text:p>40.001569</text:p>
          </table:table-cell>
          <table:table-cell office:value-type="float" office:value="-79.586945" calcext:value-type="float">
            <text:p>-79.586945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06:05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531" calcext:value-type="float">
            <text:p>40.001531</text:p>
          </table:table-cell>
          <table:table-cell office:value-type="float" office:value="-79.586979" calcext:value-type="float">
            <text:p>-79.586979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06:07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494" calcext:value-type="float">
            <text:p>40.001494</text:p>
          </table:table-cell>
          <table:table-cell office:value-type="float" office:value="-79.587024" calcext:value-type="float">
            <text:p>-79.587024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1:06:09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468" calcext:value-type="float">
            <text:p>40.001468</text:p>
          </table:table-cell>
          <table:table-cell office:value-type="float" office:value="-79.587064" calcext:value-type="float">
            <text:p>-79.58706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06:11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443" calcext:value-type="float">
            <text:p>40.001443</text:p>
          </table:table-cell>
          <table:table-cell office:value-type="float" office:value="-79.587088" calcext:value-type="float">
            <text:p>-79.58708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06:1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413" calcext:value-type="float">
            <text:p>40.001413</text:p>
          </table:table-cell>
          <table:table-cell office:value-type="float" office:value="-79.587101" calcext:value-type="float">
            <text:p>-79.587101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06:1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379" calcext:value-type="float">
            <text:p>40.001379</text:p>
          </table:table-cell>
          <table:table-cell office:value-type="float" office:value="-79.587116" calcext:value-type="float">
            <text:p>-79.587116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06:1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345" calcext:value-type="float">
            <text:p>40.001345</text:p>
          </table:table-cell>
          <table:table-cell office:value-type="float" office:value="-79.587127" calcext:value-type="float">
            <text:p>-79.587127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06:1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313" calcext:value-type="float">
            <text:p>40.001313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06:18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279" calcext:value-type="float">
            <text:p>40.001279</text:p>
          </table:table-cell>
          <table:table-cell office:value-type="float" office:value="-79.587142" calcext:value-type="float">
            <text:p>-79.587142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6:1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244" calcext:value-type="float">
            <text:p>40.001244</text:p>
          </table:table-cell>
          <table:table-cell office:value-type="float" office:value="-79.587158" calcext:value-type="float">
            <text:p>-79.58715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06:20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211" calcext:value-type="float">
            <text:p>40.001211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6:21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187" calcext:value-type="float">
            <text:p>40.001187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06:23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158" calcext:value-type="float">
            <text:p>40.001158</text:p>
          </table:table-cell>
          <table:table-cell office:value-type="float" office:value="-79.587223" calcext:value-type="float">
            <text:p>-79.587223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06:25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117" calcext:value-type="float">
            <text:p>40.001117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06:27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086" calcext:value-type="float">
            <text:p>40.001086</text:p>
          </table:table-cell>
          <table:table-cell office:value-type="float" office:value="-79.587236" calcext:value-type="float">
            <text:p>-79.587236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06:29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046" calcext:value-type="float">
            <text:p>40.001046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06:32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016" calcext:value-type="float">
            <text:p>40.001016</text:p>
          </table:table-cell>
          <table:table-cell office:value-type="float" office:value="-79.587248" calcext:value-type="float">
            <text:p>-79.587248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06:34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989" calcext:value-type="float">
            <text:p>40.000989</text:p>
          </table:table-cell>
          <table:table-cell office:value-type="float" office:value="-79.587258" calcext:value-type="float">
            <text:p>-79.587258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06:3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953" calcext:value-type="float">
            <text:p>40.000953</text:p>
          </table:table-cell>
          <table:table-cell office:value-type="float" office:value="-79.587272" calcext:value-type="float">
            <text:p>-79.58727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06:38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925" calcext:value-type="float">
            <text:p>40.000925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06:40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898" calcext:value-type="float">
            <text:p>40.000898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06:42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866" calcext:value-type="float">
            <text:p>40.000866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06:4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828" calcext:value-type="float">
            <text:p>40.000828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06:4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793" calcext:value-type="float">
            <text:p>40.000793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06:4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76" calcext:value-type="float">
            <text:p>40.00076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06:50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727" calcext:value-type="float">
            <text:p>40.000727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06:52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693" calcext:value-type="float">
            <text:p>40.000693</text:p>
          </table:table-cell>
          <table:table-cell office:value-type="float" office:value="-79.587311" calcext:value-type="float">
            <text:p>-79.587311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06:55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656" calcext:value-type="float">
            <text:p>40.000656</text:p>
          </table:table-cell>
          <table:table-cell office:value-type="float" office:value="-79.587339" calcext:value-type="float">
            <text:p>-79.587339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07:00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616" calcext:value-type="float">
            <text:p>40.000616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07:03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578" calcext:value-type="float">
            <text:p>40.000578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07:05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551" calcext:value-type="float">
            <text:p>40.000551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07:07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519" calcext:value-type="float">
            <text:p>40.000519</text:p>
          </table:table-cell>
          <table:table-cell office:value-type="float" office:value="-79.587367" calcext:value-type="float">
            <text:p>-79.587367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07:09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49" calcext:value-type="float">
            <text:p>40.00049</text:p>
          </table:table-cell>
          <table:table-cell office:value-type="float" office:value="-79.58737" calcext:value-type="float">
            <text:p>-79.58737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07:11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455" calcext:value-type="float">
            <text:p>40.000455</text:p>
          </table:table-cell>
          <table:table-cell office:value-type="float" office:value="-79.587372" calcext:value-type="float">
            <text:p>-79.587372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07:13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422" calcext:value-type="float">
            <text:p>40.000422</text:p>
          </table:table-cell>
          <table:table-cell office:value-type="float" office:value="-79.587367" calcext:value-type="float">
            <text:p>-79.587367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07:15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394" calcext:value-type="float">
            <text:p>40.000394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07:17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365" calcext:value-type="float">
            <text:p>40.000365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07:23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33" calcext:value-type="float">
            <text:p>40.00033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07:25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284" calcext:value-type="float">
            <text:p>40.000284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07:27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242" calcext:value-type="float">
            <text:p>40.000242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07:29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209" calcext:value-type="float">
            <text:p>40.000209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07:31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177" calcext:value-type="float">
            <text:p>40.000177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07:33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137" calcext:value-type="float">
            <text:p>40.000137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07:35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098" calcext:value-type="float">
            <text:p>40.000098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7:37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053" calcext:value-type="float">
            <text:p>40.000053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7:39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012" calcext:value-type="float">
            <text:p>40.000012</text:p>
          </table:table-cell>
          <table:table-cell office:value-type="float" office:value="-79.587339" calcext:value-type="float">
            <text:p>-79.587339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7:41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39.999982" calcext:value-type="float">
            <text:p>39.999982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07:43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39.999937" calcext:value-type="float">
            <text:p>39.999937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07:45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39.999905" calcext:value-type="float">
            <text:p>39.999905</text:p>
          </table:table-cell>
          <table:table-cell office:value-type="float" office:value="-79.587306" calcext:value-type="float">
            <text:p>-79.58730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7:46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39.999877" calcext:value-type="float">
            <text:p>39.999877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7:47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39.999821" calcext:value-type="float">
            <text:p>39.999821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7:49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9.999794" calcext:value-type="float">
            <text:p>39.999794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7:50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39.999755" calcext:value-type="float">
            <text:p>39.999755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07:52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716" calcext:value-type="float">
            <text:p>39.999716</text:p>
          </table:table-cell>
          <table:table-cell office:value-type="float" office:value="-79.587297" calcext:value-type="float">
            <text:p>-79.587297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07:5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686" calcext:value-type="float">
            <text:p>39.999686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07:5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9.999638" calcext:value-type="float">
            <text:p>39.999638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07:58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599" calcext:value-type="float">
            <text:p>39.999599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08:00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558" calcext:value-type="float">
            <text:p>39.999558</text:p>
          </table:table-cell>
          <table:table-cell office:value-type="float" office:value="-79.587255" calcext:value-type="float">
            <text:p>-79.587255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1:08:02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509" calcext:value-type="float">
            <text:p>39.999509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08:04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461" calcext:value-type="float">
            <text:p>39.999461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08:06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413" calcext:value-type="float">
            <text:p>39.999413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8:08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37" calcext:value-type="float">
            <text:p>39.99937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08:10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338" calcext:value-type="float">
            <text:p>39.999338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08:12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9.999303" calcext:value-type="float">
            <text:p>39.999303</text:p>
          </table:table-cell>
          <table:table-cell office:value-type="float" office:value="-79.587097" calcext:value-type="float">
            <text:p>-79.587097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1:08:14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9.999289" calcext:value-type="float">
            <text:p>39.999289</text:p>
          </table:table-cell>
          <table:table-cell office:value-type="float" office:value="-79.587056" calcext:value-type="float">
            <text:p>-79.58705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1:08:16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284" calcext:value-type="float">
            <text:p>39.999284</text:p>
          </table:table-cell>
          <table:table-cell office:value-type="float" office:value="-79.587009" calcext:value-type="float">
            <text:p>-79.587009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1:08:18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279" calcext:value-type="float">
            <text:p>39.999279</text:p>
          </table:table-cell>
          <table:table-cell office:value-type="float" office:value="-79.586966" calcext:value-type="float">
            <text:p>-79.586966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08:20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262" calcext:value-type="float">
            <text:p>39.999262</text:p>
          </table:table-cell>
          <table:table-cell office:value-type="float" office:value="-79.58692" calcext:value-type="float">
            <text:p>-79.5869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08:22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249" calcext:value-type="float">
            <text:p>39.999249</text:p>
          </table:table-cell>
          <table:table-cell office:value-type="float" office:value="-79.586867" calcext:value-type="float">
            <text:p>-79.586867</text:p>
          </table:table-cell>
          <table:table-cell office:value-type="float" office:value="303.5" calcext:value-type="float">
            <text:p>303.5</text:p>
          </table:table-cell>
          <table:table-cell office:value-type="string" calcext:value-type="string">
            <text:p>2018-07-27T11:08:24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9.999247" calcext:value-type="float">
            <text:p>39.999247</text:p>
          </table:table-cell>
          <table:table-cell office:value-type="float" office:value="-79.586792" calcext:value-type="float">
            <text:p>-79.586792</text:p>
          </table:table-cell>
          <table:table-cell office:value-type="float" office:value="303.9" calcext:value-type="float">
            <text:p>303.9</text:p>
          </table:table-cell>
          <table:table-cell office:value-type="string" calcext:value-type="string">
            <text:p>2018-07-27T11:08:26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9.999252" calcext:value-type="float">
            <text:p>39.999252</text:p>
          </table:table-cell>
          <table:table-cell office:value-type="float" office:value="-79.58675" calcext:value-type="float">
            <text:p>-79.58675</text:p>
          </table:table-cell>
          <table:table-cell office:value-type="float" office:value="304.1" calcext:value-type="float">
            <text:p>304.1</text:p>
          </table:table-cell>
          <table:table-cell office:value-type="string" calcext:value-type="string">
            <text:p>2018-07-27T11:08:27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9.999261" calcext:value-type="float">
            <text:p>39.999261</text:p>
          </table:table-cell>
          <table:table-cell office:value-type="float" office:value="-79.586712" calcext:value-type="float">
            <text:p>-79.58671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018-07-27T11:08:28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9.999276" calcext:value-type="float">
            <text:p>39.999276</text:p>
          </table:table-cell>
          <table:table-cell office:value-type="float" office:value="-79.586681" calcext:value-type="float">
            <text:p>-79.586681</text:p>
          </table:table-cell>
          <table:table-cell office:value-type="float" office:value="303.8" calcext:value-type="float">
            <text:p>303.8</text:p>
          </table:table-cell>
          <table:table-cell office:value-type="string" calcext:value-type="string">
            <text:p>2018-07-27T11:08:29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317" calcext:value-type="float">
            <text:p>39.999317</text:p>
          </table:table-cell>
          <table:table-cell office:value-type="float" office:value="-79.586635" calcext:value-type="float">
            <text:p>-79.586635</text:p>
          </table:table-cell>
          <table:table-cell office:value-type="float" office:value="303.5" calcext:value-type="float">
            <text:p>303.5</text:p>
          </table:table-cell>
          <table:table-cell office:value-type="string" calcext:value-type="string">
            <text:p>2018-07-27T11:08:31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347" calcext:value-type="float">
            <text:p>39.999347</text:p>
          </table:table-cell>
          <table:table-cell office:value-type="float" office:value="-79.58662" calcext:value-type="float">
            <text:p>-79.58662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08:32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39.99938" calcext:value-type="float">
            <text:p>39.99938</text:p>
          </table:table-cell>
          <table:table-cell office:value-type="float" office:value="-79.58661" calcext:value-type="float">
            <text:p>-79.58661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08:33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39.999412" calcext:value-type="float">
            <text:p>39.999412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08:34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39.999442" calcext:value-type="float">
            <text:p>39.999442</text:p>
          </table:table-cell>
          <table:table-cell office:value-type="float" office:value="-79.586602" calcext:value-type="float">
            <text:p>-79.586602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2018-07-27T11:08:35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39.999469" calcext:value-type="float">
            <text:p>39.999469</text:p>
          </table:table-cell>
          <table:table-cell office:value-type="float" office:value="-79.586599" calcext:value-type="float">
            <text:p>-79.586599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1:08:36Z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9.999497" calcext:value-type="float">
            <text:p>39.999497</text:p>
          </table:table-cell>
          <table:table-cell office:value-type="float" office:value="-79.586592" calcext:value-type="float">
            <text:p>-79.58659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1:08:37Z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9.999523" calcext:value-type="float">
            <text:p>39.999523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08:38Z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39.999574" calcext:value-type="float">
            <text:p>39.999574</text:p>
          </table:table-cell>
          <table:table-cell office:value-type="float" office:value="-79.586575" calcext:value-type="float">
            <text:p>-79.586575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1:08:40Z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39.999619" calcext:value-type="float">
            <text:p>39.999619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08:42Z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39.999651" calcext:value-type="float">
            <text:p>39.999651</text:p>
          </table:table-cell>
          <table:table-cell office:value-type="float" office:value="-79.586547" calcext:value-type="float">
            <text:p>-79.586547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08:44Z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39.999684" calcext:value-type="float">
            <text:p>39.999684</text:p>
          </table:table-cell>
          <table:table-cell office:value-type="float" office:value="-79.586538" calcext:value-type="float">
            <text:p>-79.586538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8:46Z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39.999715" calcext:value-type="float">
            <text:p>39.999715</text:p>
          </table:table-cell>
          <table:table-cell office:value-type="float" office:value="-79.586529" calcext:value-type="float">
            <text:p>-79.586529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8:48Z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39.999745" calcext:value-type="float">
            <text:p>39.999745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08:50Z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9.99978" calcext:value-type="float">
            <text:p>39.99978</text:p>
          </table:table-cell>
          <table:table-cell office:value-type="float" office:value="-79.586529" calcext:value-type="float">
            <text:p>-79.586529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08:52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39.999817" calcext:value-type="float">
            <text:p>39.999817</text:p>
          </table:table-cell>
          <table:table-cell office:value-type="float" office:value="-79.586529" calcext:value-type="float">
            <text:p>-79.586529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08:54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85" calcext:value-type="float">
            <text:p>39.99985</text:p>
          </table:table-cell>
          <table:table-cell office:value-type="float" office:value="-79.586523" calcext:value-type="float">
            <text:p>-79.586523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1:08:56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9.999886" calcext:value-type="float">
            <text:p>39.999886</text:p>
          </table:table-cell>
          <table:table-cell office:value-type="float" office:value="-79.586515" calcext:value-type="float">
            <text:p>-79.586515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1:08:58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917" calcext:value-type="float">
            <text:p>39.999917</text:p>
          </table:table-cell>
          <table:table-cell office:value-type="float" office:value="-79.586508" calcext:value-type="float">
            <text:p>-79.586508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09:00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946" calcext:value-type="float">
            <text:p>39.999946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09:02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977" calcext:value-type="float">
            <text:p>39.999977</text:p>
          </table:table-cell>
          <table:table-cell office:value-type="float" office:value="-79.586498" calcext:value-type="float">
            <text:p>-79.586498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09:04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0009" calcext:value-type="float">
            <text:p>40.000009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09:0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042" calcext:value-type="float">
            <text:p>40.000042</text:p>
          </table:table-cell>
          <table:table-cell office:value-type="float" office:value="-79.586492" calcext:value-type="float">
            <text:p>-79.586492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09:08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078" calcext:value-type="float">
            <text:p>40.000078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09:10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106" calcext:value-type="float">
            <text:p>40.000106</text:p>
          </table:table-cell>
          <table:table-cell office:value-type="float" office:value="-79.586484" calcext:value-type="float">
            <text:p>-79.586484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09:12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134" calcext:value-type="float">
            <text:p>40.000134</text:p>
          </table:table-cell>
          <table:table-cell office:value-type="float" office:value="-79.586481" calcext:value-type="float">
            <text:p>-79.586481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09:14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173" calcext:value-type="float">
            <text:p>40.000173</text:p>
          </table:table-cell>
          <table:table-cell office:value-type="float" office:value="-79.586468" calcext:value-type="float">
            <text:p>-79.586468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9:1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214" calcext:value-type="float">
            <text:p>40.000214</text:p>
          </table:table-cell>
          <table:table-cell office:value-type="float" office:value="-79.586457" calcext:value-type="float">
            <text:p>-79.58645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9:18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254" calcext:value-type="float">
            <text:p>40.000254</text:p>
          </table:table-cell>
          <table:table-cell office:value-type="float" office:value="-79.586452" calcext:value-type="float">
            <text:p>-79.58645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9:20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283" calcext:value-type="float">
            <text:p>40.000283</text:p>
          </table:table-cell>
          <table:table-cell office:value-type="float" office:value="-79.586433" calcext:value-type="float">
            <text:p>-79.58643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9:22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317" calcext:value-type="float">
            <text:p>40.000317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9:24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355" calcext:value-type="float">
            <text:p>40.000355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9:2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381" calcext:value-type="float">
            <text:p>40.000381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09:28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404" calcext:value-type="float">
            <text:p>40.000404</text:p>
          </table:table-cell>
          <table:table-cell office:value-type="float" office:value="-79.586335" calcext:value-type="float">
            <text:p>-79.586335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9:3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434" calcext:value-type="float">
            <text:p>40.000434</text:p>
          </table:table-cell>
          <table:table-cell office:value-type="float" office:value="-79.586315" calcext:value-type="float">
            <text:p>-79.586315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09:34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474" calcext:value-type="float">
            <text:p>40.000474</text:p>
          </table:table-cell>
          <table:table-cell office:value-type="float" office:value="-79.586309" calcext:value-type="float">
            <text:p>-79.58630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09:3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512" calcext:value-type="float">
            <text:p>40.000512</text:p>
          </table:table-cell>
          <table:table-cell office:value-type="float" office:value="-79.586318" calcext:value-type="float">
            <text:p>-79.586318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09:38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547" calcext:value-type="float">
            <text:p>40.000547</text:p>
          </table:table-cell>
          <table:table-cell office:value-type="float" office:value="-79.586332" calcext:value-type="float">
            <text:p>-79.586332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09:41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583" calcext:value-type="float">
            <text:p>40.000583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9:45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618" calcext:value-type="float">
            <text:p>40.000618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9:48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65" calcext:value-type="float">
            <text:p>40.00065</text:p>
          </table:table-cell>
          <table:table-cell office:value-type="float" office:value="-79.586314" calcext:value-type="float">
            <text:p>-79.586314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09:50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674" calcext:value-type="float">
            <text:p>40.000674</text:p>
          </table:table-cell>
          <table:table-cell office:value-type="float" office:value="-79.586297" calcext:value-type="float">
            <text:p>-79.586297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9:52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705" calcext:value-type="float">
            <text:p>40.000705</text:p>
          </table:table-cell>
          <table:table-cell office:value-type="float" office:value="-79.586288" calcext:value-type="float">
            <text:p>-79.58628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9:54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733" calcext:value-type="float">
            <text:p>40.000733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09:56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762" calcext:value-type="float">
            <text:p>40.000762</text:p>
          </table:table-cell>
          <table:table-cell office:value-type="float" office:value="-79.586261" calcext:value-type="float">
            <text:p>-79.586261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09:58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793" calcext:value-type="float">
            <text:p>40.000793</text:p>
          </table:table-cell>
          <table:table-cell office:value-type="float" office:value="-79.586259" calcext:value-type="float">
            <text:p>-79.58625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00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835" calcext:value-type="float">
            <text:p>40.000835</text:p>
          </table:table-cell>
          <table:table-cell office:value-type="float" office:value="-79.586266" calcext:value-type="float">
            <text:p>-79.586266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02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881" calcext:value-type="float">
            <text:p>40.000881</text:p>
          </table:table-cell>
          <table:table-cell office:value-type="float" office:value="-79.586263" calcext:value-type="float">
            <text:p>-79.58626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04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919" calcext:value-type="float">
            <text:p>40.000919</text:p>
          </table:table-cell>
          <table:table-cell office:value-type="float" office:value="-79.586253" calcext:value-type="float">
            <text:p>-79.58625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06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95" calcext:value-type="float">
            <text:p>40.00095</text:p>
          </table:table-cell>
          <table:table-cell office:value-type="float" office:value="-79.586242" calcext:value-type="float">
            <text:p>-79.58624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08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985" calcext:value-type="float">
            <text:p>40.000985</text:p>
          </table:table-cell>
          <table:table-cell office:value-type="float" office:value="-79.586232" calcext:value-type="float">
            <text:p>-79.58623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10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018" calcext:value-type="float">
            <text:p>40.001018</text:p>
          </table:table-cell>
          <table:table-cell office:value-type="float" office:value="-79.58622" calcext:value-type="float">
            <text:p>-79.5862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12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052" calcext:value-type="float">
            <text:p>40.001052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14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09" calcext:value-type="float">
            <text:p>40.00109</text:p>
          </table:table-cell>
          <table:table-cell office:value-type="float" office:value="-79.586201" calcext:value-type="float">
            <text:p>-79.58620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16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136" calcext:value-type="float">
            <text:p>40.001136</text:p>
          </table:table-cell>
          <table:table-cell office:value-type="float" office:value="-79.586213" calcext:value-type="float">
            <text:p>-79.58621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18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177" calcext:value-type="float">
            <text:p>40.001177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0:20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216" calcext:value-type="float">
            <text:p>40.001216</text:p>
          </table:table-cell>
          <table:table-cell office:value-type="float" office:value="-79.586184" calcext:value-type="float">
            <text:p>-79.58618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0:2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251" calcext:value-type="float">
            <text:p>40.001251</text:p>
          </table:table-cell>
          <table:table-cell office:value-type="float" office:value="-79.586171" calcext:value-type="float">
            <text:p>-79.586171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0:24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299" calcext:value-type="float">
            <text:p>40.001299</text:p>
          </table:table-cell>
          <table:table-cell office:value-type="float" office:value="-79.586146" calcext:value-type="float">
            <text:p>-79.586146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2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338" calcext:value-type="float">
            <text:p>40.001338</text:p>
          </table:table-cell>
          <table:table-cell office:value-type="float" office:value="-79.586117" calcext:value-type="float">
            <text:p>-79.58611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28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364" calcext:value-type="float">
            <text:p>40.001364</text:p>
          </table:table-cell>
          <table:table-cell office:value-type="float" office:value="-79.586107" calcext:value-type="float">
            <text:p>-79.58610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29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391" calcext:value-type="float">
            <text:p>40.001391</text:p>
          </table:table-cell>
          <table:table-cell office:value-type="float" office:value="-79.586104" calcext:value-type="float">
            <text:p>-79.58610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30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444" calcext:value-type="float">
            <text:p>40.001444</text:p>
          </table:table-cell>
          <table:table-cell office:value-type="float" office:value="-79.586102" calcext:value-type="float">
            <text:p>-79.586102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0:32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472" calcext:value-type="float">
            <text:p>40.001472</text:p>
          </table:table-cell>
          <table:table-cell office:value-type="float" office:value="-79.586098" calcext:value-type="float">
            <text:p>-79.586098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10:33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506" calcext:value-type="float">
            <text:p>40.001506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0:35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544" calcext:value-type="float">
            <text:p>40.001544</text:p>
          </table:table-cell>
          <table:table-cell office:value-type="float" office:value="-79.586068" calcext:value-type="float">
            <text:p>-79.58606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0:38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569" calcext:value-type="float">
            <text:p>40.001569</text:p>
          </table:table-cell>
          <table:table-cell office:value-type="float" office:value="-79.586052" calcext:value-type="float">
            <text:p>-79.586052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0:40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604" calcext:value-type="float">
            <text:p>40.001604</text:p>
          </table:table-cell>
          <table:table-cell office:value-type="float" office:value="-79.586029" calcext:value-type="float">
            <text:p>-79.58602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43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645" calcext:value-type="float">
            <text:p>40.001645</text:p>
          </table:table-cell>
          <table:table-cell office:value-type="float" office:value="-79.586024" calcext:value-type="float">
            <text:p>-79.58602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4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692" calcext:value-type="float">
            <text:p>40.001692</text:p>
          </table:table-cell>
          <table:table-cell office:value-type="float" office:value="-79.586015" calcext:value-type="float">
            <text:p>-79.58601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47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731" calcext:value-type="float">
            <text:p>40.001731</text:p>
          </table:table-cell>
          <table:table-cell office:value-type="float" office:value="-79.586004" calcext:value-type="float">
            <text:p>-79.58600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49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77" calcext:value-type="float">
            <text:p>40.00177</text:p>
          </table:table-cell>
          <table:table-cell office:value-type="float" office:value="-79.585992" calcext:value-type="float">
            <text:p>-79.585992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51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03" calcext:value-type="float">
            <text:p>40.001803</text:p>
          </table:table-cell>
          <table:table-cell office:value-type="float" office:value="-79.585991" calcext:value-type="float">
            <text:p>-79.585991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0:53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4" calcext:value-type="float">
            <text:p>40.00184</text:p>
          </table:table-cell>
          <table:table-cell office:value-type="float" office:value="-79.586034" calcext:value-type="float">
            <text:p>-79.58603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0:55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851" calcext:value-type="float">
            <text:p>40.001851</text:p>
          </table:table-cell>
          <table:table-cell office:value-type="float" office:value="-79.58607" calcext:value-type="float">
            <text:p>-79.58607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10:56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854" calcext:value-type="float">
            <text:p>40.001854</text:p>
          </table:table-cell>
          <table:table-cell office:value-type="float" office:value="-79.586107" calcext:value-type="float">
            <text:p>-79.586107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10:5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6" calcext:value-type="float">
            <text:p>40.00186</text:p>
          </table:table-cell>
          <table:table-cell office:value-type="float" office:value="-79.586162" calcext:value-type="float">
            <text:p>-79.58616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10:5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7" calcext:value-type="float">
            <text:p>40.00187</text:p>
          </table:table-cell>
          <table:table-cell office:value-type="float" office:value="-79.586218" calcext:value-type="float">
            <text:p>-79.586218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11:0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74" calcext:value-type="float">
            <text:p>40.001874</text:p>
          </table:table-cell>
          <table:table-cell office:value-type="float" office:value="-79.586275" calcext:value-type="float">
            <text:p>-79.586275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11:03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876" calcext:value-type="float">
            <text:p>40.001876</text:p>
          </table:table-cell>
          <table:table-cell office:value-type="float" office:value="-79.586328" calcext:value-type="float">
            <text:p>-79.586328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11:05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74" calcext:value-type="float">
            <text:p>40.001874</text:p>
          </table:table-cell>
          <table:table-cell office:value-type="float" office:value="-79.586374" calcext:value-type="float">
            <text:p>-79.586374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1:07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871" calcext:value-type="float">
            <text:p>40.001871</text:p>
          </table:table-cell>
          <table:table-cell office:value-type="float" office:value="-79.586424" calcext:value-type="float">
            <text:p>-79.586424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11:09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67" calcext:value-type="float">
            <text:p>40.001867</text:p>
          </table:table-cell>
          <table:table-cell office:value-type="float" office:value="-79.586475" calcext:value-type="float">
            <text:p>-79.586475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11:11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69" calcext:value-type="float">
            <text:p>40.001869</text:p>
          </table:table-cell>
          <table:table-cell office:value-type="float" office:value="-79.586533" calcext:value-type="float">
            <text:p>-79.586533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11:13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874" calcext:value-type="float">
            <text:p>40.001874</text:p>
          </table:table-cell>
          <table:table-cell office:value-type="float" office:value="-79.5866" calcext:value-type="float">
            <text:p>-79.5866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11:15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75" calcext:value-type="float">
            <text:p>40.001875</text:p>
          </table:table-cell>
          <table:table-cell office:value-type="float" office:value="-79.586666" calcext:value-type="float">
            <text:p>-79.586666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11:1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884" calcext:value-type="float">
            <text:p>40.001884</text:p>
          </table:table-cell>
          <table:table-cell office:value-type="float" office:value="-79.586731" calcext:value-type="float">
            <text:p>-79.586731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11:1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96" calcext:value-type="float">
            <text:p>40.001896</text:p>
          </table:table-cell>
          <table:table-cell office:value-type="float" office:value="-79.586789" calcext:value-type="float">
            <text:p>-79.586789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11:21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912" calcext:value-type="float">
            <text:p>40.001912</text:p>
          </table:table-cell>
          <table:table-cell office:value-type="float" office:value="-79.586838" calcext:value-type="float">
            <text:p>-79.58683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1:23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917" calcext:value-type="float">
            <text:p>40.001917</text:p>
          </table:table-cell>
          <table:table-cell office:value-type="float" office:value="-79.586898" calcext:value-type="float">
            <text:p>-79.58689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1:25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877" calcext:value-type="float">
            <text:p>40.001877</text:p>
          </table:table-cell>
          <table:table-cell office:value-type="float" office:value="-79.58695" calcext:value-type="float">
            <text:p>-79.58695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11:27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85" calcext:value-type="float">
            <text:p>40.00185</text:p>
          </table:table-cell>
          <table:table-cell office:value-type="float" office:value="-79.586968" calcext:value-type="float">
            <text:p>-79.58696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1:28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824" calcext:value-type="float">
            <text:p>40.001824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1:29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771" calcext:value-type="float">
            <text:p>40.001771</text:p>
          </table:table-cell>
          <table:table-cell office:value-type="float" office:value="-79.586995" calcext:value-type="float">
            <text:p>-79.586995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1:31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733" calcext:value-type="float">
            <text:p>40.001733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1:33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696" calcext:value-type="float">
            <text:p>40.001696</text:p>
          </table:table-cell>
          <table:table-cell office:value-type="float" office:value="-79.587007" calcext:value-type="float">
            <text:p>-79.587007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1:35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662" calcext:value-type="float">
            <text:p>40.001662</text:p>
          </table:table-cell>
          <table:table-cell office:value-type="float" office:value="-79.587007" calcext:value-type="float">
            <text:p>-79.587007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1:37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626" calcext:value-type="float">
            <text:p>40.001626</text:p>
          </table:table-cell>
          <table:table-cell office:value-type="float" office:value="-79.587003" calcext:value-type="float">
            <text:p>-79.587003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11:3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593" calcext:value-type="float">
            <text:p>40.001593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11:41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555" calcext:value-type="float">
            <text:p>40.001555</text:p>
          </table:table-cell>
          <table:table-cell office:value-type="float" office:value="-79.586999" calcext:value-type="float">
            <text:p>-79.586999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11:43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519" calcext:value-type="float">
            <text:p>40.001519</text:p>
          </table:table-cell>
          <table:table-cell office:value-type="float" office:value="-79.587009" calcext:value-type="float">
            <text:p>-79.58700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11:4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482" calcext:value-type="float">
            <text:p>40.001482</text:p>
          </table:table-cell>
          <table:table-cell office:value-type="float" office:value="-79.587034" calcext:value-type="float">
            <text:p>-79.587034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1:11:47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462" calcext:value-type="float">
            <text:p>40.001462</text:p>
          </table:table-cell>
          <table:table-cell office:value-type="float" office:value="-79.587069" calcext:value-type="float">
            <text:p>-79.58706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11:50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459" calcext:value-type="float">
            <text:p>40.001459</text:p>
          </table:table-cell>
          <table:table-cell office:value-type="float" office:value="-79.587111" calcext:value-type="float">
            <text:p>-79.58711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11:53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426" calcext:value-type="float">
            <text:p>40.001426</text:p>
          </table:table-cell>
          <table:table-cell office:value-type="float" office:value="-79.587134" calcext:value-type="float">
            <text:p>-79.587134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11:5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392" calcext:value-type="float">
            <text:p>40.001392</text:p>
          </table:table-cell>
          <table:table-cell office:value-type="float" office:value="-79.587126" calcext:value-type="float">
            <text:p>-79.587126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11:5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355" calcext:value-type="float">
            <text:p>40.001355</text:p>
          </table:table-cell>
          <table:table-cell office:value-type="float" office:value="-79.587119" calcext:value-type="float">
            <text:p>-79.587119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12:00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328" calcext:value-type="float">
            <text:p>40.001328</text:p>
          </table:table-cell>
          <table:table-cell office:value-type="float" office:value="-79.587126" calcext:value-type="float">
            <text:p>-79.587126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12:02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3" calcext:value-type="float">
            <text:p>40.0013</text:p>
          </table:table-cell>
          <table:table-cell office:value-type="float" office:value="-79.587141" calcext:value-type="float">
            <text:p>-79.587141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12:04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269" calcext:value-type="float">
            <text:p>40.001269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2:06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228" calcext:value-type="float">
            <text:p>40.001228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2:0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191" calcext:value-type="float">
            <text:p>40.001191</text:p>
          </table:table-cell>
          <table:table-cell office:value-type="float" office:value="-79.587195" calcext:value-type="float">
            <text:p>-79.587195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2:10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16" calcext:value-type="float">
            <text:p>40.00116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12:1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118" calcext:value-type="float">
            <text:p>40.001118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12:14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077" calcext:value-type="float">
            <text:p>40.001077</text:p>
          </table:table-cell>
          <table:table-cell office:value-type="float" office:value="-79.587224" calcext:value-type="float">
            <text:p>-79.587224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12:1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027" calcext:value-type="float">
            <text:p>40.001027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12:1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" calcext:value-type="float">
            <text:p>40.001</text:p>
          </table:table-cell>
          <table:table-cell office:value-type="float" office:value="-79.587237" calcext:value-type="float">
            <text:p>-79.587237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12:19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973" calcext:value-type="float">
            <text:p>40.000973</text:p>
          </table:table-cell>
          <table:table-cell office:value-type="float" office:value="-79.587241" calcext:value-type="float">
            <text:p>-79.58724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12:20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945" calcext:value-type="float">
            <text:p>40.000945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12:21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918" calcext:value-type="float">
            <text:p>40.000918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12:22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891" calcext:value-type="float">
            <text:p>40.000891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12:23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841" calcext:value-type="float">
            <text:p>40.000841</text:p>
          </table:table-cell>
          <table:table-cell office:value-type="float" office:value="-79.587291" calcext:value-type="float">
            <text:p>-79.587291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12:25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791" calcext:value-type="float">
            <text:p>40.000791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12:27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754" calcext:value-type="float">
            <text:p>40.000754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12:29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726" calcext:value-type="float">
            <text:p>40.000726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2:32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693" calcext:value-type="float">
            <text:p>40.000693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2:34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652" calcext:value-type="float">
            <text:p>40.000652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2:37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615" calcext:value-type="float">
            <text:p>40.000615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12:39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574" calcext:value-type="float">
            <text:p>40.000574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12:41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0544" calcext:value-type="float">
            <text:p>40.000544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12:43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503" calcext:value-type="float">
            <text:p>40.000503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12:4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467" calcext:value-type="float">
            <text:p>40.000467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12:49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426" calcext:value-type="float">
            <text:p>40.000426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12:52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39" calcext:value-type="float">
            <text:p>40.00039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12:54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357" calcext:value-type="float">
            <text:p>40.000357</text:p>
          </table:table-cell>
          <table:table-cell office:value-type="float" office:value="-79.587354" calcext:value-type="float">
            <text:p>-79.587354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12:5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318" calcext:value-type="float">
            <text:p>40.000318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12:58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287" calcext:value-type="float">
            <text:p>40.000287</text:p>
          </table:table-cell>
          <table:table-cell office:value-type="float" office:value="-79.587348" calcext:value-type="float">
            <text:p>-79.58734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13:00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258" calcext:value-type="float">
            <text:p>40.000258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13:03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22" calcext:value-type="float">
            <text:p>40.00022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13:05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172" calcext:value-type="float">
            <text:p>40.000172</text:p>
          </table:table-cell>
          <table:table-cell office:value-type="float" office:value="-79.587327" calcext:value-type="float">
            <text:p>-79.587327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13:0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125" calcext:value-type="float">
            <text:p>40.000125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3:0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094" calcext:value-type="float">
            <text:p>40.000094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3:10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064" calcext:value-type="float">
            <text:p>40.000064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3:11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0037" calcext:value-type="float">
            <text:p>40.000037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13:12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984" calcext:value-type="float">
            <text:p>39.999984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13:14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931" calcext:value-type="float">
            <text:p>39.999931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13:16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905" calcext:value-type="float">
            <text:p>39.999905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3:17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86" calcext:value-type="float">
            <text:p>39.99986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3:19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82" calcext:value-type="float">
            <text:p>39.99982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3:21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763" calcext:value-type="float">
            <text:p>39.999763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13:23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733" calcext:value-type="float">
            <text:p>39.999733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13:24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704" calcext:value-type="float">
            <text:p>39.999704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13:25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9.999668" calcext:value-type="float">
            <text:p>39.999668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13:27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39.999636" calcext:value-type="float">
            <text:p>39.999636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13:30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9.999613" calcext:value-type="float">
            <text:p>39.999613</text:p>
          </table:table-cell>
          <table:table-cell office:value-type="float" office:value="-79.587241" calcext:value-type="float">
            <text:p>-79.587241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1:13:32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9.999582" calcext:value-type="float">
            <text:p>39.999582</text:p>
          </table:table-cell>
          <table:table-cell office:value-type="float" office:value="-79.587221" calcext:value-type="float">
            <text:p>-79.5872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18-07-27T11:13:35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555" calcext:value-type="float">
            <text:p>39.999555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13:39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525" calcext:value-type="float">
            <text:p>39.999525</text:p>
          </table:table-cell>
          <table:table-cell office:value-type="float" office:value="-79.587211" calcext:value-type="float">
            <text:p>-79.587211</text:p>
          </table:table-cell>
          <table:table-cell office:value-type="float" office:value="302.2" calcext:value-type="float">
            <text:p>302.2</text:p>
          </table:table-cell>
          <table:table-cell office:value-type="string" calcext:value-type="string">
            <text:p>2018-07-27T11:13:41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498" calcext:value-type="float">
            <text:p>39.999498</text:p>
          </table:table-cell>
          <table:table-cell office:value-type="float" office:value="-79.587203" calcext:value-type="float">
            <text:p>-79.587203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13:43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471" calcext:value-type="float">
            <text:p>39.999471</text:p>
          </table:table-cell>
          <table:table-cell office:value-type="float" office:value="-79.587195" calcext:value-type="float">
            <text:p>-79.587195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13:45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443" calcext:value-type="float">
            <text:p>39.999443</text:p>
          </table:table-cell>
          <table:table-cell office:value-type="float" office:value="-79.587181" calcext:value-type="float">
            <text:p>-79.587181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13:47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407" calcext:value-type="float">
            <text:p>39.999407</text:p>
          </table:table-cell>
          <table:table-cell office:value-type="float" office:value="-79.587162" calcext:value-type="float">
            <text:p>-79.58716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13:49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375" calcext:value-type="float">
            <text:p>39.999375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13:51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351" calcext:value-type="float">
            <text:p>39.999351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1:13:55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323" calcext:value-type="float">
            <text:p>39.999323</text:p>
          </table:table-cell>
          <table:table-cell office:value-type="float" office:value="-79.587086" calcext:value-type="float">
            <text:p>-79.587086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13:58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302" calcext:value-type="float">
            <text:p>39.999302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1:14:01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283" calcext:value-type="float">
            <text:p>39.999283</text:p>
          </table:table-cell>
          <table:table-cell office:value-type="float" office:value="-79.586999" calcext:value-type="float">
            <text:p>-79.586999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2018-07-27T11:14:03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277" calcext:value-type="float">
            <text:p>39.999277</text:p>
          </table:table-cell>
          <table:table-cell office:value-type="float" office:value="-79.58696" calcext:value-type="float">
            <text:p>-79.58696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14:05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262" calcext:value-type="float">
            <text:p>39.999262</text:p>
          </table:table-cell>
          <table:table-cell office:value-type="float" office:value="-79.586912" calcext:value-type="float">
            <text:p>-79.58691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14:09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257" calcext:value-type="float">
            <text:p>39.999257</text:p>
          </table:table-cell>
          <table:table-cell office:value-type="float" office:value="-79.586869" calcext:value-type="float">
            <text:p>-79.586869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2018-07-27T11:14:11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255" calcext:value-type="float">
            <text:p>39.999255</text:p>
          </table:table-cell>
          <table:table-cell office:value-type="float" office:value="-79.58683" calcext:value-type="float">
            <text:p>-79.58683</text:p>
          </table:table-cell>
          <table:table-cell office:value-type="float" office:value="303.8" calcext:value-type="float">
            <text:p>303.8</text:p>
          </table:table-cell>
          <table:table-cell office:value-type="string" calcext:value-type="string">
            <text:p>2018-07-27T11:14:13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271" calcext:value-type="float">
            <text:p>39.999271</text:p>
          </table:table-cell>
          <table:table-cell office:value-type="float" office:value="-79.586773" calcext:value-type="float">
            <text:p>-79.586773</text:p>
          </table:table-cell>
          <table:table-cell office:value-type="float" office:value="304.1" calcext:value-type="float">
            <text:p>304.1</text:p>
          </table:table-cell>
          <table:table-cell office:value-type="string" calcext:value-type="string">
            <text:p>2018-07-27T11:14:16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312" calcext:value-type="float">
            <text:p>39.999312</text:p>
          </table:table-cell>
          <table:table-cell office:value-type="float" office:value="-79.58674" calcext:value-type="float">
            <text:p>-79.58674</text:p>
          </table:table-cell>
          <table:table-cell office:value-type="float" office:value="303.9" calcext:value-type="float">
            <text:p>303.9</text:p>
          </table:table-cell>
          <table:table-cell office:value-type="string" calcext:value-type="string">
            <text:p>2018-07-27T11:14:18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354" calcext:value-type="float">
            <text:p>39.999354</text:p>
          </table:table-cell>
          <table:table-cell office:value-type="float" office:value="-79.586721" calcext:value-type="float">
            <text:p>-79.586721</text:p>
          </table:table-cell>
          <table:table-cell office:value-type="float" office:value="303.5" calcext:value-type="float">
            <text:p>303.5</text:p>
          </table:table-cell>
          <table:table-cell office:value-type="string" calcext:value-type="string">
            <text:p>2018-07-27T11:14:20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388" calcext:value-type="float">
            <text:p>39.999388</text:p>
          </table:table-cell>
          <table:table-cell office:value-type="float" office:value="-79.586698" calcext:value-type="float">
            <text:p>-79.586698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14:22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413" calcext:value-type="float">
            <text:p>39.999413</text:p>
          </table:table-cell>
          <table:table-cell office:value-type="float" office:value="-79.58666" calcext:value-type="float">
            <text:p>-79.58666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14:24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449" calcext:value-type="float">
            <text:p>39.999449</text:p>
          </table:table-cell>
          <table:table-cell office:value-type="float" office:value="-79.586625" calcext:value-type="float">
            <text:p>-79.586625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14:26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497" calcext:value-type="float">
            <text:p>39.999497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1:14:28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533" calcext:value-type="float">
            <text:p>39.999533</text:p>
          </table:table-cell>
          <table:table-cell office:value-type="float" office:value="-79.586585" calcext:value-type="float">
            <text:p>-79.586585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14:30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572" calcext:value-type="float">
            <text:p>39.999572</text:p>
          </table:table-cell>
          <table:table-cell office:value-type="float" office:value="-79.586562" calcext:value-type="float">
            <text:p>-79.586562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1:14:32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618" calcext:value-type="float">
            <text:p>39.999618</text:p>
          </table:table-cell>
          <table:table-cell office:value-type="float" office:value="-79.586548" calcext:value-type="float">
            <text:p>-79.586548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1:14:3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645" calcext:value-type="float">
            <text:p>39.999645</text:p>
          </table:table-cell>
          <table:table-cell office:value-type="float" office:value="-79.586541" calcext:value-type="float">
            <text:p>-79.586541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14:35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693" calcext:value-type="float">
            <text:p>39.999693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14:37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739" calcext:value-type="float">
            <text:p>39.999739</text:p>
          </table:table-cell>
          <table:table-cell office:value-type="float" office:value="-79.586507" calcext:value-type="float">
            <text:p>-79.586507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14:39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788" calcext:value-type="float">
            <text:p>39.999788</text:p>
          </table:table-cell>
          <table:table-cell office:value-type="float" office:value="-79.586484" calcext:value-type="float">
            <text:p>-79.586484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14:41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816" calcext:value-type="float">
            <text:p>39.999816</text:p>
          </table:table-cell>
          <table:table-cell office:value-type="float" office:value="-79.586472" calcext:value-type="float">
            <text:p>-79.58647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14:42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852" calcext:value-type="float">
            <text:p>39.999852</text:p>
          </table:table-cell>
          <table:table-cell office:value-type="float" office:value="-79.586463" calcext:value-type="float">
            <text:p>-79.586463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1:14:44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885" calcext:value-type="float">
            <text:p>39.999885</text:p>
          </table:table-cell>
          <table:table-cell office:value-type="float" office:value="-79.586465" calcext:value-type="float">
            <text:p>-79.586465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1:14:47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912" calcext:value-type="float">
            <text:p>39.999912</text:p>
          </table:table-cell>
          <table:table-cell office:value-type="float" office:value="-79.586463" calcext:value-type="float">
            <text:p>-79.586463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14:49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953" calcext:value-type="float">
            <text:p>39.999953</text:p>
          </table:table-cell>
          <table:table-cell office:value-type="float" office:value="-79.586461" calcext:value-type="float">
            <text:p>-79.586461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14:52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988" calcext:value-type="float">
            <text:p>39.999988</text:p>
          </table:table-cell>
          <table:table-cell office:value-type="float" office:value="-79.586437" calcext:value-type="float">
            <text:p>-79.586437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14:55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011" calcext:value-type="float">
            <text:p>40.000011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14:5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04" calcext:value-type="float">
            <text:p>40.00004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14:59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077" calcext:value-type="float">
            <text:p>40.000077</text:p>
          </table:table-cell>
          <table:table-cell office:value-type="float" office:value="-79.586385" calcext:value-type="float">
            <text:p>-79.586385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15:01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11" calcext:value-type="float">
            <text:p>40.00011</text:p>
          </table:table-cell>
          <table:table-cell office:value-type="float" office:value="-79.586375" calcext:value-type="float">
            <text:p>-79.586375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15:0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148" calcext:value-type="float">
            <text:p>40.000148</text:p>
          </table:table-cell>
          <table:table-cell office:value-type="float" office:value="-79.586357" calcext:value-type="float">
            <text:p>-79.586357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15:06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181" calcext:value-type="float">
            <text:p>40.000181</text:p>
          </table:table-cell>
          <table:table-cell office:value-type="float" office:value="-79.586346" calcext:value-type="float">
            <text:p>-79.586346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15:0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217" calcext:value-type="float">
            <text:p>40.000217</text:p>
          </table:table-cell>
          <table:table-cell office:value-type="float" office:value="-79.586347" calcext:value-type="float">
            <text:p>-79.58634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5:10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248" calcext:value-type="float">
            <text:p>40.000248</text:p>
          </table:table-cell>
          <table:table-cell office:value-type="float" office:value="-79.586346" calcext:value-type="float">
            <text:p>-79.58634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5:1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281" calcext:value-type="float">
            <text:p>40.000281</text:p>
          </table:table-cell>
          <table:table-cell office:value-type="float" office:value="-79.586339" calcext:value-type="float">
            <text:p>-79.58633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5:14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315" calcext:value-type="float">
            <text:p>40.000315</text:p>
          </table:table-cell>
          <table:table-cell office:value-type="float" office:value="-79.586332" calcext:value-type="float">
            <text:p>-79.586332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15:16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347" calcext:value-type="float">
            <text:p>40.000347</text:p>
          </table:table-cell>
          <table:table-cell office:value-type="float" office:value="-79.586329" calcext:value-type="float">
            <text:p>-79.586329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15:18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388" calcext:value-type="float">
            <text:p>40.000388</text:p>
          </table:table-cell>
          <table:table-cell office:value-type="float" office:value="-79.586325" calcext:value-type="float">
            <text:p>-79.586325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15:20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433" calcext:value-type="float">
            <text:p>40.000433</text:p>
          </table:table-cell>
          <table:table-cell office:value-type="float" office:value="-79.586324" calcext:value-type="float">
            <text:p>-79.586324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15:2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467" calcext:value-type="float">
            <text:p>40.000467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5:24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506" calcext:value-type="float">
            <text:p>40.000506</text:p>
          </table:table-cell>
          <table:table-cell office:value-type="float" office:value="-79.586338" calcext:value-type="float">
            <text:p>-79.586338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15:27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534" calcext:value-type="float">
            <text:p>40.000534</text:p>
          </table:table-cell>
          <table:table-cell office:value-type="float" office:value="-79.586347" calcext:value-type="float">
            <text:p>-79.586347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1:15:31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566" calcext:value-type="float">
            <text:p>40.000566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15:35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591" calcext:value-type="float">
            <text:p>40.000591</text:p>
          </table:table-cell>
          <table:table-cell office:value-type="float" office:value="-79.586317" calcext:value-type="float">
            <text:p>-79.586317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15:37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625" calcext:value-type="float">
            <text:p>40.000625</text:p>
          </table:table-cell>
          <table:table-cell office:value-type="float" office:value="-79.586295" calcext:value-type="float">
            <text:p>-79.586295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15:40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0659" calcext:value-type="float">
            <text:p>40.000659</text:p>
          </table:table-cell>
          <table:table-cell office:value-type="float" office:value="-79.586269" calcext:value-type="float">
            <text:p>-79.586269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5:43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0693" calcext:value-type="float">
            <text:p>40.000693</text:p>
          </table:table-cell>
          <table:table-cell office:value-type="float" office:value="-79.586256" calcext:value-type="float">
            <text:p>-79.58625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5:45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0729" calcext:value-type="float">
            <text:p>40.000729</text:p>
          </table:table-cell>
          <table:table-cell office:value-type="float" office:value="-79.586261" calcext:value-type="float">
            <text:p>-79.586261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5:47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0766" calcext:value-type="float">
            <text:p>40.000766</text:p>
          </table:table-cell>
          <table:table-cell office:value-type="float" office:value="-79.586271" calcext:value-type="float">
            <text:p>-79.586271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5:49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0807" calcext:value-type="float">
            <text:p>40.000807</text:p>
          </table:table-cell>
          <table:table-cell office:value-type="float" office:value="-79.586259" calcext:value-type="float">
            <text:p>-79.58625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5:51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0854" calcext:value-type="float">
            <text:p>40.000854</text:p>
          </table:table-cell>
          <table:table-cell office:value-type="float" office:value="-79.586242" calcext:value-type="float">
            <text:p>-79.58624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5:53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88" calcext:value-type="float">
            <text:p>40.00088</text:p>
          </table:table-cell>
          <table:table-cell office:value-type="float" office:value="-79.586233" calcext:value-type="float">
            <text:p>-79.58623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5:54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907" calcext:value-type="float">
            <text:p>40.000907</text:p>
          </table:table-cell>
          <table:table-cell office:value-type="float" office:value="-79.586222" calcext:value-type="float">
            <text:p>-79.58622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5:55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933" calcext:value-type="float">
            <text:p>40.000933</text:p>
          </table:table-cell>
          <table:table-cell office:value-type="float" office:value="-79.586213" calcext:value-type="float">
            <text:p>-79.58621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5:56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979" calcext:value-type="float">
            <text:p>40.000979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5:5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015" calcext:value-type="float">
            <text:p>40.001015</text:p>
          </table:table-cell>
          <table:table-cell office:value-type="float" office:value="-79.586188" calcext:value-type="float">
            <text:p>-79.58618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00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058" calcext:value-type="float">
            <text:p>40.001058</text:p>
          </table:table-cell>
          <table:table-cell office:value-type="float" office:value="-79.586179" calcext:value-type="float">
            <text:p>-79.58617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02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102" calcext:value-type="float">
            <text:p>40.001102</text:p>
          </table:table-cell>
          <table:table-cell office:value-type="float" office:value="-79.586164" calcext:value-type="float">
            <text:p>-79.58616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04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129" calcext:value-type="float">
            <text:p>40.001129</text:p>
          </table:table-cell>
          <table:table-cell office:value-type="float" office:value="-79.586154" calcext:value-type="float">
            <text:p>-79.58615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05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156" calcext:value-type="float">
            <text:p>40.001156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6:0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198" calcext:value-type="float">
            <text:p>40.001198</text:p>
          </table:table-cell>
          <table:table-cell office:value-type="float" office:value="-79.586124" calcext:value-type="float">
            <text:p>-79.58612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6:08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253" calcext:value-type="float">
            <text:p>40.001253</text:p>
          </table:table-cell>
          <table:table-cell office:value-type="float" office:value="-79.586111" calcext:value-type="float">
            <text:p>-79.586111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10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289" calcext:value-type="float">
            <text:p>40.001289</text:p>
          </table:table-cell>
          <table:table-cell office:value-type="float" office:value="-79.586109" calcext:value-type="float">
            <text:p>-79.58610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1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321" calcext:value-type="float">
            <text:p>40.001321</text:p>
          </table:table-cell>
          <table:table-cell office:value-type="float" office:value="-79.586108" calcext:value-type="float">
            <text:p>-79.58610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12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353" calcext:value-type="float">
            <text:p>40.001353</text:p>
          </table:table-cell>
          <table:table-cell office:value-type="float" office:value="-79.586111" calcext:value-type="float">
            <text:p>-79.58611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13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386" calcext:value-type="float">
            <text:p>40.001386</text:p>
          </table:table-cell>
          <table:table-cell office:value-type="float" office:value="-79.586114" calcext:value-type="float">
            <text:p>-79.58611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14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427" calcext:value-type="float">
            <text:p>40.001427</text:p>
          </table:table-cell>
          <table:table-cell office:value-type="float" office:value="-79.586113" calcext:value-type="float">
            <text:p>-79.58611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6:16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466" calcext:value-type="float">
            <text:p>40.001466</text:p>
          </table:table-cell>
          <table:table-cell office:value-type="float" office:value="-79.586104" calcext:value-type="float">
            <text:p>-79.586104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16:18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504" calcext:value-type="float">
            <text:p>40.001504</text:p>
          </table:table-cell>
          <table:table-cell office:value-type="float" office:value="-79.586104" calcext:value-type="float">
            <text:p>-79.58610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6:20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539" calcext:value-type="float">
            <text:p>40.001539</text:p>
          </table:table-cell>
          <table:table-cell office:value-type="float" office:value="-79.586093" calcext:value-type="float">
            <text:p>-79.58609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6:24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564" calcext:value-type="float">
            <text:p>40.001564</text:p>
          </table:table-cell>
          <table:table-cell office:value-type="float" office:value="-79.586064" calcext:value-type="float">
            <text:p>-79.58606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6:26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595" calcext:value-type="float">
            <text:p>40.001595</text:p>
          </table:table-cell>
          <table:table-cell office:value-type="float" office:value="-79.586045" calcext:value-type="float">
            <text:p>-79.58604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28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634" calcext:value-type="float">
            <text:p>40.001634</text:p>
          </table:table-cell>
          <table:table-cell office:value-type="float" office:value="-79.586033" calcext:value-type="float">
            <text:p>-79.58603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30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674" calcext:value-type="float">
            <text:p>40.001674</text:p>
          </table:table-cell>
          <table:table-cell office:value-type="float" office:value="-79.586023" calcext:value-type="float">
            <text:p>-79.58602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32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712" calcext:value-type="float">
            <text:p>40.001712</text:p>
          </table:table-cell>
          <table:table-cell office:value-type="float" office:value="-79.586017" calcext:value-type="float">
            <text:p>-79.586017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34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756" calcext:value-type="float">
            <text:p>40.001756</text:p>
          </table:table-cell>
          <table:table-cell office:value-type="float" office:value="-79.586008" calcext:value-type="float">
            <text:p>-79.58600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37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787" calcext:value-type="float">
            <text:p>40.001787</text:p>
          </table:table-cell>
          <table:table-cell office:value-type="float" office:value="-79.586008" calcext:value-type="float">
            <text:p>-79.58600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6:39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2" calcext:value-type="float">
            <text:p>40.00182</text:p>
          </table:table-cell>
          <table:table-cell office:value-type="float" office:value="-79.586023" calcext:value-type="float">
            <text:p>-79.58602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6:41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53" calcext:value-type="float">
            <text:p>40.001853</text:p>
          </table:table-cell>
          <table:table-cell office:value-type="float" office:value="-79.586058" calcext:value-type="float">
            <text:p>-79.586058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16:43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8" calcext:value-type="float">
            <text:p>40.00188</text:p>
          </table:table-cell>
          <table:table-cell office:value-type="float" office:value="-79.586108" calcext:value-type="float">
            <text:p>-79.5861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16:4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888" calcext:value-type="float">
            <text:p>40.001888</text:p>
          </table:table-cell>
          <table:table-cell office:value-type="float" office:value="-79.586162" calcext:value-type="float">
            <text:p>-79.586162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16:47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9" calcext:value-type="float">
            <text:p>40.00189</text:p>
          </table:table-cell>
          <table:table-cell office:value-type="float" office:value="-79.586221" calcext:value-type="float">
            <text:p>-79.586221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16:49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9" calcext:value-type="float">
            <text:p>40.00189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16:51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885" calcext:value-type="float">
            <text:p>40.001885</text:p>
          </table:table-cell>
          <table:table-cell office:value-type="float" office:value="-79.586325" calcext:value-type="float">
            <text:p>-79.586325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6:5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879" calcext:value-type="float">
            <text:p>40.001879</text:p>
          </table:table-cell>
          <table:table-cell office:value-type="float" office:value="-79.586365" calcext:value-type="float">
            <text:p>-79.586365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6:55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875" calcext:value-type="float">
            <text:p>40.001875</text:p>
          </table:table-cell>
          <table:table-cell office:value-type="float" office:value="-79.586403" calcext:value-type="float">
            <text:p>-79.586403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16:57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869" calcext:value-type="float">
            <text:p>40.001869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16:59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863" calcext:value-type="float">
            <text:p>40.001863</text:p>
          </table:table-cell>
          <table:table-cell office:value-type="float" office:value="-79.586501" calcext:value-type="float">
            <text:p>-79.586501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17:01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852" calcext:value-type="float">
            <text:p>40.001852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17:03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844" calcext:value-type="float">
            <text:p>40.001844</text:p>
          </table:table-cell>
          <table:table-cell office:value-type="float" office:value="-79.586622" calcext:value-type="float">
            <text:p>-79.586622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17:05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844" calcext:value-type="float">
            <text:p>40.001844</text:p>
          </table:table-cell>
          <table:table-cell office:value-type="float" office:value="-79.586679" calcext:value-type="float">
            <text:p>-79.586679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17:07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851" calcext:value-type="float">
            <text:p>40.001851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17:09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71" calcext:value-type="float">
            <text:p>40.001871</text:p>
          </table:table-cell>
          <table:table-cell office:value-type="float" office:value="-79.586783" calcext:value-type="float">
            <text:p>-79.586783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7:11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883" calcext:value-type="float">
            <text:p>40.001883</text:p>
          </table:table-cell>
          <table:table-cell office:value-type="float" office:value="-79.58684" calcext:value-type="float">
            <text:p>-79.58684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7:13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81" calcext:value-type="float">
            <text:p>40.001881</text:p>
          </table:table-cell>
          <table:table-cell office:value-type="float" office:value="-79.586892" calcext:value-type="float">
            <text:p>-79.586892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17:15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855" calcext:value-type="float">
            <text:p>40.001855</text:p>
          </table:table-cell>
          <table:table-cell office:value-type="float" office:value="-79.586921" calcext:value-type="float">
            <text:p>-79.586921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7:17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807" calcext:value-type="float">
            <text:p>40.001807</text:p>
          </table:table-cell>
          <table:table-cell office:value-type="float" office:value="-79.586937" calcext:value-type="float">
            <text:p>-79.586937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7:19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765" calcext:value-type="float">
            <text:p>40.001765</text:p>
          </table:table-cell>
          <table:table-cell office:value-type="float" office:value="-79.586951" calcext:value-type="float">
            <text:p>-79.58695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7:21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722" calcext:value-type="float">
            <text:p>40.001722</text:p>
          </table:table-cell>
          <table:table-cell office:value-type="float" office:value="-79.586958" calcext:value-type="float">
            <text:p>-79.58695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7:23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694" calcext:value-type="float">
            <text:p>40.001694</text:p>
          </table:table-cell>
          <table:table-cell office:value-type="float" office:value="-79.586959" calcext:value-type="float">
            <text:p>-79.586959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7:24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665" calcext:value-type="float">
            <text:p>40.001665</text:p>
          </table:table-cell>
          <table:table-cell office:value-type="float" office:value="-79.586962" calcext:value-type="float">
            <text:p>-79.586962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7:25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623" calcext:value-type="float">
            <text:p>40.001623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17:27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596" calcext:value-type="float">
            <text:p>40.001596</text:p>
          </table:table-cell>
          <table:table-cell office:value-type="float" office:value="-79.586992" calcext:value-type="float">
            <text:p>-79.586992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17:29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569" calcext:value-type="float">
            <text:p>40.001569</text:p>
          </table:table-cell>
          <table:table-cell office:value-type="float" office:value="-79.587006" calcext:value-type="float">
            <text:p>-79.587006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17:31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539" calcext:value-type="float">
            <text:p>40.001539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17:33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497" calcext:value-type="float">
            <text:p>40.001497</text:p>
          </table:table-cell>
          <table:table-cell office:value-type="float" office:value="-79.587063" calcext:value-type="float">
            <text:p>-79.587063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1:17:35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453" calcext:value-type="float">
            <text:p>40.001453</text:p>
          </table:table-cell>
          <table:table-cell office:value-type="float" office:value="-79.587085" calcext:value-type="float">
            <text:p>-79.58708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17:37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426" calcext:value-type="float">
            <text:p>40.001426</text:p>
          </table:table-cell>
          <table:table-cell office:value-type="float" office:value="-79.587097" calcext:value-type="float">
            <text:p>-79.587097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17:39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399" calcext:value-type="float">
            <text:p>40.001399</text:p>
          </table:table-cell>
          <table:table-cell office:value-type="float" office:value="-79.587098" calcext:value-type="float">
            <text:p>-79.587098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17:42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373" calcext:value-type="float">
            <text:p>40.001373</text:p>
          </table:table-cell>
          <table:table-cell office:value-type="float" office:value="-79.587123" calcext:value-type="float">
            <text:p>-79.587123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17:4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346" calcext:value-type="float">
            <text:p>40.001346</text:p>
          </table:table-cell>
          <table:table-cell office:value-type="float" office:value="-79.587142" calcext:value-type="float">
            <text:p>-79.587142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17:50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312" calcext:value-type="float">
            <text:p>40.001312</text:p>
          </table:table-cell>
          <table:table-cell office:value-type="float" office:value="-79.587152" calcext:value-type="float">
            <text:p>-79.587152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17:52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274" calcext:value-type="float">
            <text:p>40.001274</text:p>
          </table:table-cell>
          <table:table-cell office:value-type="float" office:value="-79.587165" calcext:value-type="float">
            <text:p>-79.587165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7:5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236" calcext:value-type="float">
            <text:p>40.001236</text:p>
          </table:table-cell>
          <table:table-cell office:value-type="float" office:value="-79.587178" calcext:value-type="float">
            <text:p>-79.58717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17:5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2" calcext:value-type="float">
            <text:p>40.0012</text:p>
          </table:table-cell>
          <table:table-cell office:value-type="float" office:value="-79.587188" calcext:value-type="float">
            <text:p>-79.58718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17:58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164" calcext:value-type="float">
            <text:p>40.001164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18:01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125" calcext:value-type="float">
            <text:p>40.001125</text:p>
          </table:table-cell>
          <table:table-cell office:value-type="float" office:value="-79.587216" calcext:value-type="float">
            <text:p>-79.587216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18:04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083" calcext:value-type="float">
            <text:p>40.001083</text:p>
          </table:table-cell>
          <table:table-cell office:value-type="float" office:value="-79.587227" calcext:value-type="float">
            <text:p>-79.587227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18:06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032" calcext:value-type="float">
            <text:p>40.001032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18:0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992" calcext:value-type="float">
            <text:p>40.000992</text:p>
          </table:table-cell>
          <table:table-cell office:value-type="float" office:value="-79.587236" calcext:value-type="float">
            <text:p>-79.587236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18:10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953" calcext:value-type="float">
            <text:p>40.000953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18:1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91" calcext:value-type="float">
            <text:p>40.00091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18:14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867" calcext:value-type="float">
            <text:p>40.000867</text:p>
          </table:table-cell>
          <table:table-cell office:value-type="float" office:value="-79.587275" calcext:value-type="float">
            <text:p>-79.587275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18:1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818" calcext:value-type="float">
            <text:p>40.000818</text:p>
          </table:table-cell>
          <table:table-cell office:value-type="float" office:value="-79.587287" calcext:value-type="float">
            <text:p>-79.587287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18:18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791" calcext:value-type="float">
            <text:p>40.000791</text:p>
          </table:table-cell>
          <table:table-cell office:value-type="float" office:value="-79.587297" calcext:value-type="float">
            <text:p>-79.587297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18:19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76" calcext:value-type="float">
            <text:p>40.00076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18:20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729" calcext:value-type="float">
            <text:p>40.000729</text:p>
          </table:table-cell>
          <table:table-cell office:value-type="float" office:value="-79.587314" calcext:value-type="float">
            <text:p>-79.587314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18:2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7" calcext:value-type="float">
            <text:p>40.0007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8:22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065" calcext:value-type="float">
            <text:p>40.00065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18:24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607" calcext:value-type="float">
            <text:p>40.000607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18:2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562" calcext:value-type="float">
            <text:p>40.000562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18:28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515" calcext:value-type="float">
            <text:p>40.000515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18:30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0462" calcext:value-type="float">
            <text:p>40.000462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18:32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40.00041" calcext:value-type="float">
            <text:p>40.00041</text:p>
          </table:table-cell>
          <table:table-cell office:value-type="float" office:value="-79.587363" calcext:value-type="float">
            <text:p>-79.587363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18:34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0.000365" calcext:value-type="float">
            <text:p>40.000365</text:p>
          </table:table-cell>
          <table:table-cell office:value-type="float" office:value="-79.587362" calcext:value-type="float">
            <text:p>-79.587362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18:36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0.00033" calcext:value-type="float">
            <text:p>40.00033</text:p>
          </table:table-cell>
          <table:table-cell office:value-type="float" office:value="-79.587359" calcext:value-type="float">
            <text:p>-79.58735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18:38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40.000293" calcext:value-type="float">
            <text:p>40.000293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18:41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0.000259" calcext:value-type="float">
            <text:p>40.000259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18:43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0.000221" calcext:value-type="float">
            <text:p>40.000221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18:45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0.000183" calcext:value-type="float">
            <text:p>40.000183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18:47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0.000146" calcext:value-type="float">
            <text:p>40.000146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18:49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40.000108" calcext:value-type="float">
            <text:p>40.000108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18:51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40.000077" calcext:value-type="float">
            <text:p>40.000077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8:53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0.000045" calcext:value-type="float">
            <text:p>40.000045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18:56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0017" calcext:value-type="float">
            <text:p>40.000017</text:p>
          </table:table-cell>
          <table:table-cell office:value-type="float" office:value="-79.587293" calcext:value-type="float">
            <text:p>-79.587293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19:01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988" calcext:value-type="float">
            <text:p>39.999988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19:0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955" calcext:value-type="float">
            <text:p>39.999955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1:19:06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916" calcext:value-type="float">
            <text:p>39.999916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19:08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88" calcext:value-type="float">
            <text:p>39.99988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9:10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852" calcext:value-type="float">
            <text:p>39.999852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19:12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811" calcext:value-type="float">
            <text:p>39.999811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19:15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774" calcext:value-type="float">
            <text:p>39.999774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19:17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731" calcext:value-type="float">
            <text:p>39.999731</text:p>
          </table:table-cell>
          <table:table-cell office:value-type="float" office:value="-79.587292" calcext:value-type="float">
            <text:p>-79.587292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19:19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703" calcext:value-type="float">
            <text:p>39.999703</text:p>
          </table:table-cell>
          <table:table-cell office:value-type="float" office:value="-79.587285" calcext:value-type="float">
            <text:p>-79.587285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19:21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675" calcext:value-type="float">
            <text:p>39.999675</text:p>
          </table:table-cell>
          <table:table-cell office:value-type="float" office:value="-79.587273" calcext:value-type="float">
            <text:p>-79.587273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19:2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641" calcext:value-type="float">
            <text:p>39.999641</text:p>
          </table:table-cell>
          <table:table-cell office:value-type="float" office:value="-79.587251" calcext:value-type="float">
            <text:p>-79.587251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19:28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607" calcext:value-type="float">
            <text:p>39.999607</text:p>
          </table:table-cell>
          <table:table-cell office:value-type="float" office:value="-79.587239" calcext:value-type="float">
            <text:p>-79.587239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19:30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575" calcext:value-type="float">
            <text:p>39.999575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1:19:32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534" calcext:value-type="float">
            <text:p>39.999534</text:p>
          </table:table-cell>
          <table:table-cell office:value-type="float" office:value="-79.587217" calcext:value-type="float">
            <text:p>-79.587217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19:35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497" calcext:value-type="float">
            <text:p>39.999497</text:p>
          </table:table-cell>
          <table:table-cell office:value-type="float" office:value="-79.587198" calcext:value-type="float">
            <text:p>-79.587198</text:p>
          </table:table-cell>
          <table:table-cell office:value-type="float" office:value="302.2" calcext:value-type="float">
            <text:p>302.2</text:p>
          </table:table-cell>
          <table:table-cell office:value-type="string" calcext:value-type="string">
            <text:p>2018-07-27T11:19:3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465" calcext:value-type="float">
            <text:p>39.999465</text:p>
          </table:table-cell>
          <table:table-cell office:value-type="float" office:value="-79.587183" calcext:value-type="float">
            <text:p>-79.587183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19:3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439" calcext:value-type="float">
            <text:p>39.999439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19:42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41" calcext:value-type="float">
            <text:p>39.99941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19:46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377" calcext:value-type="float">
            <text:p>39.999377</text:p>
          </table:table-cell>
          <table:table-cell office:value-type="float" office:value="-79.587139" calcext:value-type="float">
            <text:p>-79.587139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19:48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352" calcext:value-type="float">
            <text:p>39.999352</text:p>
          </table:table-cell>
          <table:table-cell office:value-type="float" office:value="-79.587112" calcext:value-type="float">
            <text:p>-79.587112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1:19:50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329" calcext:value-type="float">
            <text:p>39.999329</text:p>
          </table:table-cell>
          <table:table-cell office:value-type="float" office:value="-79.587078" calcext:value-type="float">
            <text:p>-79.587078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1:19:52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305" calcext:value-type="float">
            <text:p>39.999305</text:p>
          </table:table-cell>
          <table:table-cell office:value-type="float" office:value="-79.587042" calcext:value-type="float">
            <text:p>-79.58704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19:54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9.999292" calcext:value-type="float">
            <text:p>39.999292</text:p>
          </table:table-cell>
          <table:table-cell office:value-type="float" office:value="-79.587002" calcext:value-type="float">
            <text:p>-79.587002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1:19:5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9.999284" calcext:value-type="float">
            <text:p>39.999284</text:p>
          </table:table-cell>
          <table:table-cell office:value-type="float" office:value="-79.586956" calcext:value-type="float">
            <text:p>-79.586956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2018-07-27T11:19:59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273" calcext:value-type="float">
            <text:p>39.999273</text:p>
          </table:table-cell>
          <table:table-cell office:value-type="float" office:value="-79.586902" calcext:value-type="float">
            <text:p>-79.58690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20:02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268" calcext:value-type="float">
            <text:p>39.999268</text:p>
          </table:table-cell>
          <table:table-cell office:value-type="float" office:value="-79.586851" calcext:value-type="float">
            <text:p>-79.586851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20:04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264" calcext:value-type="float">
            <text:p>39.999264</text:p>
          </table:table-cell>
          <table:table-cell office:value-type="float" office:value="-79.586796" calcext:value-type="float">
            <text:p>-79.586796</text:p>
          </table:table-cell>
          <table:table-cell office:value-type="float" office:value="303.7" calcext:value-type="float">
            <text:p>303.7</text:p>
          </table:table-cell>
          <table:table-cell office:value-type="string" calcext:value-type="string">
            <text:p>2018-07-27T11:20:06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265" calcext:value-type="float">
            <text:p>39.999265</text:p>
          </table:table-cell>
          <table:table-cell office:value-type="float" office:value="-79.586752" calcext:value-type="float">
            <text:p>-79.586752</text:p>
          </table:table-cell>
          <table:table-cell office:value-type="float" office:value="303.9" calcext:value-type="float">
            <text:p>303.9</text:p>
          </table:table-cell>
          <table:table-cell office:value-type="string" calcext:value-type="string">
            <text:p>2018-07-27T11:20:08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282" calcext:value-type="float">
            <text:p>39.999282</text:p>
          </table:table-cell>
          <table:table-cell office:value-type="float" office:value="-79.586699" calcext:value-type="float">
            <text:p>-79.5866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018-07-27T11:20:10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304" calcext:value-type="float">
            <text:p>39.999304</text:p>
          </table:table-cell>
          <table:table-cell office:value-type="float" office:value="-79.586669" calcext:value-type="float">
            <text:p>-79.586669</text:p>
          </table:table-cell>
          <table:table-cell office:value-type="float" office:value="303.8" calcext:value-type="float">
            <text:p>303.8</text:p>
          </table:table-cell>
          <table:table-cell office:value-type="string" calcext:value-type="string">
            <text:p>2018-07-27T11:20:11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325" calcext:value-type="float">
            <text:p>39.999325</text:p>
          </table:table-cell>
          <table:table-cell office:value-type="float" office:value="-79.586644" calcext:value-type="float">
            <text:p>-79.586644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2018-07-27T11:20:12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362" calcext:value-type="float">
            <text:p>39.999362</text:p>
          </table:table-cell>
          <table:table-cell office:value-type="float" office:value="-79.586619" calcext:value-type="float">
            <text:p>-79.586619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20:1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393" calcext:value-type="float">
            <text:p>39.999393</text:p>
          </table:table-cell>
          <table:table-cell office:value-type="float" office:value="-79.586611" calcext:value-type="float">
            <text:p>-79.586611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20:1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427" calcext:value-type="float">
            <text:p>39.999427</text:p>
          </table:table-cell>
          <table:table-cell office:value-type="float" office:value="-79.586605" calcext:value-type="float">
            <text:p>-79.586605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20:18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461" calcext:value-type="float">
            <text:p>39.999461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2018-07-27T11:20:20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501" calcext:value-type="float">
            <text:p>39.999501</text:p>
          </table:table-cell>
          <table:table-cell office:value-type="float" office:value="-79.586579" calcext:value-type="float">
            <text:p>-79.58657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1:20:22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541" calcext:value-type="float">
            <text:p>39.999541</text:p>
          </table:table-cell>
          <table:table-cell office:value-type="float" office:value="-79.586569" calcext:value-type="float">
            <text:p>-79.586569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20:24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577" calcext:value-type="float">
            <text:p>39.999577</text:p>
          </table:table-cell>
          <table:table-cell office:value-type="float" office:value="-79.586559" calcext:value-type="float">
            <text:p>-79.586559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1:20:26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609" calcext:value-type="float">
            <text:p>39.999609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1:20:2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641" calcext:value-type="float">
            <text:p>39.999641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20:30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67" calcext:value-type="float">
            <text:p>39.99967</text:p>
          </table:table-cell>
          <table:table-cell office:value-type="float" office:value="-79.586545" calcext:value-type="float">
            <text:p>-79.586545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20:32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697" calcext:value-type="float">
            <text:p>39.999697</text:p>
          </table:table-cell>
          <table:table-cell office:value-type="float" office:value="-79.586546" calcext:value-type="float">
            <text:p>-79.586546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0:34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.999729" calcext:value-type="float">
            <text:p>39.999729</text:p>
          </table:table-cell>
          <table:table-cell office:value-type="float" office:value="-79.586554" calcext:value-type="float">
            <text:p>-79.586554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0:37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758" calcext:value-type="float">
            <text:p>39.999758</text:p>
          </table:table-cell>
          <table:table-cell office:value-type="float" office:value="-79.586553" calcext:value-type="float">
            <text:p>-79.586553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0:40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786" calcext:value-type="float">
            <text:p>39.999786</text:p>
          </table:table-cell>
          <table:table-cell office:value-type="float" office:value="-79.586536" calcext:value-type="float">
            <text:p>-79.586536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0:42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835" calcext:value-type="float">
            <text:p>39.999835</text:p>
          </table:table-cell>
          <table:table-cell office:value-type="float" office:value="-79.586511" calcext:value-type="float">
            <text:p>-79.586511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20:44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9.999877" calcext:value-type="float">
            <text:p>39.999877</text:p>
          </table:table-cell>
          <table:table-cell office:value-type="float" office:value="-79.586477" calcext:value-type="float">
            <text:p>-79.586477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1:20:46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9.999924" calcext:value-type="float">
            <text:p>39.999924</text:p>
          </table:table-cell>
          <table:table-cell office:value-type="float" office:value="-79.586451" calcext:value-type="float">
            <text:p>-79.586451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20:4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39.999971" calcext:value-type="float">
            <text:p>39.999971</text:p>
          </table:table-cell>
          <table:table-cell office:value-type="float" office:value="-79.586435" calcext:value-type="float">
            <text:p>-79.586435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20:50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017" calcext:value-type="float">
            <text:p>40.000017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20:52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054" calcext:value-type="float">
            <text:p>40.000054</text:p>
          </table:table-cell>
          <table:table-cell office:value-type="float" office:value="-79.586398" calcext:value-type="float">
            <text:p>-79.586398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20:54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095" calcext:value-type="float">
            <text:p>40.000095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20:56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129" calcext:value-type="float">
            <text:p>40.000129</text:p>
          </table:table-cell>
          <table:table-cell office:value-type="float" office:value="-79.586394" calcext:value-type="float">
            <text:p>-79.586394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20:58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16" calcext:value-type="float">
            <text:p>40.00016</text:p>
          </table:table-cell>
          <table:table-cell office:value-type="float" office:value="-79.586399" calcext:value-type="float">
            <text:p>-79.586399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1:00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186" calcext:value-type="float">
            <text:p>40.000186</text:p>
          </table:table-cell>
          <table:table-cell office:value-type="float" office:value="-79.586405" calcext:value-type="float">
            <text:p>-79.586405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1:02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218" calcext:value-type="float">
            <text:p>40.000218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1:05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248" calcext:value-type="float">
            <text:p>40.000248</text:p>
          </table:table-cell>
          <table:table-cell office:value-type="float" office:value="-79.586391" calcext:value-type="float">
            <text:p>-79.58639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1:09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286" calcext:value-type="float">
            <text:p>40.000286</text:p>
          </table:table-cell>
          <table:table-cell office:value-type="float" office:value="-79.586378" calcext:value-type="float">
            <text:p>-79.5863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1:13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314" calcext:value-type="float">
            <text:p>40.000314</text:p>
          </table:table-cell>
          <table:table-cell office:value-type="float" office:value="-79.586365" calcext:value-type="float">
            <text:p>-79.586365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1:15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342" calcext:value-type="float">
            <text:p>40.000342</text:p>
          </table:table-cell>
          <table:table-cell office:value-type="float" office:value="-79.586351" calcext:value-type="float">
            <text:p>-79.586351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1:17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374" calcext:value-type="float">
            <text:p>40.000374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21:19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403" calcext:value-type="float">
            <text:p>40.000403</text:p>
          </table:table-cell>
          <table:table-cell office:value-type="float" office:value="-79.586328" calcext:value-type="float">
            <text:p>-79.586328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1:21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44" calcext:value-type="float">
            <text:p>40.00044</text:p>
          </table:table-cell>
          <table:table-cell office:value-type="float" office:value="-79.586326" calcext:value-type="float">
            <text:p>-79.586326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1:23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483" calcext:value-type="float">
            <text:p>40.000483</text:p>
          </table:table-cell>
          <table:table-cell office:value-type="float" office:value="-79.586319" calcext:value-type="float">
            <text:p>-79.58631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1:25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516" calcext:value-type="float">
            <text:p>40.000516</text:p>
          </table:table-cell>
          <table:table-cell office:value-type="float" office:value="-79.586314" calcext:value-type="float">
            <text:p>-79.586314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21:27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546" calcext:value-type="float">
            <text:p>40.000546</text:p>
          </table:table-cell>
          <table:table-cell office:value-type="float" office:value="-79.586306" calcext:value-type="float">
            <text:p>-79.586306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1:21:29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582" calcext:value-type="float">
            <text:p>40.000582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21:32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613" calcext:value-type="float">
            <text:p>40.000613</text:p>
          </table:table-cell>
          <table:table-cell office:value-type="float" office:value="-79.586281" calcext:value-type="float">
            <text:p>-79.586281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21:34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661" calcext:value-type="float">
            <text:p>40.000661</text:p>
          </table:table-cell>
          <table:table-cell office:value-type="float" office:value="-79.586279" calcext:value-type="float">
            <text:p>-79.586279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21:36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711" calcext:value-type="float">
            <text:p>40.000711</text:p>
          </table:table-cell>
          <table:table-cell office:value-type="float" office:value="-79.586268" calcext:value-type="float">
            <text:p>-79.58626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1:38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749" calcext:value-type="float">
            <text:p>40.000749</text:p>
          </table:table-cell>
          <table:table-cell office:value-type="float" office:value="-79.586246" calcext:value-type="float">
            <text:p>-79.586246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1:40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792" calcext:value-type="float">
            <text:p>40.000792</text:p>
          </table:table-cell>
          <table:table-cell office:value-type="float" office:value="-79.586221" calcext:value-type="float">
            <text:p>-79.586221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1:4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82" calcext:value-type="float">
            <text:p>40.00082</text:p>
          </table:table-cell>
          <table:table-cell office:value-type="float" office:value="-79.586219" calcext:value-type="float">
            <text:p>-79.58621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43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85" calcext:value-type="float">
            <text:p>40.00085</text:p>
          </table:table-cell>
          <table:table-cell office:value-type="float" office:value="-79.586222" calcext:value-type="float">
            <text:p>-79.58622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44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899" calcext:value-type="float">
            <text:p>40.000899</text:p>
          </table:table-cell>
          <table:table-cell office:value-type="float" office:value="-79.586218" calcext:value-type="float">
            <text:p>-79.58621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46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926" calcext:value-type="float">
            <text:p>40.000926</text:p>
          </table:table-cell>
          <table:table-cell office:value-type="float" office:value="-79.586211" calcext:value-type="float">
            <text:p>-79.58621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4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974" calcext:value-type="float">
            <text:p>40.000974</text:p>
          </table:table-cell>
          <table:table-cell office:value-type="float" office:value="-79.586203" calcext:value-type="float">
            <text:p>-79.58620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4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024" calcext:value-type="float">
            <text:p>40.001024</text:p>
          </table:table-cell>
          <table:table-cell office:value-type="float" office:value="-79.586181" calcext:value-type="float">
            <text:p>-79.58618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51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049" calcext:value-type="float">
            <text:p>40.001049</text:p>
          </table:table-cell>
          <table:table-cell office:value-type="float" office:value="-79.586165" calcext:value-type="float">
            <text:p>-79.58616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52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101" calcext:value-type="float">
            <text:p>40.001101</text:p>
          </table:table-cell>
          <table:table-cell office:value-type="float" office:value="-79.586139" calcext:value-type="float">
            <text:p>-79.586139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1:54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15" calcext:value-type="float">
            <text:p>40.00115</text:p>
          </table:table-cell>
          <table:table-cell office:value-type="float" office:value="-79.586124" calcext:value-type="float">
            <text:p>-79.58612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1:56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176" calcext:value-type="float">
            <text:p>40.001176</text:p>
          </table:table-cell>
          <table:table-cell office:value-type="float" office:value="-79.586116" calcext:value-type="float">
            <text:p>-79.58611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1:57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204" calcext:value-type="float">
            <text:p>40.001204</text:p>
          </table:table-cell>
          <table:table-cell office:value-type="float" office:value="-79.586109" calcext:value-type="float">
            <text:p>-79.586109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21:58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232" calcext:value-type="float">
            <text:p>40.001232</text:p>
          </table:table-cell>
          <table:table-cell office:value-type="float" office:value="-79.586101" calcext:value-type="float">
            <text:p>-79.586101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1:59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274" calcext:value-type="float">
            <text:p>40.001274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01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313" calcext:value-type="float">
            <text:p>40.001313</text:p>
          </table:table-cell>
          <table:table-cell office:value-type="float" office:value="-79.586065" calcext:value-type="float">
            <text:p>-79.58606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2:03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356" calcext:value-type="float">
            <text:p>40.001356</text:p>
          </table:table-cell>
          <table:table-cell office:value-type="float" office:value="-79.586044" calcext:value-type="float">
            <text:p>-79.58604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2:05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41" calcext:value-type="float">
            <text:p>40.00141</text:p>
          </table:table-cell>
          <table:table-cell office:value-type="float" office:value="-79.586032" calcext:value-type="float">
            <text:p>-79.586032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07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1443" calcext:value-type="float">
            <text:p>40.001443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2:08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472" calcext:value-type="float">
            <text:p>40.001472</text:p>
          </table:table-cell>
          <table:table-cell office:value-type="float" office:value="-79.586032" calcext:value-type="float">
            <text:p>-79.586032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22:09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517" calcext:value-type="float">
            <text:p>40.001517</text:p>
          </table:table-cell>
          <table:table-cell office:value-type="float" office:value="-79.586043" calcext:value-type="float">
            <text:p>-79.58604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2:11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40.001551" calcext:value-type="float">
            <text:p>40.001551</text:p>
          </table:table-cell>
          <table:table-cell office:value-type="float" office:value="-79.58606" calcext:value-type="float">
            <text:p>-79.58606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2:13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0.001583" calcext:value-type="float">
            <text:p>40.001583</text:p>
          </table:table-cell>
          <table:table-cell office:value-type="float" office:value="-79.586079" calcext:value-type="float">
            <text:p>-79.58607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15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40.001624" calcext:value-type="float">
            <text:p>40.001624</text:p>
          </table:table-cell>
          <table:table-cell office:value-type="float" office:value="-79.586075" calcext:value-type="float">
            <text:p>-79.58607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2:18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664" calcext:value-type="float">
            <text:p>40.001664</text:p>
          </table:table-cell>
          <table:table-cell office:value-type="float" office:value="-79.586069" calcext:value-type="float">
            <text:p>-79.58606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20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702" calcext:value-type="float">
            <text:p>40.001702</text:p>
          </table:table-cell>
          <table:table-cell office:value-type="float" office:value="-79.586075" calcext:value-type="float">
            <text:p>-79.58607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22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1729" calcext:value-type="float">
            <text:p>40.001729</text:p>
          </table:table-cell>
          <table:table-cell office:value-type="float" office:value="-79.586084" calcext:value-type="float">
            <text:p>-79.58608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24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764" calcext:value-type="float">
            <text:p>40.001764</text:p>
          </table:table-cell>
          <table:table-cell office:value-type="float" office:value="-79.586084" calcext:value-type="float">
            <text:p>-79.58608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27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796" calcext:value-type="float">
            <text:p>40.001796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29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827" calcext:value-type="float">
            <text:p>40.001827</text:p>
          </table:table-cell>
          <table:table-cell office:value-type="float" office:value="-79.586089" calcext:value-type="float">
            <text:p>-79.58608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2:31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857" calcext:value-type="float">
            <text:p>40.001857</text:p>
          </table:table-cell>
          <table:table-cell office:value-type="float" office:value="-79.586112" calcext:value-type="float">
            <text:p>-79.58611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2:33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877" calcext:value-type="float">
            <text:p>40.001877</text:p>
          </table:table-cell>
          <table:table-cell office:value-type="float" office:value="-79.586148" calcext:value-type="float">
            <text:p>-79.586148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22:35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883" calcext:value-type="float">
            <text:p>40.001883</text:p>
          </table:table-cell>
          <table:table-cell office:value-type="float" office:value="-79.586187" calcext:value-type="float">
            <text:p>-79.58618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22:37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1882" calcext:value-type="float">
            <text:p>40.001882</text:p>
          </table:table-cell>
          <table:table-cell office:value-type="float" office:value="-79.586235" calcext:value-type="float">
            <text:p>-79.586235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22:39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88" calcext:value-type="float">
            <text:p>40.00188</text:p>
          </table:table-cell>
          <table:table-cell office:value-type="float" office:value="-79.586283" calcext:value-type="float">
            <text:p>-79.586283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22:41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887" calcext:value-type="float">
            <text:p>40.001887</text:p>
          </table:table-cell>
          <table:table-cell office:value-type="float" office:value="-79.586324" calcext:value-type="float">
            <text:p>-79.586324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22:43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892" calcext:value-type="float">
            <text:p>40.001892</text:p>
          </table:table-cell>
          <table:table-cell office:value-type="float" office:value="-79.586361" calcext:value-type="float">
            <text:p>-79.586361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22:45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887" calcext:value-type="float">
            <text:p>40.001887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22:48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888" calcext:value-type="float">
            <text:p>40.001888</text:p>
          </table:table-cell>
          <table:table-cell office:value-type="float" office:value="-79.586449" calcext:value-type="float">
            <text:p>-79.586449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22:50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91" calcext:value-type="float">
            <text:p>40.001891</text:p>
          </table:table-cell>
          <table:table-cell office:value-type="float" office:value="-79.586485" calcext:value-type="float">
            <text:p>-79.586485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22:52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89" calcext:value-type="float">
            <text:p>40.00189</text:p>
          </table:table-cell>
          <table:table-cell office:value-type="float" office:value="-79.586522" calcext:value-type="float">
            <text:p>-79.586522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22:5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96" calcext:value-type="float">
            <text:p>40.001896</text:p>
          </table:table-cell>
          <table:table-cell office:value-type="float" office:value="-79.586557" calcext:value-type="float">
            <text:p>-79.586557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22:5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99" calcext:value-type="float">
            <text:p>40.001899</text:p>
          </table:table-cell>
          <table:table-cell office:value-type="float" office:value="-79.586593" calcext:value-type="float">
            <text:p>-79.586593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22:5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97" calcext:value-type="float">
            <text:p>40.001897</text:p>
          </table:table-cell>
          <table:table-cell office:value-type="float" office:value="-79.586642" calcext:value-type="float">
            <text:p>-79.586642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23:01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668" calcext:value-type="float">
            <text:p>-79.5866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3:03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89" calcext:value-type="float">
            <text:p>40.00189</text:p>
          </table:table-cell>
          <table:table-cell office:value-type="float" office:value="-79.586724" calcext:value-type="float">
            <text:p>-79.586724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23:05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893" calcext:value-type="float">
            <text:p>40.001893</text:p>
          </table:table-cell>
          <table:table-cell office:value-type="float" office:value="-79.586771" calcext:value-type="float">
            <text:p>-79.586771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23:07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903" calcext:value-type="float">
            <text:p>40.001903</text:p>
          </table:table-cell>
          <table:table-cell office:value-type="float" office:value="-79.58682" calcext:value-type="float">
            <text:p>-79.58682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23:09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917" calcext:value-type="float">
            <text:p>40.001917</text:p>
          </table:table-cell>
          <table:table-cell office:value-type="float" office:value="-79.586871" calcext:value-type="float">
            <text:p>-79.58687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23:11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928" calcext:value-type="float">
            <text:p>40.001928</text:p>
          </table:table-cell>
          <table:table-cell office:value-type="float" office:value="-79.586908" calcext:value-type="float">
            <text:p>-79.58690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23:13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911" calcext:value-type="float">
            <text:p>40.001911</text:p>
          </table:table-cell>
          <table:table-cell office:value-type="float" office:value="-79.586958" calcext:value-type="float">
            <text:p>-79.586958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23:16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875" calcext:value-type="float">
            <text:p>40.001875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23:18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845" calcext:value-type="float">
            <text:p>40.001845</text:p>
          </table:table-cell>
          <table:table-cell office:value-type="float" office:value="-79.586978" calcext:value-type="float">
            <text:p>-79.586978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23:20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815" calcext:value-type="float">
            <text:p>40.001815</text:p>
          </table:table-cell>
          <table:table-cell office:value-type="float" office:value="-79.586973" calcext:value-type="float">
            <text:p>-79.586973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23:22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783" calcext:value-type="float">
            <text:p>40.001783</text:p>
          </table:table-cell>
          <table:table-cell office:value-type="float" office:value="-79.586964" calcext:value-type="float">
            <text:p>-79.586964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23:24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756" calcext:value-type="float">
            <text:p>40.001756</text:p>
          </table:table-cell>
          <table:table-cell office:value-type="float" office:value="-79.586965" calcext:value-type="float">
            <text:p>-79.586965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23:26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717" calcext:value-type="float">
            <text:p>40.001717</text:p>
          </table:table-cell>
          <table:table-cell office:value-type="float" office:value="-79.586974" calcext:value-type="float">
            <text:p>-79.586974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23:29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685" calcext:value-type="float">
            <text:p>40.001685</text:p>
          </table:table-cell>
          <table:table-cell office:value-type="float" office:value="-79.586986" calcext:value-type="float">
            <text:p>-79.586986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23:32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66" calcext:value-type="float">
            <text:p>40.00166</text:p>
          </table:table-cell>
          <table:table-cell office:value-type="float" office:value="-79.587004" calcext:value-type="float">
            <text:p>-79.587004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23:34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623" calcext:value-type="float">
            <text:p>40.001623</text:p>
          </table:table-cell>
          <table:table-cell office:value-type="float" office:value="-79.587021" calcext:value-type="float">
            <text:p>-79.587021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23:37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583" calcext:value-type="float">
            <text:p>40.001583</text:p>
          </table:table-cell>
          <table:table-cell office:value-type="float" office:value="-79.587032" calcext:value-type="float">
            <text:p>-79.587032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23:39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549" calcext:value-type="float">
            <text:p>40.001549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23:41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51" calcext:value-type="float">
            <text:p>40.00151</text:p>
          </table:table-cell>
          <table:table-cell office:value-type="float" office:value="-79.587054" calcext:value-type="float">
            <text:p>-79.587054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1:23:43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469" calcext:value-type="float">
            <text:p>40.001469</text:p>
          </table:table-cell>
          <table:table-cell office:value-type="float" office:value="-79.587072" calcext:value-type="float">
            <text:p>-79.58707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23:45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44" calcext:value-type="float">
            <text:p>40.00144</text:p>
          </table:table-cell>
          <table:table-cell office:value-type="float" office:value="-79.587089" calcext:value-type="float">
            <text:p>-79.58708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23:47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406" calcext:value-type="float">
            <text:p>40.001406</text:p>
          </table:table-cell>
          <table:table-cell office:value-type="float" office:value="-79.587111" calcext:value-type="float">
            <text:p>-79.587111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23:50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366" calcext:value-type="float">
            <text:p>40.001366</text:p>
          </table:table-cell>
          <table:table-cell office:value-type="float" office:value="-79.587127" calcext:value-type="float">
            <text:p>-79.587127</text:p>
          </table:table-cell>
          <table:table-cell office:value-type="float" office:value="298.2" calcext:value-type="float">
            <text:p>298.2</text:p>
          </table:table-cell>
          <table:table-cell office:value-type="string" calcext:value-type="string">
            <text:p>2018-07-27T11:23:52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332" calcext:value-type="float">
            <text:p>40.001332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23:54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296" calcext:value-type="float">
            <text:p>40.001296</text:p>
          </table:table-cell>
          <table:table-cell office:value-type="float" office:value="-79.587132" calcext:value-type="float">
            <text:p>-79.587132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23:56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268" calcext:value-type="float">
            <text:p>40.001268</text:p>
          </table:table-cell>
          <table:table-cell office:value-type="float" office:value="-79.587141" calcext:value-type="float">
            <text:p>-79.587141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23:58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239" calcext:value-type="float">
            <text:p>40.001239</text:p>
          </table:table-cell>
          <table:table-cell office:value-type="float" office:value="-79.587155" calcext:value-type="float">
            <text:p>-79.587155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24:00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203" calcext:value-type="float">
            <text:p>40.001203</text:p>
          </table:table-cell>
          <table:table-cell office:value-type="float" office:value="-79.587181" calcext:value-type="float">
            <text:p>-79.587181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24:03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172" calcext:value-type="float">
            <text:p>40.001172</text:p>
          </table:table-cell>
          <table:table-cell office:value-type="float" office:value="-79.587185" calcext:value-type="float">
            <text:p>-79.587185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24:05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121" calcext:value-type="float">
            <text:p>40.001121</text:p>
          </table:table-cell>
          <table:table-cell office:value-type="float" office:value="-79.587199" calcext:value-type="float">
            <text:p>-79.587199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24:07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1093" calcext:value-type="float">
            <text:p>40.001093</text:p>
          </table:table-cell>
          <table:table-cell office:value-type="float" office:value="-79.587211" calcext:value-type="float">
            <text:p>-79.587211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24:08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063" calcext:value-type="float">
            <text:p>40.001063</text:p>
          </table:table-cell>
          <table:table-cell office:value-type="float" office:value="-79.587215" calcext:value-type="float">
            <text:p>-79.587215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24:09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034" calcext:value-type="float">
            <text:p>40.001034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24:10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984" calcext:value-type="float">
            <text:p>40.000984</text:p>
          </table:table-cell>
          <table:table-cell office:value-type="float" office:value="-79.587226" calcext:value-type="float">
            <text:p>-79.587226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24:12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958" calcext:value-type="float">
            <text:p>40.000958</text:p>
          </table:table-cell>
          <table:table-cell office:value-type="float" office:value="-79.587235" calcext:value-type="float">
            <text:p>-79.58723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4:13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931" calcext:value-type="float">
            <text:p>40.000931</text:p>
          </table:table-cell>
          <table:table-cell office:value-type="float" office:value="-79.587245" calcext:value-type="float">
            <text:p>-79.58724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4:14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0885" calcext:value-type="float">
            <text:p>40.000885</text:p>
          </table:table-cell>
          <table:table-cell office:value-type="float" office:value="-79.587262" calcext:value-type="float">
            <text:p>-79.587262</text:p>
          </table:table-cell>
          <table:table-cell office:value-type="float" office:value="299.1" calcext:value-type="float">
            <text:p>299.1</text:p>
          </table:table-cell>
          <table:table-cell office:value-type="string" calcext:value-type="string">
            <text:p>2018-07-27T11:24:16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839" calcext:value-type="float">
            <text:p>40.000839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24:18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786" calcext:value-type="float">
            <text:p>40.000786</text:p>
          </table:table-cell>
          <table:table-cell office:value-type="float" office:value="-79.587301" calcext:value-type="float">
            <text:p>-79.587301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24:20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0754" calcext:value-type="float">
            <text:p>40.000754</text:p>
          </table:table-cell>
          <table:table-cell office:value-type="float" office:value="-79.587311" calcext:value-type="float">
            <text:p>-79.587311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24:21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724" calcext:value-type="float">
            <text:p>40.000724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24:22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695" calcext:value-type="float">
            <text:p>40.000695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24:23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0667" calcext:value-type="float">
            <text:p>40.000667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24:24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0639" calcext:value-type="float">
            <text:p>40.000639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24:25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40.000609" calcext:value-type="float">
            <text:p>40.000609</text:p>
          </table:table-cell>
          <table:table-cell office:value-type="float" office:value="-79.587361" calcext:value-type="float">
            <text:p>-79.587361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24:26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40.00058" calcext:value-type="float">
            <text:p>40.00058</text:p>
          </table:table-cell>
          <table:table-cell office:value-type="float" office:value="-79.587365" calcext:value-type="float">
            <text:p>-79.587365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24:27Z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40.000553" calcext:value-type="float">
            <text:p>40.000553</text:p>
          </table:table-cell>
          <table:table-cell office:value-type="float" office:value="-79.587367" calcext:value-type="float">
            <text:p>-79.587367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24:28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0.000502" calcext:value-type="float">
            <text:p>40.000502</text:p>
          </table:table-cell>
          <table:table-cell office:value-type="float" office:value="-79.587365" calcext:value-type="float">
            <text:p>-79.587365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24:30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40.000452" calcext:value-type="float">
            <text:p>40.000452</text:p>
          </table:table-cell>
          <table:table-cell office:value-type="float" office:value="-79.587374" calcext:value-type="float">
            <text:p>-79.587374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24:32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0.000407" calcext:value-type="float">
            <text:p>40.000407</text:p>
          </table:table-cell>
          <table:table-cell office:value-type="float" office:value="-79.587385" calcext:value-type="float">
            <text:p>-79.587385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24:34Z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40.000365" calcext:value-type="float">
            <text:p>40.000365</text:p>
          </table:table-cell>
          <table:table-cell office:value-type="float" office:value="-79.587387" calcext:value-type="float">
            <text:p>-79.587387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24:36Z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40.000335" calcext:value-type="float">
            <text:p>40.000335</text:p>
          </table:table-cell>
          <table:table-cell office:value-type="float" office:value="-79.587382" calcext:value-type="float">
            <text:p>-79.58738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24:38Z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40.000297" calcext:value-type="float">
            <text:p>40.000297</text:p>
          </table:table-cell>
          <table:table-cell office:value-type="float" office:value="-79.587376" calcext:value-type="float">
            <text:p>-79.58737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24:40Z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40.000257" calcext:value-type="float">
            <text:p>40.000257</text:p>
          </table:table-cell>
          <table:table-cell office:value-type="float" office:value="-79.587366" calcext:value-type="float">
            <text:p>-79.587366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24:42Z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40.000219" calcext:value-type="float">
            <text:p>40.000219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.1" calcext:value-type="float">
            <text:p>300.1</text:p>
          </table:table-cell>
          <table:table-cell office:value-type="string" calcext:value-type="string">
            <text:p>2018-07-27T11:24:44Z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40.000191" calcext:value-type="float">
            <text:p>40.000191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24:47Z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0.000156" calcext:value-type="float">
            <text:p>40.000156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4:50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0117" calcext:value-type="float">
            <text:p>40.000117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4:53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0086" calcext:value-type="float">
            <text:p>40.000086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4:55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0043" calcext:value-type="float">
            <text:p>40.000043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4:58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0003" calcext:value-type="float">
            <text:p>40.000003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25:00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963" calcext:value-type="float">
            <text:p>39.999963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1:25:02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931" calcext:value-type="float">
            <text:p>39.999931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18-07-27T11:25:05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893" calcext:value-type="float">
            <text:p>39.999893</text:p>
          </table:table-cell>
          <table:table-cell office:value-type="float" office:value="-79.587306" calcext:value-type="float">
            <text:p>-79.58730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5:09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862" calcext:value-type="float">
            <text:p>39.999862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5:11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828" calcext:value-type="float">
            <text:p>39.999828</text:p>
          </table:table-cell>
          <table:table-cell office:value-type="float" office:value="-79.587299" calcext:value-type="float">
            <text:p>-79.58729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5:13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796" calcext:value-type="float">
            <text:p>39.999796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5:15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763" calcext:value-type="float">
            <text:p>39.999763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25:17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724" calcext:value-type="float">
            <text:p>39.999724</text:p>
          </table:table-cell>
          <table:table-cell office:value-type="float" office:value="-79.587299" calcext:value-type="float">
            <text:p>-79.587299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25:19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681" calcext:value-type="float">
            <text:p>39.999681</text:p>
          </table:table-cell>
          <table:table-cell office:value-type="float" office:value="-79.587286" calcext:value-type="float">
            <text:p>-79.587286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25:21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653" calcext:value-type="float">
            <text:p>39.999653</text:p>
          </table:table-cell>
          <table:table-cell office:value-type="float" office:value="-79.587269" calcext:value-type="float">
            <text:p>-79.587269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25:24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617" calcext:value-type="float">
            <text:p>39.999617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25:28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586" calcext:value-type="float">
            <text:p>39.999586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2018-07-27T11:25:30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556" calcext:value-type="float">
            <text:p>39.999556</text:p>
          </table:table-cell>
          <table:table-cell office:value-type="float" office:value="-79.58722" calcext:value-type="float">
            <text:p>-79.587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18-07-27T11:25:32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515" calcext:value-type="float">
            <text:p>39.999515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18-07-27T11:25:34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39.999478" calcext:value-type="float">
            <text:p>39.999478</text:p>
          </table:table-cell>
          <table:table-cell office:value-type="float" office:value="-79.587183" calcext:value-type="float">
            <text:p>-79.587183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2018-07-27T11:25:36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448" calcext:value-type="float">
            <text:p>39.999448</text:p>
          </table:table-cell>
          <table:table-cell office:value-type="float" office:value="-79.587157" calcext:value-type="float">
            <text:p>-79.587157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5:39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416" calcext:value-type="float">
            <text:p>39.999416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5:43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39" calcext:value-type="float">
            <text:p>39.99939</text:p>
          </table:table-cell>
          <table:table-cell office:value-type="float" office:value="-79.587125" calcext:value-type="float">
            <text:p>-79.587125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18-07-27T11:25:45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365" calcext:value-type="float">
            <text:p>39.999365</text:p>
          </table:table-cell>
          <table:table-cell office:value-type="float" office:value="-79.587109" calcext:value-type="float">
            <text:p>-79.587109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25:4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336" calcext:value-type="float">
            <text:p>39.999336</text:p>
          </table:table-cell>
          <table:table-cell office:value-type="float" office:value="-79.587087" calcext:value-type="float">
            <text:p>-79.587087</text:p>
          </table:table-cell>
          <table:table-cell office:value-type="float" office:value="302.7" calcext:value-type="float">
            <text:p>302.7</text:p>
          </table:table-cell>
          <table:table-cell office:value-type="string" calcext:value-type="string">
            <text:p>2018-07-27T11:25:4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313" calcext:value-type="float">
            <text:p>39.999313</text:p>
          </table:table-cell>
          <table:table-cell office:value-type="float" office:value="-79.587061" calcext:value-type="float">
            <text:p>-79.587061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25:5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307" calcext:value-type="float">
            <text:p>39.999307</text:p>
          </table:table-cell>
          <table:table-cell office:value-type="float" office:value="-79.587026" calcext:value-type="float">
            <text:p>-79.58702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8-07-27T11:25:54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293" calcext:value-type="float">
            <text:p>39.999293</text:p>
          </table:table-cell>
          <table:table-cell office:value-type="float" office:value="-79.586981" calcext:value-type="float">
            <text:p>-79.586981</text:p>
          </table:table-cell>
          <table:table-cell office:value-type="float" office:value="303.2" calcext:value-type="float">
            <text:p>303.2</text:p>
          </table:table-cell>
          <table:table-cell office:value-type="string" calcext:value-type="string">
            <text:p>2018-07-27T11:25:57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278" calcext:value-type="float">
            <text:p>39.999278</text:p>
          </table:table-cell>
          <table:table-cell office:value-type="float" office:value="-79.586949" calcext:value-type="float">
            <text:p>-79.586949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25:59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27" calcext:value-type="float">
            <text:p>39.99927</text:p>
          </table:table-cell>
          <table:table-cell office:value-type="float" office:value="-79.586898" calcext:value-type="float">
            <text:p>-79.586898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26:01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27" calcext:value-type="float">
            <text:p>39.99927</text:p>
          </table:table-cell>
          <table:table-cell office:value-type="float" office:value="-79.58686" calcext:value-type="float">
            <text:p>-79.58686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26:03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276" calcext:value-type="float">
            <text:p>39.999276</text:p>
          </table:table-cell>
          <table:table-cell office:value-type="float" office:value="-79.586821" calcext:value-type="float">
            <text:p>-79.586821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2018-07-27T11:26:06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288" calcext:value-type="float">
            <text:p>39.999288</text:p>
          </table:table-cell>
          <table:table-cell office:value-type="float" office:value="-79.586783" calcext:value-type="float">
            <text:p>-79.586783</text:p>
          </table:table-cell>
          <table:table-cell office:value-type="float" office:value="303.9" calcext:value-type="float">
            <text:p>303.9</text:p>
          </table:table-cell>
          <table:table-cell office:value-type="string" calcext:value-type="string">
            <text:p>2018-07-27T11:26:09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31" calcext:value-type="float">
            <text:p>39.99931</text:p>
          </table:table-cell>
          <table:table-cell office:value-type="float" office:value="-79.586751" calcext:value-type="float">
            <text:p>-79.58675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018-07-27T11:26:11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347" calcext:value-type="float">
            <text:p>39.999347</text:p>
          </table:table-cell>
          <table:table-cell office:value-type="float" office:value="-79.586727" calcext:value-type="float">
            <text:p>-79.586727</text:p>
          </table:table-cell>
          <table:table-cell office:value-type="float" office:value="303.9" calcext:value-type="float">
            <text:p>303.9</text:p>
          </table:table-cell>
          <table:table-cell office:value-type="string" calcext:value-type="string">
            <text:p>2018-07-27T11:26:13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385" calcext:value-type="float">
            <text:p>39.999385</text:p>
          </table:table-cell>
          <table:table-cell office:value-type="float" office:value="-79.5867" calcext:value-type="float">
            <text:p>-79.5867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2018-07-27T11:26:15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9.999414" calcext:value-type="float">
            <text:p>39.999414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26:1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455" calcext:value-type="float">
            <text:p>39.999455</text:p>
          </table:table-cell>
          <table:table-cell office:value-type="float" office:value="-79.586627" calcext:value-type="float">
            <text:p>-79.586627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2018-07-27T11:26:19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39.999479" calcext:value-type="float">
            <text:p>39.999479</text:p>
          </table:table-cell>
          <table:table-cell office:value-type="float" office:value="-79.586611" calcext:value-type="float">
            <text:p>-79.586611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18-07-27T11:26:20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528" calcext:value-type="float">
            <text:p>39.999528</text:p>
          </table:table-cell>
          <table:table-cell office:value-type="float" office:value="-79.586593" calcext:value-type="float">
            <text:p>-79.586593</text:p>
          </table:table-cell>
          <table:table-cell office:value-type="float" office:value="303.1" calcext:value-type="float">
            <text:p>303.1</text:p>
          </table:table-cell>
          <table:table-cell office:value-type="string" calcext:value-type="string">
            <text:p>2018-07-27T11:26:22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9.999577" calcext:value-type="float">
            <text:p>39.999577</text:p>
          </table:table-cell>
          <table:table-cell office:value-type="float" office:value="-79.586582" calcext:value-type="float">
            <text:p>-79.58658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18-07-27T11:26:24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.999626" calcext:value-type="float">
            <text:p>39.999626</text:p>
          </table:table-cell>
          <table:table-cell office:value-type="float" office:value="-79.586568" calcext:value-type="float">
            <text:p>-79.586568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18-07-27T11:26:26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9.999671" calcext:value-type="float">
            <text:p>39.999671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302.6" calcext:value-type="float">
            <text:p>302.6</text:p>
          </table:table-cell>
          <table:table-cell office:value-type="string" calcext:value-type="string">
            <text:p>2018-07-27T11:26:28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9.999716" calcext:value-type="float">
            <text:p>39.999716</text:p>
          </table:table-cell>
          <table:table-cell office:value-type="float" office:value="-79.586527" calcext:value-type="float">
            <text:p>-79.586527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6:30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742" calcext:value-type="float">
            <text:p>39.999742</text:p>
          </table:table-cell>
          <table:table-cell office:value-type="float" office:value="-79.586516" calcext:value-type="float">
            <text:p>-79.586516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6:31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768" calcext:value-type="float">
            <text:p>39.999768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6:32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9.999815" calcext:value-type="float">
            <text:p>39.999815</text:p>
          </table:table-cell>
          <table:table-cell office:value-type="float" office:value="-79.586478" calcext:value-type="float">
            <text:p>-79.586478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18-07-27T11:26:34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852" calcext:value-type="float">
            <text:p>39.999852</text:p>
          </table:table-cell>
          <table:table-cell office:value-type="float" office:value="-79.586465" calcext:value-type="float">
            <text:p>-79.586465</text:p>
          </table:table-cell>
          <table:table-cell office:value-type="float" office:value="302.2" calcext:value-type="float">
            <text:p>302.2</text:p>
          </table:table-cell>
          <table:table-cell office:value-type="string" calcext:value-type="string">
            <text:p>2018-07-27T11:26:36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884" calcext:value-type="float">
            <text:p>39.999884</text:p>
          </table:table-cell>
          <table:table-cell office:value-type="float" office:value="-79.586454" calcext:value-type="float">
            <text:p>-79.58645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18-07-27T11:26:39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.999914" calcext:value-type="float">
            <text:p>39.999914</text:p>
          </table:table-cell>
          <table:table-cell office:value-type="float" office:value="-79.586445" calcext:value-type="float">
            <text:p>-79.586445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1:26:41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39.999948" calcext:value-type="float">
            <text:p>39.999948</text:p>
          </table:table-cell>
          <table:table-cell office:value-type="float" office:value="-79.586438" calcext:value-type="float">
            <text:p>-79.586438</text:p>
          </table:table-cell>
          <table:table-cell office:value-type="float" office:value="301.8" calcext:value-type="float">
            <text:p>301.8</text:p>
          </table:table-cell>
          <table:table-cell office:value-type="string" calcext:value-type="string">
            <text:p>2018-07-27T11:26:43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39.99998" calcext:value-type="float">
            <text:p>39.99998</text:p>
          </table:table-cell>
          <table:table-cell office:value-type="float" office:value="-79.586427" calcext:value-type="float">
            <text:p>-79.586427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2018-07-27T11:26:45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015" calcext:value-type="float">
            <text:p>40.000015</text:p>
          </table:table-cell>
          <table:table-cell office:value-type="float" office:value="-79.586422" calcext:value-type="float">
            <text:p>-79.586422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2018-07-27T11:26:47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0053" calcext:value-type="float">
            <text:p>40.000053</text:p>
          </table:table-cell>
          <table:table-cell office:value-type="float" office:value="-79.586425" calcext:value-type="float">
            <text:p>-79.586425</text:p>
          </table:table-cell>
          <table:table-cell office:value-type="float" office:value="301.5" calcext:value-type="float">
            <text:p>301.5</text:p>
          </table:table-cell>
          <table:table-cell office:value-type="string" calcext:value-type="string">
            <text:p>2018-07-27T11:26:49Z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40.000096" calcext:value-type="float">
            <text:p>40.000096</text:p>
          </table:table-cell>
          <table:table-cell office:value-type="float" office:value="-79.586433" calcext:value-type="float">
            <text:p>-79.586433</text:p>
          </table:table-cell>
          <table:table-cell office:value-type="float" office:value="301.4" calcext:value-type="float">
            <text:p>301.4</text:p>
          </table:table-cell>
          <table:table-cell office:value-type="string" calcext:value-type="string">
            <text:p>2018-07-27T11:26:51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0135" calcext:value-type="float">
            <text:p>40.000135</text:p>
          </table:table-cell>
          <table:table-cell office:value-type="float" office:value="-79.58644" calcext:value-type="float">
            <text:p>-79.58644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2018-07-27T11:26:53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0173" calcext:value-type="float">
            <text:p>40.000173</text:p>
          </table:table-cell>
          <table:table-cell office:value-type="float" office:value="-79.586441" calcext:value-type="float">
            <text:p>-79.586441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26:55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0213" calcext:value-type="float">
            <text:p>40.000213</text:p>
          </table:table-cell>
          <table:table-cell office:value-type="float" office:value="-79.586435" calcext:value-type="float">
            <text:p>-79.586435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6:57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0244" calcext:value-type="float">
            <text:p>40.000244</text:p>
          </table:table-cell>
          <table:table-cell office:value-type="float" office:value="-79.586426" calcext:value-type="float">
            <text:p>-79.58642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6:59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0273" calcext:value-type="float">
            <text:p>40.000273</text:p>
          </table:table-cell>
          <table:table-cell office:value-type="float" office:value="-79.586414" calcext:value-type="float">
            <text:p>-79.58641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7:01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0302" calcext:value-type="float">
            <text:p>40.000302</text:p>
          </table:table-cell>
          <table:table-cell office:value-type="float" office:value="-79.586403" calcext:value-type="float">
            <text:p>-79.58640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7:03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328" calcext:value-type="float">
            <text:p>40.000328</text:p>
          </table:table-cell>
          <table:table-cell office:value-type="float" office:value="-79.586393" calcext:value-type="float">
            <text:p>-79.58639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7:05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354" calcext:value-type="float">
            <text:p>40.000354</text:p>
          </table:table-cell>
          <table:table-cell office:value-type="float" office:value="-79.586385" calcext:value-type="float">
            <text:p>-79.58638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7:07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0385" calcext:value-type="float">
            <text:p>40.000385</text:p>
          </table:table-cell>
          <table:table-cell office:value-type="float" office:value="-79.586383" calcext:value-type="float">
            <text:p>-79.586383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7:12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0418" calcext:value-type="float">
            <text:p>40.000418</text:p>
          </table:table-cell>
          <table:table-cell office:value-type="float" office:value="-79.586371" calcext:value-type="float">
            <text:p>-79.586371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2018-07-27T11:27:16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456" calcext:value-type="float">
            <text:p>40.000456</text:p>
          </table:table-cell>
          <table:table-cell office:value-type="float" office:value="-79.586355" calcext:value-type="float">
            <text:p>-79.586355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7:19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49" calcext:value-type="float">
            <text:p>40.00049</text:p>
          </table:table-cell>
          <table:table-cell office:value-type="float" office:value="-79.58634" calcext:value-type="float">
            <text:p>-79.58634</text:p>
          </table:table-cell>
          <table:table-cell office:value-type="float" office:value="301.1" calcext:value-type="float">
            <text:p>301.1</text:p>
          </table:table-cell>
          <table:table-cell office:value-type="string" calcext:value-type="string">
            <text:p>2018-07-27T11:27:21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532" calcext:value-type="float">
            <text:p>40.000532</text:p>
          </table:table-cell>
          <table:table-cell office:value-type="float" office:value="-79.586341" calcext:value-type="float">
            <text:p>-79.58634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18-07-27T11:27:23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573" calcext:value-type="float">
            <text:p>40.000573</text:p>
          </table:table-cell>
          <table:table-cell office:value-type="float" office:value="-79.586344" calcext:value-type="float">
            <text:p>-79.586344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18-07-27T11:27:25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0615" calcext:value-type="float">
            <text:p>40.000615</text:p>
          </table:table-cell>
          <table:table-cell office:value-type="float" office:value="-79.586325" calcext:value-type="float">
            <text:p>-79.586325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2018-07-27T11:27:28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0646" calcext:value-type="float">
            <text:p>40.000646</text:p>
          </table:table-cell>
          <table:table-cell office:value-type="float" office:value="-79.586315" calcext:value-type="float">
            <text:p>-79.586315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27:30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0677" calcext:value-type="float">
            <text:p>40.000677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27:32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0717" calcext:value-type="float">
            <text:p>40.000717</text:p>
          </table:table-cell>
          <table:table-cell office:value-type="float" office:value="-79.586298" calcext:value-type="float">
            <text:p>-79.586298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2018-07-27T11:27:35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0755" calcext:value-type="float">
            <text:p>40.000755</text:p>
          </table:table-cell>
          <table:table-cell office:value-type="float" office:value="-79.586293" calcext:value-type="float">
            <text:p>-79.58629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7:37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0785" calcext:value-type="float">
            <text:p>40.000785</text:p>
          </table:table-cell>
          <table:table-cell office:value-type="float" office:value="-79.586284" calcext:value-type="float">
            <text:p>-79.58628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7:39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824" calcext:value-type="float">
            <text:p>40.000824</text:p>
          </table:table-cell>
          <table:table-cell office:value-type="float" office:value="-79.586269" calcext:value-type="float">
            <text:p>-79.58626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7:42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861" calcext:value-type="float">
            <text:p>40.000861</text:p>
          </table:table-cell>
          <table:table-cell office:value-type="float" office:value="-79.58626" calcext:value-type="float">
            <text:p>-79.58626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7:44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905" calcext:value-type="float">
            <text:p>40.000905</text:p>
          </table:table-cell>
          <table:table-cell office:value-type="float" office:value="-79.586255" calcext:value-type="float">
            <text:p>-79.58625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7:46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949" calcext:value-type="float">
            <text:p>40.000949</text:p>
          </table:table-cell>
          <table:table-cell office:value-type="float" office:value="-79.586247" calcext:value-type="float">
            <text:p>-79.58624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7:48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0991" calcext:value-type="float">
            <text:p>40.000991</text:p>
          </table:table-cell>
          <table:table-cell office:value-type="float" office:value="-79.586241" calcext:value-type="float">
            <text:p>-79.58624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7:50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029" calcext:value-type="float">
            <text:p>40.001029</text:p>
          </table:table-cell>
          <table:table-cell office:value-type="float" office:value="-79.586231" calcext:value-type="float">
            <text:p>-79.586231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7:52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059" calcext:value-type="float">
            <text:p>40.001059</text:p>
          </table:table-cell>
          <table:table-cell office:value-type="float" office:value="-79.586218" calcext:value-type="float">
            <text:p>-79.586218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7:55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088" calcext:value-type="float">
            <text:p>40.001088</text:p>
          </table:table-cell>
          <table:table-cell office:value-type="float" office:value="-79.586227" calcext:value-type="float">
            <text:p>-79.58622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8:00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114" calcext:value-type="float">
            <text:p>40.001114</text:p>
          </table:table-cell>
          <table:table-cell office:value-type="float" office:value="-79.586217" calcext:value-type="float">
            <text:p>-79.586217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8:03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156" calcext:value-type="float">
            <text:p>40.001156</text:p>
          </table:table-cell>
          <table:table-cell office:value-type="float" office:value="-79.586204" calcext:value-type="float">
            <text:p>-79.586204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8:06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189" calcext:value-type="float">
            <text:p>40.001189</text:p>
          </table:table-cell>
          <table:table-cell office:value-type="float" office:value="-79.586198" calcext:value-type="float">
            <text:p>-79.58619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08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237" calcext:value-type="float">
            <text:p>40.001237</text:p>
          </table:table-cell>
          <table:table-cell office:value-type="float" office:value="-79.586183" calcext:value-type="float">
            <text:p>-79.586183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8:10Z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0.001285" calcext:value-type="float">
            <text:p>40.001285</text:p>
          </table:table-cell>
          <table:table-cell office:value-type="float" office:value="-79.586161" calcext:value-type="float">
            <text:p>-79.586161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8:12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336" calcext:value-type="float">
            <text:p>40.001336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14Z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.001379" calcext:value-type="float">
            <text:p>40.001379</text:p>
          </table:table-cell>
          <table:table-cell office:value-type="float" office:value="-79.58613" calcext:value-type="float">
            <text:p>-79.5861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8:16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42" calcext:value-type="float">
            <text:p>40.00142</text:p>
          </table:table-cell>
          <table:table-cell office:value-type="float" office:value="-79.586095" calcext:value-type="float">
            <text:p>-79.586095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8:18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467" calcext:value-type="float">
            <text:p>40.001467</text:p>
          </table:table-cell>
          <table:table-cell office:value-type="float" office:value="-79.586062" calcext:value-type="float">
            <text:p>-79.586062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8:20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495" calcext:value-type="float">
            <text:p>40.001495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8:21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523" calcext:value-type="float">
            <text:p>40.001523</text:p>
          </table:table-cell>
          <table:table-cell office:value-type="float" office:value="-79.586049" calcext:value-type="float">
            <text:p>-79.586049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8:22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568" calcext:value-type="float">
            <text:p>40.001568</text:p>
          </table:table-cell>
          <table:table-cell office:value-type="float" office:value="-79.586051" calcext:value-type="float">
            <text:p>-79.586051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8:24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608" calcext:value-type="float">
            <text:p>40.001608</text:p>
          </table:table-cell>
          <table:table-cell office:value-type="float" office:value="-79.586038" calcext:value-type="float">
            <text:p>-79.586038</text:p>
          </table:table-cell>
          <table:table-cell office:value-type="float" office:value="300.5" calcext:value-type="float">
            <text:p>300.5</text:p>
          </table:table-cell>
          <table:table-cell office:value-type="string" calcext:value-type="string">
            <text:p>2018-07-27T11:28:26Z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0.001646" calcext:value-type="float">
            <text:p>40.001646</text:p>
          </table:table-cell>
          <table:table-cell office:value-type="float" office:value="-79.586008" calcext:value-type="float">
            <text:p>-79.586008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28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689" calcext:value-type="float">
            <text:p>40.001689</text:p>
          </table:table-cell>
          <table:table-cell office:value-type="float" office:value="-79.585974" calcext:value-type="float">
            <text:p>-79.58597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30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74" calcext:value-type="float">
            <text:p>40.00174</text:p>
          </table:table-cell>
          <table:table-cell office:value-type="float" office:value="-79.585954" calcext:value-type="float">
            <text:p>-79.585954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32Z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0.001773" calcext:value-type="float">
            <text:p>40.001773</text:p>
          </table:table-cell>
          <table:table-cell office:value-type="float" office:value="-79.585972" calcext:value-type="float">
            <text:p>-79.585972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34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791" calcext:value-type="float">
            <text:p>40.001791</text:p>
          </table:table-cell>
          <table:table-cell office:value-type="float" office:value="-79.586013" calcext:value-type="float">
            <text:p>-79.586013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36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798" calcext:value-type="float">
            <text:p>40.001798</text:p>
          </table:table-cell>
          <table:table-cell office:value-type="float" office:value="-79.586056" calcext:value-type="float">
            <text:p>-79.586056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18-07-27T11:28:38Z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40.001797" calcext:value-type="float">
            <text:p>40.001797</text:p>
          </table:table-cell>
          <table:table-cell office:value-type="float" office:value="-79.586093" calcext:value-type="float">
            <text:p>-79.586093</text:p>
          </table:table-cell>
          <table:table-cell office:value-type="float" office:value="300.3" calcext:value-type="float">
            <text:p>300.3</text:p>
          </table:table-cell>
          <table:table-cell office:value-type="string" calcext:value-type="string">
            <text:p>2018-07-27T11:28:40Z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40.001788" calcext:value-type="float">
            <text:p>40.001788</text:p>
          </table:table-cell>
          <table:table-cell office:value-type="float" office:value="-79.586132" calcext:value-type="float">
            <text:p>-79.586132</text:p>
          </table:table-cell>
          <table:table-cell office:value-type="float" office:value="300.2" calcext:value-type="float">
            <text:p>300.2</text:p>
          </table:table-cell>
          <table:table-cell office:value-type="string" calcext:value-type="string">
            <text:p>2018-07-27T11:28:42Z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40.001779" calcext:value-type="float">
            <text:p>40.001779</text:p>
          </table:table-cell>
          <table:table-cell office:value-type="float" office:value="-79.586168" calcext:value-type="float">
            <text:p>-79.58616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28:44Z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0.001782" calcext:value-type="float">
            <text:p>40.001782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18-07-27T11:28:46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792" calcext:value-type="float">
            <text:p>40.001792</text:p>
          </table:table-cell>
          <table:table-cell office:value-type="float" office:value="-79.586247" calcext:value-type="float">
            <text:p>-79.586247</text:p>
          </table:table-cell>
          <table:table-cell office:value-type="float" office:value="299.9" calcext:value-type="float">
            <text:p>299.9</text:p>
          </table:table-cell>
          <table:table-cell office:value-type="string" calcext:value-type="string">
            <text:p>2018-07-27T11:28:48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807" calcext:value-type="float">
            <text:p>40.001807</text:p>
          </table:table-cell>
          <table:table-cell office:value-type="float" office:value="-79.586294" calcext:value-type="float">
            <text:p>-79.586294</text:p>
          </table:table-cell>
          <table:table-cell office:value-type="float" office:value="299.8" calcext:value-type="float">
            <text:p>299.8</text:p>
          </table:table-cell>
          <table:table-cell office:value-type="string" calcext:value-type="string">
            <text:p>2018-07-27T11:28:50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822" calcext:value-type="float">
            <text:p>40.001822</text:p>
          </table:table-cell>
          <table:table-cell office:value-type="float" office:value="-79.58633" calcext:value-type="float">
            <text:p>-79.58633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2018-07-27T11:28:52Z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40.001843" calcext:value-type="float">
            <text:p>40.001843</text:p>
          </table:table-cell>
          <table:table-cell office:value-type="float" office:value="-79.586381" calcext:value-type="float">
            <text:p>-79.586381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2018-07-27T11:28:54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853" calcext:value-type="float">
            <text:p>40.001853</text:p>
          </table:table-cell>
          <table:table-cell office:value-type="float" office:value="-79.586428" calcext:value-type="float">
            <text:p>-79.586428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2018-07-27T11:28:56Z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0.001856" calcext:value-type="float">
            <text:p>40.001856</text:p>
          </table:table-cell>
          <table:table-cell office:value-type="float" office:value="-79.586477" calcext:value-type="float">
            <text:p>-79.586477</text:p>
          </table:table-cell>
          <table:table-cell office:value-type="float" office:value="299.4" calcext:value-type="float">
            <text:p>299.4</text:p>
          </table:table-cell>
          <table:table-cell office:value-type="string" calcext:value-type="string">
            <text:p>2018-07-27T11:28:58Z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40.001854" calcext:value-type="float">
            <text:p>40.001854</text:p>
          </table:table-cell>
          <table:table-cell office:value-type="float" office:value="-79.586517" calcext:value-type="float">
            <text:p>-79.586517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29:00Z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.001855" calcext:value-type="float">
            <text:p>40.001855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2018-07-27T11:29:02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63" calcext:value-type="float">
            <text:p>40.001863</text:p>
          </table:table-cell>
          <table:table-cell office:value-type="float" office:value="-79.586609" calcext:value-type="float">
            <text:p>-79.586609</text:p>
          </table:table-cell>
          <table:table-cell office:value-type="float" office:value="299.2" calcext:value-type="float">
            <text:p>299.2</text:p>
          </table:table-cell>
          <table:table-cell office:value-type="string" calcext:value-type="string">
            <text:p>2018-07-27T11:29:04Z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0.001877" calcext:value-type="float">
            <text:p>40.001877</text:p>
          </table:table-cell>
          <table:table-cell office:value-type="float" office:value="-79.586645" calcext:value-type="float">
            <text:p>-79.58664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06Z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40.00188" calcext:value-type="float">
            <text:p>40.00188</text:p>
          </table:table-cell>
          <table:table-cell office:value-type="float" office:value="-79.586689" calcext:value-type="float">
            <text:p>-79.586689</text:p>
          </table:table-cell>
          <table:table-cell office:value-type="float" office:value="298.9" calcext:value-type="float">
            <text:p>298.9</text:p>
          </table:table-cell>
          <table:table-cell office:value-type="string" calcext:value-type="string">
            <text:p>2018-07-27T11:29:08Z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40.001876" calcext:value-type="float">
            <text:p>40.001876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29:10Z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0.001878" calcext:value-type="float">
            <text:p>40.001878</text:p>
          </table:table-cell>
          <table:table-cell office:value-type="float" office:value="-79.586767" calcext:value-type="float">
            <text:p>-79.586767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29:12Z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.001879" calcext:value-type="float">
            <text:p>40.001879</text:p>
          </table:table-cell>
          <table:table-cell office:value-type="float" office:value="-79.586818" calcext:value-type="float">
            <text:p>-79.586818</text:p>
          </table:table-cell>
          <table:table-cell office:value-type="float" office:value="298.6" calcext:value-type="float">
            <text:p>298.6</text:p>
          </table:table-cell>
          <table:table-cell office:value-type="string" calcext:value-type="string">
            <text:p>2018-07-27T11:29:15Z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0.001892" calcext:value-type="float">
            <text:p>40.001892</text:p>
          </table:table-cell>
          <table:table-cell office:value-type="float" office:value="-79.586868" calcext:value-type="float">
            <text:p>-79.586868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29:17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915" calcext:value-type="float">
            <text:p>40.001915</text:p>
          </table:table-cell>
          <table:table-cell office:value-type="float" office:value="-79.586915" calcext:value-type="float">
            <text:p>-79.586915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29:19Z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0.001928" calcext:value-type="float">
            <text:p>40.001928</text:p>
          </table:table-cell>
          <table:table-cell office:value-type="float" office:value="-79.586948" calcext:value-type="float">
            <text:p>-79.586948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29:23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1947" calcext:value-type="float">
            <text:p>40.001947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29:27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1975" calcext:value-type="float">
            <text:p>40.001975</text:p>
          </table:table-cell>
          <table:table-cell office:value-type="float" office:value="-79.586988" calcext:value-type="float">
            <text:p>-79.58698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30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2004" calcext:value-type="float">
            <text:p>40.002004</text:p>
          </table:table-cell>
          <table:table-cell office:value-type="float" office:value="-79.586983" calcext:value-type="float">
            <text:p>-79.58698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32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2034" calcext:value-type="float">
            <text:p>40.002034</text:p>
          </table:table-cell>
          <table:table-cell office:value-type="float" office:value="-79.586976" calcext:value-type="float">
            <text:p>-79.58697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34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2065" calcext:value-type="float">
            <text:p>40.002065</text:p>
          </table:table-cell>
          <table:table-cell office:value-type="float" office:value="-79.586973" calcext:value-type="float">
            <text:p>-79.58697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37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2105" calcext:value-type="float">
            <text:p>40.002105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41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214" calcext:value-type="float">
            <text:p>40.00214</text:p>
          </table:table-cell>
          <table:table-cell office:value-type="float" office:value="-79.586962" calcext:value-type="float">
            <text:p>-79.58696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44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2173" calcext:value-type="float">
            <text:p>40.002173</text:p>
          </table:table-cell>
          <table:table-cell office:value-type="float" office:value="-79.58695" calcext:value-type="float">
            <text:p>-79.5869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47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2204" calcext:value-type="float">
            <text:p>40.002204</text:p>
          </table:table-cell>
          <table:table-cell office:value-type="float" office:value="-79.586954" calcext:value-type="float">
            <text:p>-79.58695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49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2231" calcext:value-type="float">
            <text:p>40.002231</text:p>
          </table:table-cell>
          <table:table-cell office:value-type="float" office:value="-79.586964" calcext:value-type="float">
            <text:p>-79.58696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52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2258" calcext:value-type="float">
            <text:p>40.002258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54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2285" calcext:value-type="float">
            <text:p>40.002285</text:p>
          </table:table-cell>
          <table:table-cell office:value-type="float" office:value="-79.587021" calcext:value-type="float">
            <text:p>-79.58702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56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2303" calcext:value-type="float">
            <text:p>40.002303</text:p>
          </table:table-cell>
          <table:table-cell office:value-type="float" office:value="-79.587065" calcext:value-type="float">
            <text:p>-79.58706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29:58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2306" calcext:value-type="float">
            <text:p>40.002306</text:p>
          </table:table-cell>
          <table:table-cell office:value-type="float" office:value="-79.587117" calcext:value-type="float">
            <text:p>-79.58711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30:01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2311" calcext:value-type="float">
            <text:p>40.002311</text:p>
          </table:table-cell>
          <table:table-cell office:value-type="float" office:value="-79.587153" calcext:value-type="float">
            <text:p>-79.58715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018-07-27T11:30:03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2318" calcext:value-type="float">
            <text:p>40.002318</text:p>
          </table:table-cell>
          <table:table-cell office:value-type="float" office:value="-79.587197" calcext:value-type="float">
            <text:p>-79.587197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018-07-27T11:30:05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2333" calcext:value-type="float">
            <text:p>40.002333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298.7" calcext:value-type="float">
            <text:p>298.7</text:p>
          </table:table-cell>
          <table:table-cell office:value-type="string" calcext:value-type="string">
            <text:p>2018-07-27T11:30:07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2347" calcext:value-type="float">
            <text:p>40.002347</text:p>
          </table:table-cell>
          <table:table-cell office:value-type="float" office:value="-79.587282" calcext:value-type="float">
            <text:p>-79.587282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2018-07-27T11:30:10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2361" calcext:value-type="float">
            <text:p>40.002361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8.4" calcext:value-type="float">
            <text:p>298.4</text:p>
          </table:table-cell>
          <table:table-cell office:value-type="string" calcext:value-type="string">
            <text:p>2018-07-27T11:30:14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2375" calcext:value-type="float">
            <text:p>40.002375</text:p>
          </table:table-cell>
          <table:table-cell office:value-type="float" office:value="-79.587365" calcext:value-type="float">
            <text:p>-79.587365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2018-07-27T11:30:16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2384" calcext:value-type="float">
            <text:p>40.002384</text:p>
          </table:table-cell>
          <table:table-cell office:value-type="float" office:value="-79.587403" calcext:value-type="float">
            <text:p>-79.587403</text:p>
          </table:table-cell>
          <table:table-cell office:value-type="float" office:value="298.1" calcext:value-type="float">
            <text:p>298.1</text:p>
          </table:table-cell>
          <table:table-cell office:value-type="string" calcext:value-type="string">
            <text:p>2018-07-27T11:30:18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2412" calcext:value-type="float">
            <text:p>40.002412</text:p>
          </table:table-cell>
          <table:table-cell office:value-type="float" office:value="-79.587434" calcext:value-type="float">
            <text:p>-79.58743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18-07-27T11:30:21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2431" calcext:value-type="float">
            <text:p>40.002431</text:p>
          </table:table-cell>
          <table:table-cell office:value-type="float" office:value="-79.587461" calcext:value-type="float">
            <text:p>-79.587461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2018-07-27T11:30:23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2438" calcext:value-type="float">
            <text:p>40.002438</text:p>
          </table:table-cell>
          <table:table-cell office:value-type="float" office:value="-79.587498" calcext:value-type="float">
            <text:p>-79.587498</text:p>
          </table:table-cell>
          <table:table-cell office:value-type="float" office:value="297.7" calcext:value-type="float">
            <text:p>297.7</text:p>
          </table:table-cell>
          <table:table-cell office:value-type="string" calcext:value-type="string">
            <text:p>2018-07-27T11:30:25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2433" calcext:value-type="float">
            <text:p>40.002433</text:p>
          </table:table-cell>
          <table:table-cell office:value-type="float" office:value="-79.587543" calcext:value-type="float">
            <text:p>-79.587543</text:p>
          </table:table-cell>
          <table:table-cell office:value-type="float" office:value="297.6" calcext:value-type="float">
            <text:p>297.6</text:p>
          </table:table-cell>
          <table:table-cell office:value-type="string" calcext:value-type="string">
            <text:p>2018-07-27T11:30:28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2452" calcext:value-type="float">
            <text:p>40.002452</text:p>
          </table:table-cell>
          <table:table-cell office:value-type="float" office:value="-79.587589" calcext:value-type="float">
            <text:p>-79.587589</text:p>
          </table:table-cell>
          <table:table-cell office:value-type="float" office:value="297.4" calcext:value-type="float">
            <text:p>297.4</text:p>
          </table:table-cell>
          <table:table-cell office:value-type="string" calcext:value-type="string">
            <text:p>2018-07-27T11:30:32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2477" calcext:value-type="float">
            <text:p>40.002477</text:p>
          </table:table-cell>
          <table:table-cell office:value-type="float" office:value="-79.587618" calcext:value-type="float">
            <text:p>-79.587618</text:p>
          </table:table-cell>
          <table:table-cell office:value-type="float" office:value="297.3" calcext:value-type="float">
            <text:p>297.3</text:p>
          </table:table-cell>
          <table:table-cell office:value-type="string" calcext:value-type="string">
            <text:p>2018-07-27T11:30:34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2498" calcext:value-type="float">
            <text:p>40.002498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96.8" calcext:value-type="float">
            <text:p>296.8</text:p>
          </table:table-cell>
          <table:table-cell office:value-type="string" calcext:value-type="string">
            <text:p>2018-07-27T11:30:36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2522" calcext:value-type="float">
            <text:p>40.002522</text:p>
          </table:table-cell>
          <table:table-cell office:value-type="float" office:value="-79.587683" calcext:value-type="float">
            <text:p>-79.587683</text:p>
          </table:table-cell>
          <table:table-cell office:value-type="float" office:value="296.7" calcext:value-type="float">
            <text:p>296.7</text:p>
          </table:table-cell>
          <table:table-cell office:value-type="string" calcext:value-type="string">
            <text:p>2018-07-27T11:30:38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2561" calcext:value-type="float">
            <text:p>40.002561</text:p>
          </table:table-cell>
          <table:table-cell office:value-type="float" office:value="-79.587699" calcext:value-type="float">
            <text:p>-79.587699</text:p>
          </table:table-cell>
          <table:table-cell office:value-type="float" office:value="296.6" calcext:value-type="float">
            <text:p>296.6</text:p>
          </table:table-cell>
          <table:table-cell office:value-type="string" calcext:value-type="string">
            <text:p>2018-07-27T11:30:41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2598" calcext:value-type="float">
            <text:p>40.002598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6.5" calcext:value-type="float">
            <text:p>296.5</text:p>
          </table:table-cell>
          <table:table-cell office:value-type="string" calcext:value-type="string">
            <text:p>2018-07-27T11:30:43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263" calcext:value-type="float">
            <text:p>40.00263</text:p>
          </table:table-cell>
          <table:table-cell office:value-type="float" office:value="-79.587705" calcext:value-type="float">
            <text:p>-79.587705</text:p>
          </table:table-cell>
          <table:table-cell office:value-type="float" office:value="296.4" calcext:value-type="float">
            <text:p>296.4</text:p>
          </table:table-cell>
          <table:table-cell office:value-type="string" calcext:value-type="string">
            <text:p>2018-07-27T11:30:46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266" calcext:value-type="float">
            <text:p>40.00266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6.3" calcext:value-type="float">
            <text:p>296.3</text:p>
          </table:table-cell>
          <table:table-cell office:value-type="string" calcext:value-type="string">
            <text:p>2018-07-27T11:30:52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69" calcext:value-type="float">
            <text:p>40.00269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6.2" calcext:value-type="float">
            <text:p>296.2</text:p>
          </table:table-cell>
          <table:table-cell office:value-type="string" calcext:value-type="string">
            <text:p>2018-07-27T11:30:54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726" calcext:value-type="float">
            <text:p>40.002726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6.1" calcext:value-type="float">
            <text:p>296.1</text:p>
          </table:table-cell>
          <table:table-cell office:value-type="string" calcext:value-type="string">
            <text:p>2018-07-27T11:30:57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762" calcext:value-type="float">
            <text:p>40.002762</text:p>
          </table:table-cell>
          <table:table-cell office:value-type="float" office:value="-79.587674" calcext:value-type="float">
            <text:p>-79.58767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018-07-27T11:30:59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798" calcext:value-type="float">
            <text:p>40.002798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5.9" calcext:value-type="float">
            <text:p>295.9</text:p>
          </table:table-cell>
          <table:table-cell office:value-type="string" calcext:value-type="string">
            <text:p>2018-07-27T11:31:01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828" calcext:value-type="float">
            <text:p>40.002828</text:p>
          </table:table-cell>
          <table:table-cell office:value-type="float" office:value="-79.587671" calcext:value-type="float">
            <text:p>-79.587671</text:p>
          </table:table-cell>
          <table:table-cell office:value-type="float" office:value="295.8" calcext:value-type="float">
            <text:p>295.8</text:p>
          </table:table-cell>
          <table:table-cell office:value-type="string" calcext:value-type="string">
            <text:p>2018-07-27T11:31:03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86" calcext:value-type="float">
            <text:p>40.00286</text:p>
          </table:table-cell>
          <table:table-cell office:value-type="float" office:value="-79.587674" calcext:value-type="float">
            <text:p>-79.587674</text:p>
          </table:table-cell>
          <table:table-cell office:value-type="float" office:value="295.7" calcext:value-type="float">
            <text:p>295.7</text:p>
          </table:table-cell>
          <table:table-cell office:value-type="string" calcext:value-type="string">
            <text:p>2018-07-27T11:31:08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898" calcext:value-type="float">
            <text:p>40.002898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5.6" calcext:value-type="float">
            <text:p>295.6</text:p>
          </table:table-cell>
          <table:table-cell office:value-type="string" calcext:value-type="string">
            <text:p>2018-07-27T11:31:11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2936" calcext:value-type="float">
            <text:p>40.002936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95.5" calcext:value-type="float">
            <text:p>295.5</text:p>
          </table:table-cell>
          <table:table-cell office:value-type="string" calcext:value-type="string">
            <text:p>2018-07-27T11:31:13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2973" calcext:value-type="float">
            <text:p>40.002973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95.3" calcext:value-type="float">
            <text:p>295.3</text:p>
          </table:table-cell>
          <table:table-cell office:value-type="string" calcext:value-type="string">
            <text:p>2018-07-27T11:31:15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014" calcext:value-type="float">
            <text:p>40.003014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5.2" calcext:value-type="float">
            <text:p>295.2</text:p>
          </table:table-cell>
          <table:table-cell office:value-type="string" calcext:value-type="string">
            <text:p>2018-07-27T11:31:18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3046" calcext:value-type="float">
            <text:p>40.00304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5.1" calcext:value-type="float">
            <text:p>295.1</text:p>
          </table:table-cell>
          <table:table-cell office:value-type="string" calcext:value-type="string">
            <text:p>2018-07-27T11:31:20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3085" calcext:value-type="float">
            <text:p>40.003085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018-07-27T11:31:22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115" calcext:value-type="float">
            <text:p>40.003115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94.7" calcext:value-type="float">
            <text:p>294.7</text:p>
          </table:table-cell>
          <table:table-cell office:value-type="string" calcext:value-type="string">
            <text:p>2018-07-27T11:31:25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145" calcext:value-type="float">
            <text:p>40.003145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4.3" calcext:value-type="float">
            <text:p>294.3</text:p>
          </table:table-cell>
          <table:table-cell office:value-type="string" calcext:value-type="string">
            <text:p>2018-07-27T11:31:29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3175" calcext:value-type="float">
            <text:p>40.003175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018-07-27T11:31:31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3215" calcext:value-type="float">
            <text:p>40.003215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93.4" calcext:value-type="float">
            <text:p>293.4</text:p>
          </table:table-cell>
          <table:table-cell office:value-type="string" calcext:value-type="string">
            <text:p>2018-07-27T11:31:34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253" calcext:value-type="float">
            <text:p>40.003253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2.7" calcext:value-type="float">
            <text:p>292.7</text:p>
          </table:table-cell>
          <table:table-cell office:value-type="string" calcext:value-type="string">
            <text:p>2018-07-27T11:31:37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294" calcext:value-type="float">
            <text:p>40.003294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2.1" calcext:value-type="float">
            <text:p>292.1</text:p>
          </table:table-cell>
          <table:table-cell office:value-type="string" calcext:value-type="string">
            <text:p>2018-07-27T11:31:39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333" calcext:value-type="float">
            <text:p>40.00333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18-07-27T11:31:41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3359" calcext:value-type="float">
            <text:p>40.003359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91.3" calcext:value-type="float">
            <text:p>291.3</text:p>
          </table:table-cell>
          <table:table-cell office:value-type="string" calcext:value-type="string">
            <text:p>2018-07-27T11:31:43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3386" calcext:value-type="float">
            <text:p>40.003386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1.1" calcext:value-type="float">
            <text:p>291.1</text:p>
          </table:table-cell>
          <table:table-cell office:value-type="string" calcext:value-type="string">
            <text:p>2018-07-27T11:31:46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3415" calcext:value-type="float">
            <text:p>40.003415</text:p>
          </table:table-cell>
          <table:table-cell office:value-type="float" office:value="-79.587687" calcext:value-type="float">
            <text:p>-79.58768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018-07-27T11:31:50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344" calcext:value-type="float">
            <text:p>40.00344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1:31:52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3472" calcext:value-type="float">
            <text:p>40.003472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1:31:54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35" calcext:value-type="float">
            <text:p>40.0035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1:31:57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529" calcext:value-type="float">
            <text:p>40.003529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2018-07-27T11:31:59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562" calcext:value-type="float">
            <text:p>40.003562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0.3" calcext:value-type="float">
            <text:p>290.3</text:p>
          </table:table-cell>
          <table:table-cell office:value-type="string" calcext:value-type="string">
            <text:p>2018-07-27T11:32:01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601" calcext:value-type="float">
            <text:p>40.003601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0.2" calcext:value-type="float">
            <text:p>290.2</text:p>
          </table:table-cell>
          <table:table-cell office:value-type="string" calcext:value-type="string">
            <text:p>2018-07-27T11:32:03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635" calcext:value-type="float">
            <text:p>40.003635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2018-07-27T11:32:06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663" calcext:value-type="float">
            <text:p>40.003663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2018-07-27T11:32:11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3693" calcext:value-type="float">
            <text:p>40.003693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018-07-27T11:32:14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3728" calcext:value-type="float">
            <text:p>40.003728</text:p>
          </table:table-cell>
          <table:table-cell office:value-type="float" office:value="-79.587638" calcext:value-type="float">
            <text:p>-79.587638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2018-07-27T11:32:16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3756" calcext:value-type="float">
            <text:p>40.003756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89.8" calcext:value-type="float">
            <text:p>289.8</text:p>
          </table:table-cell>
          <table:table-cell office:value-type="string" calcext:value-type="string">
            <text:p>2018-07-27T11:32:18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798" calcext:value-type="float">
            <text:p>40.00379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7" calcext:value-type="float">
            <text:p>289.7</text:p>
          </table:table-cell>
          <table:table-cell office:value-type="string" calcext:value-type="string">
            <text:p>2018-07-27T11:32:21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383" calcext:value-type="float">
            <text:p>40.00383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89.7" calcext:value-type="float">
            <text:p>289.7</text:p>
          </table:table-cell>
          <table:table-cell office:value-type="string" calcext:value-type="string">
            <text:p>2018-07-27T11:32:23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3864" calcext:value-type="float">
            <text:p>40.003864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18-07-27T11:32:25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3897" calcext:value-type="float">
            <text:p>40.003897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89.5" calcext:value-type="float">
            <text:p>289.5</text:p>
          </table:table-cell>
          <table:table-cell office:value-type="string" calcext:value-type="string">
            <text:p>2018-07-27T11:32:27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3924" calcext:value-type="float">
            <text:p>40.003924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9.5" calcext:value-type="float">
            <text:p>289.5</text:p>
          </table:table-cell>
          <table:table-cell office:value-type="string" calcext:value-type="string">
            <text:p>2018-07-27T11:32:30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3956" calcext:value-type="float">
            <text:p>40.003956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2018-07-27T11:32:34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3991" calcext:value-type="float">
            <text:p>40.003991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2018-07-27T11:32:36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034" calcext:value-type="float">
            <text:p>40.004034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9.3" calcext:value-type="float">
            <text:p>289.3</text:p>
          </table:table-cell>
          <table:table-cell office:value-type="string" calcext:value-type="string">
            <text:p>2018-07-27T11:32:38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4064" calcext:value-type="float">
            <text:p>40.004064</text:p>
          </table:table-cell>
          <table:table-cell office:value-type="float" office:value="-79.587639" calcext:value-type="float">
            <text:p>-79.587639</text:p>
          </table:table-cell>
          <table:table-cell office:value-type="float" office:value="289.3" calcext:value-type="float">
            <text:p>289.3</text:p>
          </table:table-cell>
          <table:table-cell office:value-type="string" calcext:value-type="string">
            <text:p>2018-07-27T11:32:40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4098" calcext:value-type="float">
            <text:p>40.004098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89.2" calcext:value-type="float">
            <text:p>289.2</text:p>
          </table:table-cell>
          <table:table-cell office:value-type="string" calcext:value-type="string">
            <text:p>2018-07-27T11:32:42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4132" calcext:value-type="float">
            <text:p>40.004132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2018-07-27T11:32:44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4175" calcext:value-type="float">
            <text:p>40.004175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2018-07-27T11:32:46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4216" calcext:value-type="float">
            <text:p>40.00421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7-27T11:32:48Z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0.00426" calcext:value-type="float">
            <text:p>40.00426</text:p>
          </table:table-cell>
          <table:table-cell office:value-type="float" office:value="-79.587663" calcext:value-type="float">
            <text:p>-79.58766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7-27T11:32:50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4298" calcext:value-type="float">
            <text:p>40.004298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8.9" calcext:value-type="float">
            <text:p>288.9</text:p>
          </table:table-cell>
          <table:table-cell office:value-type="string" calcext:value-type="string">
            <text:p>2018-07-27T11:32:52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433" calcext:value-type="float">
            <text:p>40.00433</text:p>
          </table:table-cell>
          <table:table-cell office:value-type="float" office:value="-79.587677" calcext:value-type="float">
            <text:p>-79.587677</text:p>
          </table:table-cell>
          <table:table-cell office:value-type="float" office:value="288.8" calcext:value-type="float">
            <text:p>288.8</text:p>
          </table:table-cell>
          <table:table-cell office:value-type="string" calcext:value-type="string">
            <text:p>2018-07-27T11:32:56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4362" calcext:value-type="float">
            <text:p>40.004362</text:p>
          </table:table-cell>
          <table:table-cell office:value-type="float" office:value="-79.587669" calcext:value-type="float">
            <text:p>-79.587669</text:p>
          </table:table-cell>
          <table:table-cell office:value-type="float" office:value="288.8" calcext:value-type="float">
            <text:p>288.8</text:p>
          </table:table-cell>
          <table:table-cell office:value-type="string" calcext:value-type="string">
            <text:p>2018-07-27T11:33:00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4395" calcext:value-type="float">
            <text:p>40.004395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2018-07-27T11:33:02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4424" calcext:value-type="float">
            <text:p>40.004424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2018-07-27T11:33:04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4451" calcext:value-type="float">
            <text:p>40.004451</text:p>
          </table:table-cell>
          <table:table-cell office:value-type="float" office:value="-79.587637" calcext:value-type="float">
            <text:p>-79.587637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2018-07-27T11:33:06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481" calcext:value-type="float">
            <text:p>40.004481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88.6" calcext:value-type="float">
            <text:p>288.6</text:p>
          </table:table-cell>
          <table:table-cell office:value-type="string" calcext:value-type="string">
            <text:p>2018-07-27T11:33:08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508" calcext:value-type="float">
            <text:p>40.004508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88.6" calcext:value-type="float">
            <text:p>288.6</text:p>
          </table:table-cell>
          <table:table-cell office:value-type="string" calcext:value-type="string">
            <text:p>2018-07-27T11:33:10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4537" calcext:value-type="float">
            <text:p>40.004537</text:p>
          </table:table-cell>
          <table:table-cell office:value-type="float" office:value="-79.587623" calcext:value-type="float">
            <text:p>-79.587623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2018-07-27T11:33:12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4575" calcext:value-type="float">
            <text:p>40.004575</text:p>
          </table:table-cell>
          <table:table-cell office:value-type="float" office:value="-79.587635" calcext:value-type="float">
            <text:p>-79.587635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2018-07-27T11:33:14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4614" calcext:value-type="float">
            <text:p>40.004614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88.4" calcext:value-type="float">
            <text:p>288.4</text:p>
          </table:table-cell>
          <table:table-cell office:value-type="string" calcext:value-type="string">
            <text:p>2018-07-27T11:33:16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4656" calcext:value-type="float">
            <text:p>40.004656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88.3" calcext:value-type="float">
            <text:p>288.3</text:p>
          </table:table-cell>
          <table:table-cell office:value-type="string" calcext:value-type="string">
            <text:p>2018-07-27T11:33:18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4689" calcext:value-type="float">
            <text:p>40.004689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88.3" calcext:value-type="float">
            <text:p>288.3</text:p>
          </table:table-cell>
          <table:table-cell office:value-type="string" calcext:value-type="string">
            <text:p>2018-07-27T11:33:20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4718" calcext:value-type="float">
            <text:p>40.00471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2" calcext:value-type="float">
            <text:p>288.2</text:p>
          </table:table-cell>
          <table:table-cell office:value-type="string" calcext:value-type="string">
            <text:p>2018-07-27T11:33:24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4749" calcext:value-type="float">
            <text:p>40.004749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88.2" calcext:value-type="float">
            <text:p>288.2</text:p>
          </table:table-cell>
          <table:table-cell office:value-type="string" calcext:value-type="string">
            <text:p>2018-07-27T11:33:27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4786" calcext:value-type="float">
            <text:p>40.004786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88.1" calcext:value-type="float">
            <text:p>288.1</text:p>
          </table:table-cell>
          <table:table-cell office:value-type="string" calcext:value-type="string">
            <text:p>2018-07-27T11:33:29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819" calcext:value-type="float">
            <text:p>40.004819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88.1" calcext:value-type="float">
            <text:p>288.1</text:p>
          </table:table-cell>
          <table:table-cell office:value-type="string" calcext:value-type="string">
            <text:p>2018-07-27T11:33:31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846" calcext:value-type="float">
            <text:p>40.004846</text:p>
          </table:table-cell>
          <table:table-cell office:value-type="float" office:value="-79.587668" calcext:value-type="float">
            <text:p>-79.58766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1:33:33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874" calcext:value-type="float">
            <text:p>40.004874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18-07-27T11:33:35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908" calcext:value-type="float">
            <text:p>40.00490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2" calcext:value-type="float">
            <text:p>288.2</text:p>
          </table:table-cell>
          <table:table-cell office:value-type="string" calcext:value-type="string">
            <text:p>2018-07-27T11:33:37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939" calcext:value-type="float">
            <text:p>40.004939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88.4" calcext:value-type="float">
            <text:p>288.4</text:p>
          </table:table-cell>
          <table:table-cell office:value-type="string" calcext:value-type="string">
            <text:p>2018-07-27T11:33:39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4971" calcext:value-type="float">
            <text:p>40.004971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2018-07-27T11:33:43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5001" calcext:value-type="float">
            <text:p>40.005001</text:p>
          </table:table-cell>
          <table:table-cell office:value-type="float" office:value="-79.587637" calcext:value-type="float">
            <text:p>-79.587637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2018-07-27T11:33:45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5036" calcext:value-type="float">
            <text:p>40.005036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88.8" calcext:value-type="float">
            <text:p>288.8</text:p>
          </table:table-cell>
          <table:table-cell office:value-type="string" calcext:value-type="string">
            <text:p>2018-07-27T11:33:47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5069" calcext:value-type="float">
            <text:p>40.005069</text:p>
          </table:table-cell>
          <table:table-cell office:value-type="float" office:value="-79.587635" calcext:value-type="float">
            <text:p>-79.58763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7-27T11:33:50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51" calcext:value-type="float">
            <text:p>40.0051</text:p>
          </table:table-cell>
          <table:table-cell office:value-type="float" office:value="-79.587622" calcext:value-type="float">
            <text:p>-79.587622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2018-07-27T11:33:52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514" calcext:value-type="float">
            <text:p>40.00514</text:p>
          </table:table-cell>
          <table:table-cell office:value-type="float" office:value="-79.587609" calcext:value-type="float">
            <text:p>-79.587609</text:p>
          </table:table-cell>
          <table:table-cell office:value-type="float" office:value="289.4" calcext:value-type="float">
            <text:p>289.4</text:p>
          </table:table-cell>
          <table:table-cell office:value-type="string" calcext:value-type="string">
            <text:p>2018-07-27T11:33:54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517" calcext:value-type="float">
            <text:p>40.00517</text:p>
          </table:table-cell>
          <table:table-cell office:value-type="float" office:value="-79.587602" calcext:value-type="float">
            <text:p>-79.587602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18-07-27T11:33:56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5198" calcext:value-type="float">
            <text:p>40.005198</text:p>
          </table:table-cell>
          <table:table-cell office:value-type="float" office:value="-79.58761" calcext:value-type="float">
            <text:p>-79.58761</text:p>
          </table:table-cell>
          <table:table-cell office:value-type="float" office:value="289.8" calcext:value-type="float">
            <text:p>289.8</text:p>
          </table:table-cell>
          <table:table-cell office:value-type="string" calcext:value-type="string">
            <text:p>2018-07-27T11:33:59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5236" calcext:value-type="float">
            <text:p>40.005236</text:p>
          </table:table-cell>
          <table:table-cell office:value-type="float" office:value="-79.587612" calcext:value-type="float">
            <text:p>-79.5876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018-07-27T11:34:02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5263" calcext:value-type="float">
            <text:p>40.005263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2018-07-27T11:34:04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5291" calcext:value-type="float">
            <text:p>40.005291</text:p>
          </table:table-cell>
          <table:table-cell office:value-type="float" office:value="-79.587625" calcext:value-type="float">
            <text:p>-79.587625</text:p>
          </table:table-cell>
          <table:table-cell office:value-type="float" office:value="290.3" calcext:value-type="float">
            <text:p>290.3</text:p>
          </table:table-cell>
          <table:table-cell office:value-type="string" calcext:value-type="string">
            <text:p>2018-07-27T11:34:06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5323" calcext:value-type="float">
            <text:p>40.005323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90.4" calcext:value-type="float">
            <text:p>290.4</text:p>
          </table:table-cell>
          <table:table-cell office:value-type="string" calcext:value-type="string">
            <text:p>2018-07-27T11:34:08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5355" calcext:value-type="float">
            <text:p>40.005355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1:34:10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5381" calcext:value-type="float">
            <text:p>40.005381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1:34:12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5412" calcext:value-type="float">
            <text:p>40.005412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1:34:14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5441" calcext:value-type="float">
            <text:p>40.005441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1:34:16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5469" calcext:value-type="float">
            <text:p>40.005469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1:34:18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5497" calcext:value-type="float">
            <text:p>40.005497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1:34:20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5532" calcext:value-type="float">
            <text:p>40.005532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1:34:23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5564" calcext:value-type="float">
            <text:p>40.005564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018-07-27T11:34:26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5593" calcext:value-type="float">
            <text:p>40.005593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018-07-27T11:34:28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563" calcext:value-type="float">
            <text:p>40.00563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1.1" calcext:value-type="float">
            <text:p>291.1</text:p>
          </table:table-cell>
          <table:table-cell office:value-type="string" calcext:value-type="string">
            <text:p>2018-07-27T11:34:31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566" calcext:value-type="float">
            <text:p>40.00566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91.1" calcext:value-type="float">
            <text:p>291.1</text:p>
          </table:table-cell>
          <table:table-cell office:value-type="string" calcext:value-type="string">
            <text:p>2018-07-27T11:34:33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5689" calcext:value-type="float">
            <text:p>40.005689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91.2" calcext:value-type="float">
            <text:p>291.2</text:p>
          </table:table-cell>
          <table:table-cell office:value-type="string" calcext:value-type="string">
            <text:p>2018-07-27T11:34:35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5718" calcext:value-type="float">
            <text:p>40.005718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1.2" calcext:value-type="float">
            <text:p>291.2</text:p>
          </table:table-cell>
          <table:table-cell office:value-type="string" calcext:value-type="string">
            <text:p>2018-07-27T11:34:37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5756" calcext:value-type="float">
            <text:p>40.005756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1.3" calcext:value-type="float">
            <text:p>291.3</text:p>
          </table:table-cell>
          <table:table-cell office:value-type="string" calcext:value-type="string">
            <text:p>2018-07-27T11:34:40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5793" calcext:value-type="float">
            <text:p>40.005793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91.3" calcext:value-type="float">
            <text:p>291.3</text:p>
          </table:table-cell>
          <table:table-cell office:value-type="string" calcext:value-type="string">
            <text:p>2018-07-27T11:34:43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5833" calcext:value-type="float">
            <text:p>40.005833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1.3" calcext:value-type="float">
            <text:p>291.3</text:p>
          </table:table-cell>
          <table:table-cell office:value-type="string" calcext:value-type="string">
            <text:p>2018-07-27T11:34:46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587" calcext:value-type="float">
            <text:p>40.00587</text:p>
          </table:table-cell>
          <table:table-cell office:value-type="float" office:value="-79.587675" calcext:value-type="float">
            <text:p>-79.587675</text:p>
          </table:table-cell>
          <table:table-cell office:value-type="float" office:value="291.3" calcext:value-type="float">
            <text:p>291.3</text:p>
          </table:table-cell>
          <table:table-cell office:value-type="string" calcext:value-type="string">
            <text:p>2018-07-27T11:34:49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5911" calcext:value-type="float">
            <text:p>40.005911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2018-07-27T11:34:52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595" calcext:value-type="float">
            <text:p>40.00595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2018-07-27T11:34:55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5977" calcext:value-type="float">
            <text:p>40.005977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2018-07-27T11:34:57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6004" calcext:value-type="float">
            <text:p>40.006004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2018-07-27T11:34:59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6034" calcext:value-type="float">
            <text:p>40.006034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1.5" calcext:value-type="float">
            <text:p>291.5</text:p>
          </table:table-cell>
          <table:table-cell office:value-type="string" calcext:value-type="string">
            <text:p>2018-07-27T11:35:01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6062" calcext:value-type="float">
            <text:p>40.006062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1.5" calcext:value-type="float">
            <text:p>291.5</text:p>
          </table:table-cell>
          <table:table-cell office:value-type="string" calcext:value-type="string">
            <text:p>2018-07-27T11:35:03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6092" calcext:value-type="float">
            <text:p>40.006092</text:p>
          </table:table-cell>
          <table:table-cell office:value-type="float" office:value="-79.587693" calcext:value-type="float">
            <text:p>-79.587693</text:p>
          </table:table-cell>
          <table:table-cell office:value-type="float" office:value="291.5" calcext:value-type="float">
            <text:p>291.5</text:p>
          </table:table-cell>
          <table:table-cell office:value-type="string" calcext:value-type="string">
            <text:p>2018-07-27T11:35:05Z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0.006123" calcext:value-type="float">
            <text:p>40.006123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1.5" calcext:value-type="float">
            <text:p>291.5</text:p>
          </table:table-cell>
          <table:table-cell office:value-type="string" calcext:value-type="string">
            <text:p>2018-07-27T11:35:08Z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40.006165" calcext:value-type="float">
            <text:p>40.006165</text:p>
          </table:table-cell>
          <table:table-cell office:value-type="float" office:value="-79.587693" calcext:value-type="float">
            <text:p>-79.587693</text:p>
          </table:table-cell>
          <table:table-cell office:value-type="float" office:value="291.5" calcext:value-type="float">
            <text:p>291.5</text:p>
          </table:table-cell>
          <table:table-cell office:value-type="string" calcext:value-type="string">
            <text:p>2018-07-27T11:35:11Z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40.006194" calcext:value-type="float">
            <text:p>40.006194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18-07-27T11:35:13Z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.006228" calcext:value-type="float">
            <text:p>40.006228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18-07-27T11:35:16Z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0.006267" calcext:value-type="float">
            <text:p>40.006267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18-07-27T11:35:20Z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0.0063" calcext:value-type="float">
            <text:p>40.0063</text:p>
          </table:table-cell>
          <table:table-cell office:value-type="float" office:value="-79.587684" calcext:value-type="float">
            <text:p>-79.587684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18-07-27T11:35:22Z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.006327" calcext:value-type="float">
            <text:p>40.006327</text:p>
          </table:table-cell>
          <table:table-cell office:value-type="float" office:value="-79.587681" calcext:value-type="float">
            <text:p>-79.587681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2018-07-27T11:35:24Z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.006357" calcext:value-type="float">
            <text:p>40.006357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2018-07-27T11:35:26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6391" calcext:value-type="float">
            <text:p>40.006391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2018-07-27T11:35:28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.006425" calcext:value-type="float">
            <text:p>40.006425</text:p>
          </table:table-cell>
          <table:table-cell office:value-type="float" office:value="-79.587687" calcext:value-type="float">
            <text:p>-79.587687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2018-07-27T11:35:31Z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40.006454" calcext:value-type="float">
            <text:p>40.006454</text:p>
          </table:table-cell>
          <table:table-cell office:value-type="float" office:value="-79.587692" calcext:value-type="float">
            <text:p>-79.587692</text:p>
          </table:table-cell>
          <table:table-cell office:value-type="float" office:value="291.8" calcext:value-type="float">
            <text:p>291.8</text:p>
          </table:table-cell>
          <table:table-cell office:value-type="string" calcext:value-type="string">
            <text:p>2018-07-27T11:35:34Z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.006493" calcext:value-type="float">
            <text:p>40.006493</text:p>
          </table:table-cell>
          <table:table-cell office:value-type="float" office:value="-79.587692" calcext:value-type="float">
            <text:p>-79.587692</text:p>
          </table:table-cell>
          <table:table-cell office:value-type="float" office:value="291.8" calcext:value-type="float">
            <text:p>291.8</text:p>
          </table:table-cell>
          <table:table-cell office:value-type="string" calcext:value-type="string">
            <text:p>2018-07-27T11:35:37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6525" calcext:value-type="float">
            <text:p>40.006525</text:p>
          </table:table-cell>
          <table:table-cell office:value-type="float" office:value="-79.587698" calcext:value-type="float">
            <text:p>-79.587698</text:p>
          </table:table-cell>
          <table:table-cell office:value-type="float" office:value="291.8" calcext:value-type="float">
            <text:p>291.8</text:p>
          </table:table-cell>
          <table:table-cell office:value-type="string" calcext:value-type="string">
            <text:p>2018-07-27T11:35:39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6558" calcext:value-type="float">
            <text:p>40.006558</text:p>
          </table:table-cell>
          <table:table-cell office:value-type="float" office:value="-79.58771" calcext:value-type="float">
            <text:p>-79.58771</text:p>
          </table:table-cell>
          <table:table-cell office:value-type="float" office:value="291.9" calcext:value-type="float">
            <text:p>291.9</text:p>
          </table:table-cell>
          <table:table-cell office:value-type="string" calcext:value-type="string">
            <text:p>2018-07-27T11:35:43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583" calcext:value-type="float">
            <text:p>40.006583</text:p>
          </table:table-cell>
          <table:table-cell office:value-type="float" office:value="-79.587738" calcext:value-type="float">
            <text:p>-79.587738</text:p>
          </table:table-cell>
          <table:table-cell office:value-type="float" office:value="291.9" calcext:value-type="float">
            <text:p>291.9</text:p>
          </table:table-cell>
          <table:table-cell office:value-type="string" calcext:value-type="string">
            <text:p>2018-07-27T11:35:46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598" calcext:value-type="float">
            <text:p>40.006598</text:p>
          </table:table-cell>
          <table:table-cell office:value-type="float" office:value="-79.587774" calcext:value-type="float">
            <text:p>-79.587774</text:p>
          </table:table-cell>
          <table:table-cell office:value-type="float" office:value="291.9" calcext:value-type="float">
            <text:p>291.9</text:p>
          </table:table-cell>
          <table:table-cell office:value-type="string" calcext:value-type="string">
            <text:p>2018-07-27T11:35:48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621" calcext:value-type="float">
            <text:p>40.006621</text:p>
          </table:table-cell>
          <table:table-cell office:value-type="float" office:value="-79.587802" calcext:value-type="float">
            <text:p>-79.58780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5:50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656" calcext:value-type="float">
            <text:p>40.006656</text:p>
          </table:table-cell>
          <table:table-cell office:value-type="float" office:value="-79.587815" calcext:value-type="float">
            <text:p>-79.58781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5:54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69" calcext:value-type="float">
            <text:p>40.00669</text:p>
          </table:table-cell>
          <table:table-cell office:value-type="float" office:value="-79.587833" calcext:value-type="float">
            <text:p>-79.58783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5:57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04" calcext:value-type="float">
            <text:p>40.006704</text:p>
          </table:table-cell>
          <table:table-cell office:value-type="float" office:value="-79.587873" calcext:value-type="float">
            <text:p>-79.58787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00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16" calcext:value-type="float">
            <text:p>40.006716</text:p>
          </table:table-cell>
          <table:table-cell office:value-type="float" office:value="-79.587921" calcext:value-type="float">
            <text:p>-79.58792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02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22" calcext:value-type="float">
            <text:p>40.006722</text:p>
          </table:table-cell>
          <table:table-cell office:value-type="float" office:value="-79.587967" calcext:value-type="float">
            <text:p>-79.58796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04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24" calcext:value-type="float">
            <text:p>40.006724</text:p>
          </table:table-cell>
          <table:table-cell office:value-type="float" office:value="-79.588005" calcext:value-type="float">
            <text:p>-79.58800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07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28" calcext:value-type="float">
            <text:p>40.006728</text:p>
          </table:table-cell>
          <table:table-cell office:value-type="float" office:value="-79.588048" calcext:value-type="float">
            <text:p>-79.58804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10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3" calcext:value-type="float">
            <text:p>40.00673</text:p>
          </table:table-cell>
          <table:table-cell office:value-type="float" office:value="-79.588084" calcext:value-type="float">
            <text:p>-79.58808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13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23" calcext:value-type="float">
            <text:p>40.006723</text:p>
          </table:table-cell>
          <table:table-cell office:value-type="float" office:value="-79.58813" calcext:value-type="float">
            <text:p>-79.5881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16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6716" calcext:value-type="float">
            <text:p>40.006716</text:p>
          </table:table-cell>
          <table:table-cell office:value-type="float" office:value="-79.588168" calcext:value-type="float">
            <text:p>-79.58816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18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705" calcext:value-type="float">
            <text:p>40.006705</text:p>
          </table:table-cell>
          <table:table-cell office:value-type="float" office:value="-79.5882" calcext:value-type="float">
            <text:p>-79.588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22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6703" calcext:value-type="float">
            <text:p>40.006703</text:p>
          </table:table-cell>
          <table:table-cell office:value-type="float" office:value="-79.588237" calcext:value-type="float">
            <text:p>-79.58823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24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6707" calcext:value-type="float">
            <text:p>40.006707</text:p>
          </table:table-cell>
          <table:table-cell office:value-type="float" office:value="-79.588278" calcext:value-type="float">
            <text:p>-79.58827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18-07-27T11:36:26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708" calcext:value-type="float">
            <text:p>40.006708</text:p>
          </table:table-cell>
          <table:table-cell office:value-type="float" office:value="-79.588321" calcext:value-type="float">
            <text:p>-79.588321</text:p>
          </table:table-cell>
          <table:table-cell office:value-type="float" office:value="291.9" calcext:value-type="float">
            <text:p>291.9</text:p>
          </table:table-cell>
          <table:table-cell office:value-type="string" calcext:value-type="string">
            <text:p>2018-07-27T11:36:28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703" calcext:value-type="float">
            <text:p>40.006703</text:p>
          </table:table-cell>
          <table:table-cell office:value-type="float" office:value="-79.588371" calcext:value-type="float">
            <text:p>-79.588371</text:p>
          </table:table-cell>
          <table:table-cell office:value-type="float" office:value="291.9" calcext:value-type="float">
            <text:p>291.9</text:p>
          </table:table-cell>
          <table:table-cell office:value-type="string" calcext:value-type="string">
            <text:p>2018-07-27T11:36:30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702" calcext:value-type="float">
            <text:p>40.006702</text:p>
          </table:table-cell>
          <table:table-cell office:value-type="float" office:value="-79.588414" calcext:value-type="float">
            <text:p>-79.588414</text:p>
          </table:table-cell>
          <table:table-cell office:value-type="float" office:value="291.8" calcext:value-type="float">
            <text:p>291.8</text:p>
          </table:table-cell>
          <table:table-cell office:value-type="string" calcext:value-type="string">
            <text:p>2018-07-27T11:36:32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698" calcext:value-type="float">
            <text:p>40.006698</text:p>
          </table:table-cell>
          <table:table-cell office:value-type="float" office:value="-79.588462" calcext:value-type="float">
            <text:p>-79.588462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2018-07-27T11:36:38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701" calcext:value-type="float">
            <text:p>40.006701</text:p>
          </table:table-cell>
          <table:table-cell office:value-type="float" office:value="-79.588518" calcext:value-type="float">
            <text:p>-79.588518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18-07-27T11:36:40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699" calcext:value-type="float">
            <text:p>40.006699</text:p>
          </table:table-cell>
          <table:table-cell office:value-type="float" office:value="-79.588574" calcext:value-type="float">
            <text:p>-79.588574</text:p>
          </table:table-cell>
          <table:table-cell office:value-type="float" office:value="291.5" calcext:value-type="float">
            <text:p>291.5</text:p>
          </table:table-cell>
          <table:table-cell office:value-type="string" calcext:value-type="string">
            <text:p>2018-07-27T11:36:42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671" calcext:value-type="float">
            <text:p>40.00671</text:p>
          </table:table-cell>
          <table:table-cell office:value-type="float" office:value="-79.588611" calcext:value-type="float">
            <text:p>-79.588611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2018-07-27T11:36:44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6711" calcext:value-type="float">
            <text:p>40.006711</text:p>
          </table:table-cell>
          <table:table-cell office:value-type="float" office:value="-79.58867" calcext:value-type="float">
            <text:p>-79.58867</text:p>
          </table:table-cell>
          <table:table-cell office:value-type="float" office:value="291.3" calcext:value-type="float">
            <text:p>291.3</text:p>
          </table:table-cell>
          <table:table-cell office:value-type="string" calcext:value-type="string">
            <text:p>2018-07-27T11:36:47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6718" calcext:value-type="float">
            <text:p>40.006718</text:p>
          </table:table-cell>
          <table:table-cell office:value-type="float" office:value="-79.588711" calcext:value-type="float">
            <text:p>-79.588711</text:p>
          </table:table-cell>
          <table:table-cell office:value-type="float" office:value="291.2" calcext:value-type="float">
            <text:p>291.2</text:p>
          </table:table-cell>
          <table:table-cell office:value-type="string" calcext:value-type="string">
            <text:p>2018-07-27T11:36:49Z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40.006751" calcext:value-type="float">
            <text:p>40.006751</text:p>
          </table:table-cell>
          <table:table-cell office:value-type="float" office:value="-79.588733" calcext:value-type="float">
            <text:p>-79.588733</text:p>
          </table:table-cell>
          <table:table-cell office:value-type="float" office:value="290.9" calcext:value-type="float">
            <text:p>290.9</text:p>
          </table:table-cell>
          <table:table-cell office:value-type="string" calcext:value-type="string">
            <text:p>2018-07-27T11:36:53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6787" calcext:value-type="float">
            <text:p>40.006787</text:p>
          </table:table-cell>
          <table:table-cell office:value-type="float" office:value="-79.588732" calcext:value-type="float">
            <text:p>-79.588732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1:36:55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6815" calcext:value-type="float">
            <text:p>40.006815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1:36:58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683" calcext:value-type="float">
            <text:p>40.00683</text:p>
          </table:table-cell>
          <table:table-cell office:value-type="float" office:value="-79.588767" calcext:value-type="float">
            <text:p>-79.588767</text:p>
          </table:table-cell>
          <table:table-cell office:value-type="float" office:value="290.8" calcext:value-type="float">
            <text:p>290.8</text:p>
          </table:table-cell>
          <table:table-cell office:value-type="string" calcext:value-type="string">
            <text:p>2018-07-27T11:37:00Z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.006841" calcext:value-type="float">
            <text:p>40.006841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1:37:02Z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.006856" calcext:value-type="float">
            <text:p>40.006856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1:37:05Z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40.006888" calcext:value-type="float">
            <text:p>40.006888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2018-07-27T11:37:08Z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0.006915" calcext:value-type="float">
            <text:p>40.006915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1:37:11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949" calcext:value-type="float">
            <text:p>40.006949</text:p>
          </table:table-cell>
          <table:table-cell office:value-type="float" office:value="-79.588864" calcext:value-type="float">
            <text:p>-79.588864</text:p>
          </table:table-cell>
          <table:table-cell office:value-type="float" office:value="290.6" calcext:value-type="float">
            <text:p>290.6</text:p>
          </table:table-cell>
          <table:table-cell office:value-type="string" calcext:value-type="string">
            <text:p>2018-07-27T11:37:14Z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.006989" calcext:value-type="float">
            <text:p>40.006989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2018-07-27T11:37:17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7024" calcext:value-type="float">
            <text:p>40.007024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90.5" calcext:value-type="float">
            <text:p>290.5</text:p>
          </table:table-cell>
          <table:table-cell office:value-type="string" calcext:value-type="string">
            <text:p>2018-07-27T11:37:19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7052" calcext:value-type="float">
            <text:p>40.007052</text:p>
          </table:table-cell>
          <table:table-cell office:value-type="float" office:value="-79.588855" calcext:value-type="float">
            <text:p>-79.588855</text:p>
          </table:table-cell>
          <table:table-cell office:value-type="float" office:value="290.4" calcext:value-type="float">
            <text:p>290.4</text:p>
          </table:table-cell>
          <table:table-cell office:value-type="string" calcext:value-type="string">
            <text:p>2018-07-27T11:37:22Z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0.007087" calcext:value-type="float">
            <text:p>40.007087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90.4" calcext:value-type="float">
            <text:p>290.4</text:p>
          </table:table-cell>
          <table:table-cell office:value-type="string" calcext:value-type="string">
            <text:p>2018-07-27T11:37:25Z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0.007092" calcext:value-type="float">
            <text:p>40.007092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90.3" calcext:value-type="float">
            <text:p>290.3</text:p>
          </table:table-cell>
          <table:table-cell office:value-type="string" calcext:value-type="string">
            <text:p>2018-07-27T11:37:28Z</text:p>
          </table:table-cell>
          <table:table-cell office:value-type="float" office:value="96" calcext:value-type="float">
            <text:p>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0:24:33.731000000</dc:date>
    <meta:editing-duration>PT4M27S</meta:editing-duration>
    <meta:editing-cycles>2</meta:editing-cycles>
    <meta:generator>LibreOffice/5.4.5.1$Windows_X86_64 LibreOffice_project/79c9829dd5d8054ec39a82dc51cd9eff340dbee8</meta:generator>
    <meta:document-statistic meta:table-count="1" meta:cell-count="79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272cm" svg:height="17.851cm" xlink:href=".." xlink:type="simple" chart:class="chart:line" chart:style-name="ch1">
        <chart:legend chart:legend-position="end" svg:x="22.108cm" svg:y="8.626cm" style:legend-expansion="high" chart:style-name="ch2"/>
        <chart:plot-area chart:style-name="ch3" table:cell-range-address="pyStravaCrunch.D1:pyStravaCrunch.E1583" chart:data-source-has-labels="both" svg:x="0.485cm" svg:y="0.357cm" svg:width="21.138cm" svg:height="17.137cm">
          <chartooo:coordinate-region svg:x="3.022cm" svg:y="0.357cm" svg:width="18.601cm" svg:height="13.976cm"/>
          <chart:axis chart:dimension="x" chart:name="primary-x" chart:style-name="ch4" chartooo:axis-type="auto">
            <chartooo:date-scale/>
            <chart:categories table:cell-range-address="pyStravaCrunch.D2:pyStravaCrunch.D15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StravaCrunch.E2:pyStravaCrunch.E1583" chart:label-cell-address="pyStravaCrunch.E1:pyStravaCrunch.E1" chart:class="chart:line">
            <chart:data-point chart:repeated="15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</text:p>
                <draw:g>
                  <svg:desc>pyStravaCrunch.E1:pyStravaCrunc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7T10:40:00Z</text:p>
                <draw:g>
                  <svg:desc>pyStravaCrunch.D2:pyStravaCrunch.D1583</svg:desc>
                </draw:g>
              </table:table-cell>
              <table:table-cell office:value-type="float" office:value="67">
                <text:p>67</text:p>
                <draw:g>
                  <svg:desc>pyStravaCrunch.E2:pyStravaCrunch.E1583</svg:desc>
                </draw:g>
              </table:table-cell>
            </table:table-row>
            <table:table-row>
              <table:table-cell office:value-type="string">
                <text:p>2018-07-27T10:40:0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0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0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2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4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4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52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5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5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0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2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2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25Z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8-07-27T10:41:28Z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8-07-27T10:41:31Z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8-07-27T10:41:34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36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38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41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44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4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4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51Z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8-07-27T10:41:54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7T10:41:57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7T10:42:0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7T10:42:03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7T10:42:07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0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5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7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0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5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7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7T10:42:2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7T10:42:3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2:3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2:3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2:4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2:4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2:4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2:4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2:5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2:53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2:5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2:5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2:5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7T10:43:02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04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06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09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12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7T10:43:14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7T10:43:1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1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2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3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3:2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3:2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3:3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3:3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3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3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3:3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3:4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3:4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4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3:4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5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3:5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3:5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3:5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0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0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4:0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4:0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1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4:1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4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1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32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3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4:4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4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4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4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4:5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4:5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4:5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5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5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5:0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5:04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5:06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0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1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45:1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1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1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2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2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2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5:28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45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3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5:3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5:37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5:4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5:4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45:45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45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45:5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45:5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0:45:5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45:5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46:0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46:0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46:0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6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6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6:1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6:16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1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3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6:3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3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3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6:4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46:4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6:4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6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6:5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6:53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6:5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6:5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0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0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0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0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1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1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1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1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7:2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7:2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2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3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3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7:3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7:38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7:4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7:4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7:4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7:4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7:5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7:5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7:5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7:5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7:5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0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0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0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0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1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1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1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19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2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2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2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2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3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3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8:3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3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6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9:1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1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1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1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9:30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9:3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9:34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9:3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9:3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9:4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9:4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9:4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9:4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9:4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9:5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9:5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9:5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9:5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0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0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0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0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1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1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1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1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2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0:2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2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2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0:3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3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3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4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4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4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4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0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0:5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0:5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0:57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0:5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1:01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1:0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1:0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1:0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1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15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1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1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3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3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3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1:3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1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1:4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1:4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1:4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1:5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1:5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1:5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1:5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1:5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0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0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0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2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52:1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2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2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2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2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3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3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3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3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3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4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4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5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5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5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5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0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0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3:0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10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53:1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3:1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3:1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3:1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53:2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2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2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3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3:3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3:3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3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3:3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3:4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3:4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4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4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48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5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54:0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4:0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4:0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4:0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4:1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54:1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4:1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1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2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3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3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3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3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3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4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4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4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5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5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5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4:5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4:5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5:0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5:0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5:0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5:0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0:55:0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0:55:0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0:55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1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5:1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5:1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5:16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5:17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5:1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5:1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0:55:2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5:2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5:2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5:2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5:2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5:3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5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5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5:3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5:39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5:4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43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4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49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5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5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5:5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0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0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0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0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1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1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16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1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2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6:2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6:2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6:2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0:56:2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6:2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6:3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6:3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6:3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6:3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6:3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6:3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6:3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6:4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6:4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0:56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0:56:4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0:56:5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0:56:5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6:5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6:5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7:0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0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2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2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2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3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3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3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3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3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4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7:4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7:4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4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4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5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5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7:5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7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8:0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8:0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8:0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8:0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8:0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8:1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8:1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8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8:1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8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8:2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8:2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8:29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0:58:31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0:58:3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8:3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8:3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0:58:39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8:4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8:4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8:4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8:4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0:58:4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8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8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8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8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8:5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8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8:5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8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8:5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9:0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0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0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0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1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9:1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9:1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9:1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9:1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9:2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9:2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2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2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2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3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4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9:4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9:4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9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9:4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9:5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9:5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5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5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5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5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0:59:5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0:59:5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0:0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0:01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0:02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0:0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0:0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0:06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0:08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00:10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0:11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0:12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0:14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0:16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0:18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0:2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0:2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0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0:2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0:2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0:3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0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0:3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0:3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0:3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0:4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0:4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0:5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00:5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00:55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00:5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00:5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01:0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01:0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01:0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01:0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01:09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01:1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01:1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01:1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01:2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01:2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01:2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01:2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01:2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01:2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1:3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1:3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1:3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1:3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1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1:3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1:3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1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1:41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1:4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1:4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1:4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1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1:4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1:4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1:48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1:5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1:52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1:55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1:5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2:0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0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0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1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1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1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1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0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2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8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4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4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4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2:4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2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2:5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2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2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3:0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3:0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3:0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3:0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3:0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3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3:1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1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1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1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1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2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22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7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3:2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3:3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3:3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3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3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3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4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5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53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5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5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4:00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4:0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4:0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4:0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1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4:1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1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4:1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4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4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2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4:2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4:3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4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3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3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3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4:37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4:3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4:4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4:4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4:4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4:4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4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5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5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4:5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5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5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5:0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5:0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0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0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5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5:1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1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2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5:2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5:2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5:2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5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5:2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5:2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5:2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5:3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5:3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5:3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5:3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5:4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4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4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5:4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5:4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5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5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5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5:5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5:5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6:0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6:0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6:0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6:0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6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6:1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6:1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6:1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6:1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6:1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6:1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6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6:2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6:21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6:2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6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6:2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6:2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6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6:3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6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6:3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6:4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5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7:0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09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1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2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2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2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2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3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4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4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5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7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7:5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8:0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8:0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8:0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8:06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8:08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8:1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8:12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08:14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16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18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20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22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24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6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7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8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9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31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32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08:33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08:34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08:35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08:36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08:37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08:38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08:40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2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4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6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8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08:50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08:52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08:54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56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08:5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9:0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9:0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9:0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9:0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9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9:1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9:1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9:1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9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9:1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9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9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9:2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9:2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9:2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9:3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9:3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9:3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9:3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9:4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9:4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9:4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9:5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09:5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09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09:5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9:5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0:0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0:0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0:0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0:0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0:0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0:1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0:1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0:1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0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0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0:2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0:2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0:2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0:2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0:2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2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3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3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3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3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0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0:4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0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4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4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4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5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5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5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0:5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0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0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1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0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0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1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1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1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1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1:2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1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1:27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1:2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1:2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1:3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1:3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1:3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1:3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1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4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4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5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5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2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2:0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2:0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2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2:1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2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2:1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2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1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1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2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2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2:2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2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2:2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2:2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2:2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2:3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2:3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2:3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2:3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2:4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2:4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2:4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2:4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3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3:0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3:0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3:0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3:0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3:1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3:1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3:1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3:1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3:1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3:1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3:1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21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3:2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3:24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3:25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13:27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13:30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13:32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13:35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3:3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3:4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13:4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4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4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5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5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5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0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4:0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4:0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4:0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1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4:1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1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4:2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3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3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4:3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35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3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14:3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4:4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4:42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4:44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4:47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4:4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4:5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5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4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4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5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5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5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5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5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5:2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5:2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2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2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5:31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5:3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5:37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5:4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4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4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4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15:4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15:5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5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5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5:5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15:5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15:5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6:0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6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6:0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0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0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1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1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6:1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6:1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1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1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1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6:2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6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6:2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6:2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3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6:3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3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3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3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4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4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6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6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6:5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6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6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6:5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6:5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7:0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7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7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7:0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7:0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7:1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7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7:1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1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1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2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7:2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7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7:2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7:2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7:3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7:3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7:3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7:3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7:3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4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7:4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7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7:5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7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7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7:5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8:0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8:0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8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8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8:1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8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8:1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8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8:1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8:1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8:2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8:2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8:2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8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8:2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8:28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18:3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8:32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18:34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18:36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18:38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18:41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3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5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7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9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18:51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18:53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18:56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9:0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9:0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0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1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15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1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1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2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2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2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3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3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9:3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9:3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9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9:4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9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9:4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9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9:5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9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9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9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0:0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0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0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0:1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0:1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0:1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0:1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0:1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0:1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0:2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0:2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0:2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0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0:2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3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3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0:3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4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0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0:4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0:4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0:4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0:5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0:5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5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5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1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1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1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1:0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1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1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1:1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1:1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1:2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1:2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1:2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1:2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1:2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1:3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1:3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1:3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1:38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1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1:4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1:4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1:4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1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1:4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1:4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1:51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1:5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1:5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1:5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1:5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1:5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1:5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0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03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0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2:07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2:0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09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11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2:13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22:15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2:1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20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2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2:2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2:27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2:2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3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3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3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3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3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2:4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2:4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2:4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2:4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2:5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2:5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2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2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2:5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3:0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3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3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3:0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3:1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3:2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3:2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3:2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3:2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4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3:4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4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4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6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4:0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4:0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4:0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4:0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4:0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4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4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4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4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4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4:1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4:1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4:2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4:2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4:2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4:2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4:2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4:25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4:26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4:27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24:28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24:30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24:32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24:34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24:36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24:38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24:40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24:42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24:44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24:47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24:50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4:5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4:5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4:58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2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5:1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5:1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5:1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17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1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5:2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5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5:2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5:3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5:3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5:3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5:3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5:3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5:4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4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4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4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5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5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5:5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5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0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0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0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0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2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6:2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6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6:2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6:2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6:3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3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3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3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6:36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6:39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6:4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6:4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6:4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4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4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6:5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6:5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6:5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6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7:0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7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7:0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7:0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7:1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7:1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7:1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7:2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7:2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7:2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7:2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7:3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7:3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7:3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7:3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7:3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5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7:5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7:5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8:0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8:0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8:0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8:0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8:1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8:1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8:1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8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8:1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8:2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8:2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8:2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8:2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8:28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8:3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8:3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8:34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8:36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8:3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8:4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8:4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8:4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8:4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4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5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5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5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8:5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8:5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9:0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9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9:0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9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9:0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9:1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9:1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9:1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9:1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9:1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9:2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9:2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9:3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9:3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9:3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9:3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29:4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29:4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4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49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5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5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29:5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1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5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1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0:1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0:1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0:18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0:2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0:2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2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0:2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0:3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0:3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3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3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0:4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0:4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0:4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5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0:5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0:5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0:59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0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0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0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1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1:1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1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1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2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2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2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31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3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3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3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1:4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1:4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1:4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1:5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0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0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06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1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1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1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1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2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2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2:2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2:2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2:3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2:3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2:3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2:3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4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44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46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1:32:4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1:32:5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5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5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0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0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0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0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0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1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1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1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1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1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2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2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2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2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4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45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3:4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3:5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3:5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3:5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3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3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4:0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0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0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4:0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4:1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1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1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4:1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4:1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2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2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2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4:2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4:3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3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35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4:3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4:4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4:4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4:46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4:49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4:52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4:5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34:5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34:5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35:01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35:0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35:0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35:0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35:1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35:13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35:1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35:20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5:2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5:2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5:2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5:2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5:3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5:3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5:37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5:3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5:4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5:4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5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5:5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5:5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5:5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2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2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2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2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3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3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3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4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4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4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4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6:4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6:5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6:5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6:5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7:0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7:0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7:0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7:0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7:1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7:1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7:1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7:19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7:2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7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7:28Z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